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Pictures/2000000700000FB5000000C94FDA4EAC.wmf"/>
  <manifest:file-entry manifest:media-type="" manifest:full-path="Pictures/20000007000025F9000000C9F0140E06.wmf"/>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3.5972in" fo:margin-left="0in" table:align="left" style:writing-mode="lr-tb"/>
    </style:style>
    <style:style style:name="Table1.A" style:family="table-column">
      <style:table-column-properties style:column-width="0.7493in"/>
    </style:style>
    <style:style style:name="Table1.B" style:family="table-column">
      <style:table-column-properties style:column-width="2.8479in"/>
    </style:style>
    <style:style style:name="Table1.1" style:family="table-row">
      <style:table-row-properties style:min-row-height="0.2847in" style:keep-together="true" fo:keep-together="auto"/>
    </style:style>
    <style:style style:name="Table1.A1" style:family="table-cell">
      <style:table-cell-properties style:vertical-align="middle" style:border-line-width-bottom="0.0007in 0.0139in 0.0007in" fo:padding="0in" fo:border-left="0.0069in solid #00000a" fo:border-right="0.0069in solid #00000a" fo:border-top="0.0069in solid #00000a" fo:border-bottom="0.0153in double #00000a"/>
    </style:style>
    <style:style style:name="Table1.B1" style:family="table-cell">
      <style:table-cell-properties style:vertical-align="middle" style:border-line-width-bottom="0.0007in 0.0139in 0.0007in" fo:padding="0in" fo:border-left="none" fo:border-right="0.0069in solid #00000a" fo:border-top="0.0069in solid #00000a" fo:border-bottom="0.0153in double #00000a"/>
    </style:style>
    <style:style style:name="Table1.A2" style:family="table-cell">
      <style:table-cell-properties fo:padding="0in" fo:border-left="0.0069in solid #00000a" fo:border-right="0.0069in solid #00000a" fo:border-top="none" fo:border-bottom="0.0069in solid #00000a"/>
    </style:style>
    <style:style style:name="Table1.B2" style:family="table-cell">
      <style:table-cell-properties fo:padding="0in" fo:border-left="none" fo:border-right="0.0069in solid #00000a" fo:border-top="none" fo:border-bottom="0.0069in solid #00000a"/>
    </style:style>
    <style:style style:name="Table2" style:family="table">
      <style:table-properties style:width="4.9167in" fo:margin-left="0in" table:align="left" style:writing-mode="lr-tb"/>
    </style:style>
    <style:style style:name="Table2.A" style:family="table-column">
      <style:table-column-properties style:column-width="1.416in"/>
    </style:style>
    <style:style style:name="Table2.B" style:family="table-column">
      <style:table-column-properties style:column-width="3.5007in"/>
    </style:style>
    <style:style style:name="Table2.1" style:family="table-row">
      <style:table-row-properties style:min-row-height="0.625in" style:keep-together="true" fo:keep-together="auto"/>
    </style:style>
    <style:style style:name="Table2.A1" style:family="table-cell">
      <style:table-cell-properties style:vertical-align="middle" style:border-line-width-bottom="0.0007in 0.0139in 0.0007in" fo:padding="0in" fo:border-left="0.0069in solid #00000a" fo:border-right="0.0069in solid #00000a" fo:border-top="0.0069in solid #00000a" fo:border-bottom="0.0153in double #00000a"/>
    </style:style>
    <style:style style:name="Table2.B1" style:family="table-cell">
      <style:table-cell-properties style:vertical-align="middle" style:border-line-width-bottom="0.0007in 0.0139in 0.0007in" fo:padding="0in" fo:border-left="none" fo:border-right="0.0069in solid #00000a" fo:border-top="0.0069in solid #00000a" fo:border-bottom="0.0153in double #00000a"/>
    </style:style>
    <style:style style:name="Table2.A2" style:family="table-cell">
      <style:table-cell-properties fo:padding="0in" fo:border-left="0.0069in solid #00000a" fo:border-right="0.0069in solid #00000a" fo:border-top="none" fo:border-bottom="0.0069in solid #00000a"/>
    </style:style>
    <style:style style:name="Table2.B2" style:family="table-cell">
      <style:table-cell-properties fo:padding="0in" fo:border-left="none" fo:border-right="0.0069in solid #00000a" fo:border-top="none" fo:border-bottom="0.0069in solid #00000a"/>
    </style:style>
    <style:style style:name="Table3" style:family="table">
      <style:table-properties style:width="5.7924in" fo:margin-left="0in" table:align="left" style:writing-mode="lr-tb"/>
    </style:style>
    <style:style style:name="Table3.A" style:family="table-column">
      <style:table-column-properties style:column-width="2.4299in"/>
    </style:style>
    <style:style style:name="Table3.B" style:family="table-column">
      <style:table-column-properties style:column-width="1.0972in"/>
    </style:style>
    <style:style style:name="Table3.C" style:family="table-column">
      <style:table-column-properties style:column-width="0.7361in"/>
    </style:style>
    <style:style style:name="Table3.D" style:family="table-column">
      <style:table-column-properties style:column-width="1.5292in"/>
    </style:style>
    <style:style style:name="Table3.1" style:family="table-row">
      <style:table-row-properties style:min-row-height="0.2847in" style:keep-together="true" fo:keep-together="auto"/>
    </style:style>
    <style:style style:name="Table3.A1" style:family="table-cell">
      <style:table-cell-properties style:vertical-align="middle" style:border-line-width-bottom="0.0007in 0.0139in 0.0007in" fo:padding="0in" fo:border-left="0.0069in solid #00000a" fo:border-right="0.0069in solid #00000a" fo:border-top="0.0069in solid #00000a" fo:border-bottom="0.0153in double #00000a"/>
    </style:style>
    <style:style style:name="Table3.B1" style:family="table-cell">
      <style:table-cell-properties style:vertical-align="middle" style:border-line-width-bottom="0.0007in 0.0139in 0.0007in" fo:padding="0in" fo:border-left="none" fo:border-right="0.0069in solid #00000a" fo:border-top="0.0069in solid #00000a" fo:border-bottom="0.0153in double #00000a"/>
    </style:style>
    <style:style style:name="Table3.A2" style:family="table-cell">
      <style:table-cell-properties fo:padding="0in" fo:border-left="0.0069in solid #00000a" fo:border-right="0.0069in solid #00000a" fo:border-top="none" fo:border-bottom="0.0069in solid #00000a"/>
    </style:style>
    <style:style style:name="Table3.B2" style:family="table-cell">
      <style:table-cell-properties fo:padding="0in" fo:border-left="none" fo:border-right="0.0069in solid #00000a" fo:border-top="none" fo:border-bottom="0.0069in solid #00000a"/>
    </style:style>
    <style:style style:name="Table4" style:family="table">
      <style:table-properties style:width="6.35in" fo:margin-left="0in" table:align="left" style:writing-mode="lr-tb"/>
    </style:style>
    <style:style style:name="Table4.A" style:family="table-column">
      <style:table-column-properties style:column-width="0.9993in"/>
    </style:style>
    <style:style style:name="Table4.B" style:family="table-column">
      <style:table-column-properties style:column-width="1.5in"/>
    </style:style>
    <style:style style:name="Table4.C" style:family="table-column">
      <style:table-column-properties style:column-width="1.2993in"/>
    </style:style>
    <style:style style:name="Table4.D" style:family="table-column">
      <style:table-column-properties style:column-width="0.8in"/>
    </style:style>
    <style:style style:name="Table4.E" style:family="table-column">
      <style:table-column-properties style:column-width="1.7514in"/>
    </style:style>
    <style:style style:name="Table4.1" style:family="table-row">
      <style:table-row-properties style:min-row-height="0.2847in" style:keep-together="true" fo:keep-together="auto"/>
    </style:style>
    <style:style style:name="Table4.A1" style:family="table-cell">
      <style:table-cell-properties style:vertical-align="middle" style:border-line-width-bottom="0.0007in 0.0139in 0.0007in" fo:padding="0in" fo:border-left="0.0069in solid #00000a" fo:border-right="0.0069in solid #00000a" fo:border-top="0.0069in solid #00000a" fo:border-bottom="0.0153in double #00000a"/>
    </style:style>
    <style:style style:name="Table4.B1" style:family="table-cell">
      <style:table-cell-properties style:vertical-align="middle" style:border-line-width-bottom="0.0007in 0.0139in 0.0007in" fo:padding="0in" fo:border-left="none" fo:border-right="0.0069in solid #00000a" fo:border-top="0.0069in solid #00000a" fo:border-bottom="0.0153in double #00000a"/>
    </style:style>
    <style:style style:name="Table4.A2" style:family="table-cell">
      <style:table-cell-properties fo:padding="0in" fo:border-left="0.0069in solid #00000a" fo:border-right="0.0069in solid #00000a" fo:border-top="none" fo:border-bottom="0.0069in solid #00000a"/>
    </style:style>
    <style:style style:name="Table4.B2" style:family="table-cell">
      <style:table-cell-properties fo:padding="0in" fo:border-left="none" fo:border-right="0.0069in solid #00000a" fo:border-top="none" fo:border-bottom="0.0069in solid #00000a"/>
    </style:style>
    <style:style style:name="P1" style:family="paragraph" style:parent-style-name="Standard">
      <style:paragraph-properties fo:margin-top="0in" fo:margin-bottom="0in" fo:orphans="2" fo:widows="2"/>
    </style:style>
    <style:style style:name="P2" style:family="paragraph" style:parent-style-name="body">
      <style:paragraph-properties fo:orphans="2" fo:widows="2"/>
    </style:style>
    <style:style style:name="P3" style:family="paragraph" style:parent-style-name="body">
      <style:paragraph-properties fo:orphans="2" fo:widows="2"/>
      <style:text-properties style:font-name="Courier New" style:font-name-complex="Courier New1"/>
    </style:style>
    <style:style style:name="P4" style:family="paragraph" style:parent-style-name="bullet">
      <style:paragraph-properties fo:orphans="2" fo:widows="2"/>
    </style:style>
    <style:style style:name="P5" style:family="paragraph" style:parent-style-name="bullet">
      <style:paragraph-properties fo:margin-top="0in" fo:margin-bottom="0.0693in" fo:orphans="2" fo:widows="2"/>
    </style:style>
    <style:style style:name="P6" style:family="paragraph" style:parent-style-name="bullet">
      <style:paragraph-properties fo:margin-top="0in" fo:margin-bottom="0.0555in" fo:orphans="2" fo:widows="2"/>
      <style:text-properties style:font-name="Courier New" style:font-name-complex="Courier New1"/>
    </style:style>
    <style:style style:name="P7" style:family="paragraph" style:parent-style-name="bullet2-italic">
      <style:paragraph-properties fo:margin-top="0in" fo:margin-bottom="0.0555in" fo:orphans="2" fo:widows="2"/>
    </style:style>
    <style:style style:name="P8" style:family="paragraph" style:parent-style-name="Standard">
      <style:paragraph-properties fo:line-height="0.139in" fo:orphans="2" fo:widows="2"/>
      <style:text-properties fo:font-size="12pt" style:font-size-asian="12pt" style:font-size-complex="12pt"/>
    </style:style>
    <style:style style:name="P9" style:family="paragraph" style:parent-style-name="Standard">
      <style:paragraph-properties fo:line-height="0.0835in" fo:orphans="2" fo:widows="2"/>
      <style:text-properties fo:font-size="12pt" style:font-size-asian="12pt" style:font-size-complex="12pt"/>
    </style:style>
    <style:style style:name="P10" style:family="paragraph" style:parent-style-name="Standard">
      <style:paragraph-properties fo:margin-top="0in" fo:margin-bottom="1in" style:line-height-at-least="0.139in" fo:orphans="2" fo:widows="2"/>
    </style:style>
    <style:style style:name="P11" style:family="paragraph" style:parent-style-name="Standard">
      <style:paragraph-properties fo:margin-top="0.1665in" fo:margin-bottom="0in" style:line-height-at-least="0.139in" fo:orphans="2" fo:widows="2" fo:keep-with-next="always"/>
    </style:style>
    <style:style style:name="P12" style:family="paragraph" style:parent-style-name="body-code">
      <style:paragraph-properties fo:orphans="2" fo:widows="2"/>
    </style:style>
    <style:style style:name="P13" style:family="paragraph" style:parent-style-name="body-code">
      <style:paragraph-properties fo:orphans="2" fo:widows="2"/>
      <style:text-properties style:font-name="Times New Roman" style:font-name-complex="Times New Roman1"/>
    </style:style>
    <style:style style:name="P14" style:family="paragraph" style:parent-style-name="code">
      <style:paragraph-properties fo:orphans="2" fo:widows="2"/>
    </style:style>
    <style:style style:name="P15" style:family="paragraph" style:parent-style-name="code">
      <style:paragraph-properties style:line-height-at-least="0.1736in" fo:orphans="2" fo:widows="2"/>
      <style:text-properties fo:font-size="10.5pt" style:font-size-asian="10.5pt" style:font-size-complex="10.5pt"/>
    </style:style>
    <style:style style:name="P16" style:family="paragraph" style:parent-style-name="code">
      <style:paragraph-properties fo:orphans="2" fo:widows="2"/>
      <style:text-properties fo:font-size="10.5pt" style:font-size-asian="10.5pt" style:font-size-complex="10.5pt"/>
    </style:style>
    <style:style style:name="P17" style:family="paragraph" style:parent-style-name="TableTitle">
      <style:paragraph-properties fo:orphans="2" fo:widows="2"/>
    </style:style>
    <style:style style:name="P18" style:family="paragraph" style:parent-style-name="CellHeading">
      <style:paragraph-properties fo:margin-left="0.0835in" fo:margin-right="0.0835in" fo:margin-top="0.111in" fo:margin-bottom="0.0835in" fo:orphans="2" fo:widows="2" fo:text-indent="0in" style:auto-text-indent="false"/>
    </style:style>
    <style:style style:name="P19" style:family="paragraph" style:parent-style-name="CellBody">
      <style:paragraph-properties fo:margin-left="0.0835in" fo:margin-right="0.0835in" fo:margin-top="0.0835in" fo:margin-bottom="0.0555in" fo:orphans="2" fo:widows="2" fo:text-indent="0in" style:auto-text-indent="false"/>
    </style:style>
    <style:style style:name="P20" style:family="paragraph" style:parent-style-name="CellBody">
      <style:paragraph-properties fo:margin-left="0.0835in" fo:margin-right="0.0835in" fo:margin-top="0.0835in" fo:margin-bottom="0.0555in" fo:orphans="2" fo:widows="2" fo:text-indent="0in" style:auto-text-indent="false"/>
      <style:text-properties style:font-name="Courier New" style:font-name-complex="Courier New1"/>
    </style:style>
    <style:style style:name="P21" style:family="paragraph" style:parent-style-name="CellBody">
      <style:paragraph-properties fo:orphans="2" fo:widows="2"/>
    </style:style>
    <style:style style:name="P22" style:family="paragraph" style:parent-style-name="bullet2">
      <style:paragraph-properties fo:margin-top="0in" fo:margin-bottom="0.0138in" fo:orphans="2" fo:widows="2"/>
    </style:style>
    <style:style style:name="P23" style:family="paragraph" style:parent-style-name="Heading_20_1" style:master-page-name="Standard">
      <style:paragraph-properties fo:margin-top="0in" fo:margin-bottom="0in" fo:orphans="2" fo:widows="2" style:page-number="auto"/>
    </style:style>
    <style:style style:name="P24" style:family="paragraph" style:parent-style-name="Heading_20_2">
      <style:paragraph-properties fo:margin-top="0in" fo:margin-bottom="0.0555in" fo:orphans="2" fo:widows="2"/>
    </style:style>
    <style:style style:name="P25" style:family="paragraph" style:parent-style-name="Heading_20_3">
      <style:paragraph-properties fo:orphans="2" fo:widows="2"/>
    </style:style>
    <style:style style:name="P26" style:family="paragraph" style:parent-style-name="Heading_20_3">
      <style:paragraph-properties fo:margin-top="0.0417in" fo:margin-bottom="0.0693in" fo:orphans="2" fo:widows="2"/>
    </style:style>
    <style:style style:name="P27" style:family="paragraph" style:parent-style-name="Heading_20_3">
      <style:paragraph-properties fo:margin-top="0.0417in" fo:margin-bottom="0.0693in" fo:orphans="2" fo:widows="2">
        <style:tab-stops>
          <style:tab-stop style:position="0.5in" style:type="right"/>
          <style:tab-stop style:position="0.75in"/>
          <style:tab-stop style:position="1.2709in"/>
        </style:tab-stops>
      </style:paragraph-properties>
    </style:style>
    <style:style style:name="P28" style:family="paragraph" style:parent-style-name="Heading_20_3">
      <style:paragraph-properties fo:margin-top="0.028in" fo:margin-bottom="0.0693in" fo:orphans="2" fo:widows="2"/>
    </style:style>
    <style:style style:name="P29" style:family="paragraph" style:parent-style-name="CellBody">
      <style:paragraph-properties fo:margin-left="0.0835in" fo:margin-right="0.0835in" fo:margin-top="0.0835in" fo:margin-bottom="0.0555in" fo:orphans="2" fo:widows="2" fo:text-indent="0in" style:auto-text-indent="false"/>
    </style:style>
    <style:style style:name="P30" style:family="paragraph" style:parent-style-name="sectionheading">
      <style:paragraph-properties fo:orphans="2" fo:widows="2"/>
    </style:style>
    <style:style style:name="P31" style:family="paragraph" style:parent-style-name="sectionheading">
      <style:paragraph-properties fo:margin-top="0.0417in" fo:margin-bottom="0.0555in" fo:orphans="2" fo:widows="2"/>
    </style:style>
    <style:style style:name="P32" style:family="paragraph" style:parent-style-name="sectionheading">
      <style:paragraph-properties fo:margin-top="0.028in" fo:margin-bottom="0.0555in" fo:orphans="2" fo:widows="2"/>
    </style:style>
    <style:style style:name="P33" style:family="paragraph">
      <style:paragraph-properties fo:text-align="center"/>
      <style:text-properties fo:font-size="18pt"/>
    </style:style>
    <style:style style:name="T1" style:family="text">
      <style:text-properties style:font-name="Courier New" style:font-name-complex="Courier New1"/>
    </style:style>
    <style:style style:name="T2" style:family="text">
      <style:text-properties style:font-name="Courier New" fo:font-size="10.5pt" style:font-size-asian="10.5pt" style:font-name-complex="Courier New1" style:font-size-complex="10.5pt"/>
    </style:style>
    <style:style style:name="T3" style:family="text">
      <style:text-properties fo:font-weight="bold" style:font-weight-asian="bold" style:font-weight-complex="bold"/>
    </style:style>
    <style:style style:name="T4" style:family="text">
      <style:text-properties fo:font-size="10.5pt" style:font-size-asian="10.5pt" style:font-size-complex="10.5pt"/>
    </style:style>
    <style:style style:name="T5" style:family="text">
      <style:text-properties text:display="none"/>
    </style:style>
    <style:style style:name="T6" style:family="text">
      <style:text-properties fo:font-size="11pt" style:font-size-asian="11pt" style:font-size-complex="11pt"/>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1413in, 0in, 0in)"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66" draw:style-name="gr1" draw:text-style-name="P33" svg:width="6.4996in" svg:height="0.135in" svg:x="-2in" svg:y="0in">
        <draw:image xlink:href="Pictures/20000007000025F9000000C9F0140E06.wmf" xlink:type="simple" xlink:show="embed" xlink:actuate="onLoad">
          <text:p/>
        </draw:image>
      </draw:frame>
      <draw:frame text:anchor-type="page" text:anchor-page-number="1" draw:z-index="9" draw:name="Picture 67" draw:style-name="gr2" draw:text-style-name="P33" svg:width="2.7913in" svg:height="0.135in" svg:x="-2in" svg:y="0in">
        <draw:image xlink:href="Pictures/2000000700000FB5000000C94FDA4EAC.wmf" xlink:type="simple" xlink:show="embed" xlink:actuate="onLoad">
          <text:p/>
        </draw:image>
      </draw:frame>
      <draw:frame text:anchor-type="page" text:anchor-page-number="1" draw:z-index="10" draw:name="Picture 68" draw:style-name="gr2" draw:text-style-name="P33" svg:width="2.7913in" svg:height="0.135in" svg:x="-2in" svg:y="0in">
        <draw:image xlink:href="Pictures/2000000700000FB5000000C94FDA4EAC.wmf" xlink:type="simple" xlink:show="embed" xlink:actuate="onLoad">
          <text:p/>
        </draw:image>
      </draw:frame>
      <draw:frame text:anchor-type="page" text:anchor-page-number="1" draw:z-index="11" draw:name="Picture 69" draw:style-name="gr2" draw:text-style-name="P33" svg:width="2.7913in" svg:height="0.135in" svg:x="-2in" svg:y="0in">
        <draw:image xlink:href="Pictures/2000000700000FB5000000C94FDA4EAC.wmf" xlink:type="simple" xlink:show="embed" xlink:actuate="onLoad">
          <text:p/>
        </draw:image>
      </draw:frame>
      <draw:frame text:anchor-type="page" text:anchor-page-number="1" draw:z-index="12" draw:name="Picture 70" draw:style-name="gr2" draw:text-style-name="P33" svg:width="2.7913in" svg:height="0.135in" svg:x="-2in" svg:y="0in">
        <draw:image xlink:href="Pictures/2000000700000FB5000000C94FDA4EAC.wmf" xlink:type="simple" xlink:show="embed" xlink:actuate="onLoad">
          <text:p/>
        </draw:image>
      </draw:frame>
      <draw:frame text:anchor-type="page" text:anchor-page-number="1" draw:z-index="13" draw:name="Picture 71" draw:style-name="gr2" draw:text-style-name="P33" svg:width="2.7913in" svg:height="0.135in" svg:x="-2in" svg:y="0in">
        <draw:image xlink:href="Pictures/2000000700000FB5000000C94FDA4EAC.wmf" xlink:type="simple" xlink:show="embed" xlink:actuate="onLoad">
          <text:p/>
        </draw:image>
      </draw:frame>
      <draw:frame text:anchor-type="page" text:anchor-page-number="1" draw:z-index="14" draw:name="Picture 72" draw:style-name="gr2" draw:text-style-name="P33" svg:width="2.7913in" svg:height="0.135in" svg:x="-2in" svg:y="0in">
        <draw:image xlink:href="Pictures/2000000700000FB5000000C94FDA4EAC.wmf" xlink:type="simple" xlink:show="embed" xlink:actuate="onLoad">
          <text:p/>
        </draw:image>
      </draw:frame>
      <draw:frame text:anchor-type="page" text:anchor-page-number="1" draw:z-index="15" draw:name="Picture 73" draw:style-name="gr2" draw:text-style-name="P33" svg:width="2.7913in" svg:height="0.135in" svg:x="-2in" svg:y="0in">
        <draw:image xlink:href="Pictures/2000000700000FB5000000C94FDA4EAC.wmf" xlink:type="simple" xlink:show="embed" xlink:actuate="onLoad">
          <text:p/>
        </draw:image>
      </draw:frame>
      <draw:frame text:anchor-type="page" text:anchor-page-number="1" draw:z-index="16" draw:name="Picture 74" draw:style-name="gr2" draw:text-style-name="P33" svg:width="2.7913in" svg:height="0.135in" svg:x="-2in" svg:y="0in">
        <draw:image xlink:href="Pictures/2000000700000FB5000000C94FDA4EAC.wmf" xlink:type="simple" xlink:show="embed" xlink:actuate="onLoad">
          <text:p/>
        </draw:image>
      </draw:frame>
      <draw:frame text:anchor-type="page" text:anchor-page-number="1" draw:z-index="19" draw:name="Picture 75" draw:style-name="gr2" draw:text-style-name="P33" svg:width="2.7913in" svg:height="0.135in" svg:x="-2in" svg:y="0in">
        <draw:image xlink:href="Pictures/2000000700000FB5000000C94FDA4EAC.wmf" xlink:type="simple" xlink:show="embed" xlink:actuate="onLoad">
          <text:p/>
        </draw:image>
      </draw:frame>
      <draw:frame text:anchor-type="page" text:anchor-page-number="1" draw:z-index="20" draw:name="Picture 76" draw:style-name="gr2" draw:text-style-name="P33" svg:width="2.7913in" svg:height="0.135in" svg:x="-2in" svg:y="0in">
        <draw:image xlink:href="Pictures/2000000700000FB5000000C94FDA4EAC.wmf" xlink:type="simple" xlink:show="embed" xlink:actuate="onLoad">
          <text:p/>
        </draw:image>
      </draw:frame>
      <draw:frame text:anchor-type="page" text:anchor-page-number="1" draw:z-index="21" draw:name="Picture 77" draw:style-name="gr2" draw:text-style-name="P33" svg:width="2.7913in" svg:height="0.135in" svg:x="-2in" svg:y="0in">
        <draw:image xlink:href="Pictures/2000000700000FB5000000C94FDA4EAC.wmf" xlink:type="simple" xlink:show="embed" xlink:actuate="onLoad">
          <text:p/>
        </draw:image>
      </draw:frame>
      <draw:frame text:anchor-type="page" text:anchor-page-number="1" draw:z-index="22" draw:name="Picture 78" draw:style-name="gr2" draw:text-style-name="P33" svg:width="2.7913in" svg:height="0.135in" svg:x="-2in" svg:y="0in">
        <draw:image xlink:href="Pictures/2000000700000FB5000000C94FDA4EAC.wmf" xlink:type="simple" xlink:show="embed" xlink:actuate="onLoad">
          <text:p/>
        </draw:image>
      </draw:frame>
      <draw:frame text:anchor-type="page" text:anchor-page-number="1" draw:z-index="23" draw:name="Picture 79" draw:style-name="gr2" draw:text-style-name="P33" svg:width="2.7913in" svg:height="0.135in" svg:x="-2in" svg:y="0in">
        <draw:image xlink:href="Pictures/2000000700000FB5000000C94FDA4EAC.wmf" xlink:type="simple" xlink:show="embed" xlink:actuate="onLoad">
          <text:p/>
        </draw:image>
      </draw:frame>
      <text:h text:style-name="P23" text:outline-level="1">Query</text:h>
      <text:p text:style-name="P10"><text:bookmark text:name="_GoBack"/><draw:frame draw:style-name="fr1" draw:name="graphics1" text:anchor-type="as-char" svg:width="6.5in" svg:height="0.1346in" draw:z-index="24"><draw:image xlink:href="Pictures/20000007000025F9000000C9F0140E06.wmf" xlink:type="simple" xlink:show="embed" xlink:actuate="onLoad"/></draw:frame></text:p>
      <text:p text:style-name="P2">This chapter specifies the query contract between an application component and the JDO <text:span text:style-name="T1">PersistenceManager</text:span>. </text:p>
      <text:p text:style-name="P2">The query facility consists of two parts: the query API, and the query language. This chapter specifies the query language “JDOQL”, and includes conventions for the use of “SQL” as the language for JDO implementations using a relational store.</text:p>
      <text:p text:style-name="P11"><draw:frame draw:style-name="fr1" draw:name="1" text:anchor-type="as-char" svg:width="2.7917in" svg:height="0.1346in" draw:z-index="17"><draw:image xlink:href="Pictures/2000000700000FB5000000C94FDA4EAC.wmf" xlink:type="simple" xlink:show="embed" xlink:actuate="onLoad"/></draw:frame></text:p>
      <text:h text:style-name="P24" text:outline-level="2">Overview</text:h>
      <text:p text:style-name="P2">An application component requires access to JDO instances so it can invoke specific behavior on those instances. From a JDO instance, it might navigate to other associated instances, thereby operating on an application-specific closure of instances.</text:p>
      <text:p text:style-name="P2">However, getting to the first JDO instance is a bootstrap issue. There are three ways to get an instance from JDO. First, if the users have or can construct a valid <text:span text:style-name="T1">ObjectId</text:span>, then they can get an instance via the persistence manager’s <text:span text:style-name="T1">getObjectById</text:span> method. Second, users can iterate a class extent by calling <text:span text:style-name="T1">getExtent</text:span>. Third, the JDO <text:span text:style-name="T1">Query</text:span> interface provides the ability to acquire access to JDO instances from a particular JDO persistence manager based on search criteria specified by the application.</text:p>
      <text:p text:style-name="P2">The persistent manager instance is a factory for query instances, and queries are executed in the context of the persistent manager instance. </text:p>
      <text:p text:style-name="P2">The actual query execution might be performed by the JDO <text:span text:style-name="T1">PersistenceManager</text:span> or might be delegated by the JDO <text:span text:style-name="T1">PersistenceManager</text:span> to its datastore. The actual query executed thus might be implemented in a very different language from Java, and might be optimized to take advantage of particular query language implementations.</text:p>
      <text:p text:style-name="P2">For this reason, methods in the query filter have semantics possibly different from those in the Java VM.</text:p>
      <text:p text:style-name="P11"><draw:frame draw:style-name="fr1" draw:name="2" text:anchor-type="as-char" svg:width="2.7917in" svg:height="0.1346in" draw:z-index="18"><draw:image xlink:href="Pictures/2000000700000FB5000000C94FDA4EAC.wmf" xlink:type="simple" xlink:show="embed" xlink:actuate="onLoad"/></draw:frame></text:p>
      <text:h text:style-name="P24" text:outline-level="2">Goals</text:h>
      <text:p text:style-name="P2">The JDO <text:span text:style-name="T1">Query</text:span> interface has the following goals:</text:p>
      <text:p text:style-name="P5">•<text:tab/>Query language neutrality. The underlying query language might be a relational query language such as SQL; an object database query language such as OQL; or a specialized API to a hierarchical database or mainframe EIS system.</text:p>
      <text:p text:style-name="P5"><text:soft-page-break/>•<text:tab/>Optimization to specific query language. The <text:span text:style-name="T1">Query</text:span> interface must be capable of optimizations; therefore, the interface must have enough user-specified information to allow for the JDO implementation to exploit data source specific query features.</text:p>
      <text:p text:style-name="P5">•<text:tab/>Accommodation of multi-tier architectures. Queries might be executed entirely in memory, or might be delegated to a back end query engine. The JDO <text:span text:style-name="T1">Query</text:span> interface must provide for both types of query execution strategies.</text:p>
      <text:p text:style-name="P5">•<text:tab/>Large result set support. Queries might return massive numbers of JDO instances that match the query. The JDO <text:span text:style-name="T1">Query</text:span> architecture must provide for processing the results within the resource constraints of the execution environment.</text:p>
      <text:p text:style-name="P5">•<text:tab/>Compiled query support. Parsing queries may be resource-intensive, and in many applications can be done during application development or deployment, prior to execution time. The query interface allows for compiling queries and binding run-time parameters to the bound queries for execution.</text:p>
      <text:p text:style-name="P5">•<text:tab/>Deletion by query. Deleting multiple instances in the datastore can be done efficiently if specified as a query method instead of instantiating all persistent instances and calling the <text:span text:style-name="T1">deletePersistent</text:span> method on them.</text:p>
      <text:p text:style-name="P11"><draw:frame draw:style-name="fr1" draw:name="3" text:anchor-type="as-char" svg:width="2.7917in" svg:height="0.1346in" draw:z-index="1"><draw:image xlink:href="Pictures/2000000700000FB5000000C94FDA4EAC.wmf" xlink:type="simple" xlink:show="embed" xlink:actuate="onLoad"/></draw:frame></text:p>
      <text:h text:style-name="P24" text:outline-level="2">Architecture: Query</text:h>
      <text:p text:style-name="P2">The JDO <text:span text:style-name="T1">PersistenceManager</text:span> instance is a factory for JDO <text:span text:style-name="T1">Query</text:span> instances, which implement the JDO <text:span text:style-name="T1">Query</text:span> interface. <text:span text:style-name="Assertion">A14.3-1 [</text:span>Multiple JDO <text:span text:style-name="T1">Query</text:span> instances might be active simultaneously in the same JDO <text:span text:style-name="T1">PersistenceManager</text:span> instance.<text:span text:style-name="Assertion">]</text:span> <text:span text:style-name="Assertion">A14.3-2 [</text:span>Multiple queries might be executed simultaneously by different threads, but the implementation might choose to execute them serially. In either case, the execution must be thread safe.<text:span text:style-name="Assertion">]</text:span></text:p>
      <text:p text:style-name="P2">There are three required elements in any query: </text:p>
      <text:p text:style-name="P5">•<text:tab/>the class of the candidate instances. The class is used to scope the names in the query filter. All of the candidate instances are of this class or a subclass of this class. If the class is not explicitly passed to the query, it is obtained from the Extent.</text:p>
      <text:p text:style-name="P5">•<text:tab/>the collection of candidate JDO instances. The collection of candidate instances is either a <text:span text:style-name="T1">java.util.Collection</text:span>, or an <text:span text:style-name="T1">Extent</text:span> of instances in the datastore. Instances that are not of the required class or subclass will be silently ignored. The <text:span text:style-name="T1">Collection</text:span> might be a previous query result, allowing for subqueries. If the collection is not explicitly passed to the query, then it is obtained from the class.</text:p>
      <text:p text:style-name="P5">•<text:tab/>the query filter. The query filter is a Java <text:span text:style-name="T1">boolean</text:span> expression that tells whether instances in the candidate collection are to be returned in the result. If not specified, the filter defaults to <text:span text:style-name="T1">true</text:span>.</text:p>
      <text:p text:style-name="P2">Other elements in queries include:</text:p>
      <text:p text:style-name="P5">•<text:tab/>parameter declarations. The parameter declaration is a <text:span text:style-name="T1">String</text:span> containing one or more query parameter declarations separated with commas. It follows the syntax for formal parameters in the Java language. <text:span text:style-name="Assertion">A14.3-3 [</text:span>Each parameter named in the parameter declaration must be bound to a value when the query is executed.<text:span text:style-name="Assertion">]</text:span></text:p>
      <text:p text:style-name="P5"><text:soft-page-break/>•<text:tab/>parameter values to bind to parameters. Values are specified as Java <text:span text:style-name="T1">Object</text:span>s, and might include simple wrapper types or more complex object types. The values are passed to the execute methods and are not preserved after a query executes.</text:p>
      <text:p text:style-name="P5">•<text:tab/>variable declarations: Variables might be used in the filter, and these variables must be declared with their type. <text:span text:style-name="Assertion">A14.3-4 duplicate of A14.6-9 [</text:span>The variable declaration is a <text:span text:style-name="T1">String</text:span> containing one or more variable declarations. Each declaration consists of a type and a variable name, with declarations separated by a semicolon if there are two or more declarations. It is similar to the syntax for local variables in the Java language.<text:span text:style-name="Assertion">]</text:span></text:p>
      <text:p text:style-name="P5">•<text:tab/>import statements: Parameters and variables might come from a different class from the candidate class, and the names might need to be declared in an import statement to eliminate ambiguity. <text:span text:style-name="Assertion">A14.3-5 duplicate of 14.6-8 [</text:span>Import statements are specified as a <text:span text:style-name="T1">String</text:span> with semicolon-separated statements. The syntax is the same as in the Java language import statement.<text:span text:style-name="Assertion">]</text:span></text:p>
      <text:p text:style-name="P5">•<text:tab/>ordering specification. <text:span text:style-name="Assertion">A14.3-6 duplicate of 14.6-11 [</text:span>The ordering specification includes a list of expressions with the ascending/descending indicator. To be portable, the expression’s type must be one of: </text:p>
      <text:p text:style-name="P22">• <text:s/>primitive types except <text:span text:style-name="T2">boolean</text:span>; </text:p>
      <text:p text:style-name="P22">• <text:s/>wrapper types except <text:span text:style-name="T2">Boolean</text:span>; </text:p>
      <text:p text:style-name="P22">• <text:s/><text:span text:style-name="T2">BigDecimal</text:span>; </text:p>
      <text:p text:style-name="P22">• <text:s/><text:span text:style-name="T2">BigInteger</text:span>; </text:p>
      <text:p text:style-name="P22">• <text:s/><text:span text:style-name="T2">String</text:span>;</text:p>
      <text:p text:style-name="P22">• <text:s/><text:span text:style-name="T2">Date</text:span>.<text:span text:style-name="Assertion"><text:span text:style-name="T4">]</text:span></text:span></text:p>
      <text:p text:style-name="P5">•<text:tab/>result specification. The application might want to get results from a query that are not instances of the candidate class. The results might be fields of persistent instances, instances of classes other than the candidate class, or aggregates of fields.</text:p>
      <text:p text:style-name="P5">•<text:tab/>grouping specification. Aggregates are most useful when the application can specify the result field by which to group the results.</text:p>
      <text:p text:style-name="P5">•<text:tab/>uniqueness. The application can specify that the result of a query is unique, and therefore a single value instead of a <text:span text:style-name="T1">Collection</text:span> should be returned from the query.</text:p>
      <text:p text:style-name="P5">•<text:tab/>result class. The application may have a user-defined class that best represents the results of a query. In this case, the application can specify that instances of this class should be returned.</text:p>
      <text:p text:style-name="P5">•<text:tab/>limiting the size of the results. The application might want to limit the number of instances returned by the query, and might want to skip over some number of instances that might have been returned previously.</text:p>
      <text:p text:style-name="P5">•<text:tab/>subqueries. Some aspects of the filter might best be described by a subquery, whose result is used as part of an expression of the outer query. The subquery might use parameters or expressions of the outer query and might range over the extent of a class in the datastore.</text:p>
      <text:p text:style-name="P2"><text:span text:style-name="Assertion">A14.3-7 [</text:span>The class implementing the <text:span text:style-name="T1">Query</text:span> interface must be serializable. The serialized fields include the candidate class, the filter, parameter declarations, variable declarations, imports, ordering specification, uniqueness, result specification, grouping specification, result class, and subqueries.<text:span text:style-name="Assertion">]</text:span> The candidate collection, limits on size, and number of skipped instances are not serialized. <text:span text:style-name="Assertion">A14.3-8 [</text:span>If a serialized instance is restored, it loses its association with its former <text:span text:style-name="T1">PersistenceManager</text:span>.<text:span text:style-name="Assertion">]</text:span></text:p>
      <text:p text:style-name="P11"><text:soft-page-break/><draw:frame draw:style-name="fr1" draw:name="4" text:anchor-type="as-char" svg:width="2.7917in" svg:height="0.1346in" draw:z-index="2"><draw:image xlink:href="Pictures/2000000700000FB5000000C94FDA4EAC.wmf" xlink:type="simple" xlink:show="embed" xlink:actuate="onLoad"/></draw:frame></text:p>
      <text:h text:style-name="P24" text:outline-level="2">Namespaces in queries</text:h>
      <text:p text:style-name="P2">The query namespace is modeled after methods in Java:</text:p>
      <text:p text:style-name="P5">•<text:span text:style-name="T1"><text:tab/>setClass</text:span> corresponds to the class definition</text:p>
      <text:p text:style-name="P5">•<text:span text:style-name="T1"><text:tab/>declareParameters</text:span> corresponds to formal parameters of a method</text:p>
      <text:p text:style-name="P5">•<text:span text:style-name="T1"><text:tab/>declareVariables</text:span> corresponds to local variables of a method</text:p>
      <text:p text:style-name="P5">•<text:span text:style-name="T1"><text:tab/>setFilter</text:span>, <text:span text:style-name="T1">setGrouping</text:span>, <text:span text:style-name="T1">setOrdering</text:span>, and <text:span text:style-name="T1">setResult</text:span> correspond to the method body and do not introduce names to the namespace</text:p>
      <text:p text:style-name="P2">There are two namespaces in queries. <text:span text:style-name="Assertion">A14.4-1 [</text:span>Type names have their own namespace that is separate from the namespace for fields, variables and parameters.<text:span text:style-name="Assertion">]</text:span></text:p>
      <text:h text:style-name="P31" text:outline-level="4"><text:tab/><text:tab/>Keywords</text:h>
      <text:p text:style-name="P2"><text:span text:style-name="Assertion">A14.4-6 [</text:span>Keywords must not be used as package names, class names, parameter names, or variable names in queries<text:span text:style-name="Assertion">]</text:span>. <text:span text:style-name="Assertion">A14.4-7 [</text:span>Keywords are permitted as field names only if they are on the right side of the “.” in field access expressions<text:span text:style-name="Assertion">]</text:span> as defined in the Java Language Specification second edition, section 15.11. Keywords include the Java language keywords and the JDOQL keywords. Java keywords are as defined in the Java language specification section 3.9, plus the boolean literals true and false, and the null literal. JDOQL keywords are the following:</text:p>
      <text:p text:style-name="P2">select, SELECT, unique, UNIQUE, distinct, DISTINCT, avg, AVG, min, MIN, max, MAX, count, COUNT, sum, SUM, as, AS, into, INTO, from, FROM, exclude, EXCLUDE, subclasses, SUBCLASSES, where, WHERE, order, ORDER, by, BY, ascending, ASCENDING, asc, ASC, descending, DESCENDING, desc, DESC, group, GROUP, having, HAVING, parameters, PARAMETERS, variables, VARIABLES, range, RANGE.</text:p>
      <text:p text:style-name="P2">The method <text:span text:style-name="T1">setClass</text:span> introduces the name of the candidate class in the type namespace. The method <text:span text:style-name="T1">declareImports</text:span> introduces the names of the imported class or interface types in the type namespace. When used (e.g. in a parameter declaration, cast expression, etc.) a type name must be the name of the candidate class, the name of a class or interface imported by the parameter to <text:span text:style-name="T1">declareImports</text:span>, denote a class or interface from the same package as the candidate class, or must be declared by exactly one type-import-on-demand declaration (“<text:span text:style-name="T1">import &lt;package&gt;.*;</text:span>“). <text:span text:style-name="Assertion">A14.4-5 [</text:span>It is valid to specify the same import multiple times.<text:span text:style-name="Assertion">]</text:span></text:p>
      <text:p text:style-name="P2">The names of the public types declared in the packages <text:span text:style-name="T1">java.lang</text:span> and <text:span text:style-name="T1">javax.jdo</text:span> are automatically imported as if the declaration “<text:span text:style-name="T1">import java.lang.*; import javax.jdo.*;</text:span>” appeared in <text:span text:style-name="T1">declareImports</text:span>. It is a JDOQL-compile time error (reported during compile or execute methods) if a used type name is declared by more than one type-import-on-demand declaration. </text:p>
      <text:p text:style-name="P2">The method <text:span text:style-name="T1">setClass</text:span> also introduces the names of the candidate class fields.</text:p>
      <text:p text:style-name="P2">The method <text:span text:style-name="T1">declareParameters</text:span> introduces the names of the parameters. <text:span text:style-name="Assertion">A14.4-2 [</text:span>A name in the filter preceded by “:” has the same effect. A parameter name hides the name of a candidate class field if equal.<text:span text:style-name="Assertion">]</text:span> Parameter names must be unique.</text:p>
      <text:p text:style-name="P2">The method <text:span text:style-name="T1">declareVariables</text:span> introduces the names of variables. A14.4-3 [A name introduced by <text:span text:style-name="T1">declareVariables</text:span> hides the name of a candidate class field if equal.] Variable <text:soft-page-break/>names must be unique and must not conflict with parameter names. A name in the filter that is not a parameter name or a field name is implicitly a variable name. </text:p>
      <text:p text:style-name="P2">An alias definition in a subquery introduces the alias name into the namespace of the subquery for fields, variables and parameters. In this case, the alias hides any field, variable, or parameter of the same name from the outer query; and the alias can only be used where the keyword <text:span text:style-name="T3">this</text:span> would be allowed. </text:p>
      <text:p text:style-name="P2"><text:span text:style-name="Assertion">A14.4-4 [</text:span>A hidden field may be accessed using the <text:span text:style-name="T1">this </text:span>qualifier: <text:span text:style-name="T1">this.fieldName</text:span>.<text:span text:style-name="Assertion">]</text:span></text:p>
      <text:p text:style-name="P11"><draw:frame draw:style-name="fr1" draw:name="5" text:anchor-type="as-char" svg:width="2.7917in" svg:height="0.1346in" draw:z-index="3"><draw:image xlink:href="Pictures/2000000700000FB5000000C94FDA4EAC.wmf" xlink:type="simple" xlink:show="embed" xlink:actuate="onLoad"/></draw:frame></text:p>
      <text:h text:style-name="P24" text:outline-level="2"><text:bookmark text:name="R-1088897"/>Query Factory in PersistenceManager interface</text:h>
      <text:p text:style-name="P2">The <text:span text:style-name="T1">PersistenceManager</text:span> interface contains <text:span text:style-name="T1">Query</text:span> factory methods.</text:p>
      <text:p text:style-name="P12">Query newQuery();</text:p>
      <text:p text:style-name="P2"><text:span text:style-name="Assertion">A14.5-1 [</text:span>Construct a new empty query instance.<text:span text:style-name="Assertion">]</text:span> </text:p>
      <text:p text:style-name="P12">Query newQuery (Object query);</text:p>
      <text:p text:style-name="P2">Construct a new query instance from another query instance. JDO implementations must support <text:span text:style-name="Assertion">A14.5-2 [</text:span>a serialized/restored <text:span text:style-name="T1">Query</text:span> instance from the same JDO vendor but a different execution environment<text:span text:style-name="Assertion">]</text:span>, a query instance currently bound to the same <text:span text:style-name="T1">PersistenceManager</text:span>, and <text:span text:style-name="Assertion">A14.5-3 [</text:span>a query instance currently bound to a <text:span text:style-name="T1">PersistenceManager</text:span> from the same JDO vendor.<text:span text:style-name="Assertion">]</text:span> <text:span text:style-name="Assertion">A14.5-2 </text:span><text:span text:style-name="Assertion">[</text:span>Any of the elements Class, QueryString, IgnoreCache flag, Result, ResultClass, Import declarations, Variable declarations, Parameter declarations, Grouping, and Ordering from the parameter <text:span text:style-name="T1">Query</text:span> are copied to the new <text:span text:style-name="T1">Query</text:span> instance, but a candidate <text:span text:style-name="T1">Collection</text:span> or <text:span text:style-name="T1">Extent</text:span> element is discarded.<text:span text:style-name="Assertion">]</text:span></text:p>
      <text:p text:style-name="P3">Query newQuery (String queryString);</text:p>
      <text:p text:style-name="P2"><text:span text:style-name="Assertion">A14.5-11 [</text:span>Construct a new query instance using the specified <text:span text:style-name="T1">String</text:span> as the single-string representation of the query<text:span text:style-name="Assertion">]</text:span> [see section <text:bookmark-ref text:reference-format="number" text:ref-name="__RefHeading__3629_1773241242">14.6.13</text:bookmark-ref>]. </text:p>
      <text:p text:style-name="P3">Query newQuery (String language, Object query);</text:p>
      <text:p text:style-name="P2"><text:span text:style-name="Assertion">A14.5-4 [</text:span>Construct a new query instance using the specified language and the specified query. The query instance will be of a class defined by the query language. The language parameter for the JDO Query language as herein documented is “<text:span text:style-name="T1">javax.jdo.query.JDOQL</text:span>”.<text:span text:style-name="Assertion">]</text:span> In this case, the parameter is <text:span text:style-name="T6">a </text:span><text:span text:style-name="T1">String</text:span><text:span text:style-name="T6"> representing the single-string version of the query [see section </text:span><text:span text:style-name="T6"><text:bookmark-ref text:reference-format="number" text:ref-name="__RefHeading__3629_1773241242">14.6.13</text:bookmark-ref></text:span><text:span text:style-name="T6">].</text:span></text:p>
      <text:p text:style-name="P2">For use with SQL, the language parameter is “<text:span text:style-name="T1">javax.jdo.query.SQL</text:span>” and the query parameter is a <text:span text:style-name="T1">String</text:span> containing the SQL query [see section <text:bookmark-ref text:reference-format="number" text:ref-name="__RefHeading__3631_1773241242">14.7</text:bookmark-ref>]. Other languages’ parameter is not specified.</text:p>
      <text:p text:style-name="P12">Query newQuery (Class cls);</text:p>
      <text:p text:style-name="P2"><text:span text:style-name="Assertion">A14.5-5 [</text:span>Construct a new query instance with the candidate class specified.<text:span text:style-name="Assertion">]</text:span></text:p>
      <text:p text:style-name="P12">Query newQuery (Extent cln);</text:p>
      <text:p text:style-name="P2"><text:span text:style-name="Assertion">A14.5-6 [</text:span>Construct a new query instance with the candidate <text:span text:style-name="T1">Extent</text:span> specified; the candidate class is taken from the <text:span text:style-name="T1">Extent</text:span>.<text:span text:style-name="Assertion">]</text:span></text:p>
      <text:p text:style-name="P12">Query newQuery (Class cls, Collection cln);</text:p>
      <text:p text:style-name="P2"><text:soft-page-break/><text:span text:style-name="Assertion">A14.5-7 [</text:span>Construct a new query instance with the candidate class and candidate <text:span text:style-name="T1">Collection</text:span> specified.<text:span text:style-name="Assertion">]</text:span></text:p>
      <text:p text:style-name="P12">Query newQuery (Class cls, String queryString);</text:p>
      <text:p text:style-name="P2"><text:span text:style-name="Assertion">A14.5-8 [</text:span>Construct a new query instance with the candidate class and query string specified<text:span text:style-name="Assertion">]</text:span> . The query string parameter might be the filter or the single string <text:span text:style-name="T6">representing the query [see section </text:span><text:span text:style-name="T6"><text:bookmark-ref text:reference-format="number" text:ref-name="__RefHeading__3629_1773241242">14.6.13</text:bookmark-ref></text:span><text:span text:style-name="T6">].</text:span></text:p>
      <text:p text:style-name="P12">Query newQuery (Class cls, Collection cln, String queryString);</text:p>
      <text:p text:style-name="P2"><text:span text:style-name="Assertion">A14.5-9 [</text:span>Construct a query instance with the candidate class, the candidate <text:span text:style-name="T1">Collection</text:span>, and query string specified<text:span text:style-name="Assertion">]</text:span> . The query string parameter might be the filter or the single string <text:span text:style-name="T6">representing the query [see section </text:span><text:span text:style-name="T6"><text:bookmark-ref text:reference-format="number" text:ref-name="__RefHeading__3629_1773241242">14.6.13</text:bookmark-ref></text:span><text:span text:style-name="T6">].</text:span></text:p>
      <text:p text:style-name="P12">Query newQuery (Extent cln, String queryString);</text:p>
      <text:p text:style-name="P2"><text:span text:style-name="Assertion">A14.5-10 [</text:span>Construct a new query instance with the candidate <text:span text:style-name="T1">Extent</text:span> and query string specified; the candidate class is taken from the <text:span text:style-name="T1">Extent</text:span><text:span text:style-name="Assertion">]</text:span> . The query string parameter might be the filter or the single string <text:span text:style-name="T6">representing the query [see section </text:span><text:span text:style-name="T6"><text:bookmark-ref text:reference-format="number" text:ref-name="__RefHeading__3629_1773241242">14.6.13</text:bookmark-ref></text:span><text:span text:style-name="T6">].</text:span></text:p>
      <text:p text:style-name="P12">Query newNamedQuery (Class cls, String queryName);</text:p>
      <text:p text:style-name="P2"><text:span text:style-name="Assertion">A14.5-12 [</text:span>Construct a new query instance with the given candidate class from a named query.<text:span text:style-name="Assertion">]</text:span> The query name given must be the name of a query defined in metadata. The metadata is searched for the specified name. The extent, including subclasses, is the default for the candidate collection.</text:p>
      <text:p text:style-name="P2"><text:span text:style-name="Assertion">A14.5-13 [</text:span>If the named query is not found in already-loaded metadata, the query is searched for using an algorithm. Files containing metadata are examined in turn until the query is found. The order is based on the metadata search order for class metadata, but includes files named based on the class name.<text:span text:style-name="Assertion">]</text:span> </text:p>
      <text:p text:style-name="P2">The file search order for a query scoped to class com.sun.nb.Bar is: META-INF/package.jdo, WEB-INF/package.jdo, package.jdo, com/package.jdo, com/sun/package.jdo, com/sun/nb/package.jdo, com/sun/nb/Bar.jdo. Once metadata for the class is found, no more .jdo files will be examined for the class.</text:p>
      <text:p text:style-name="P2">If the metadata is not found in the above, and there is a property in the PersistenceManagerFactory javax.jdo.option.Mapping=mySQL, then the following files are searched: META-INF/package-mySQL.orm, WEB-INF/package-mySQL.orm, package-mySQL.orm, com/package-mySQL.orm, com/sun/package-mySQL.orm, com/sun/nb/package-mySQL.orm, com/sun/nb/Bar-mySQL.orm. Once mapping metadata for the class is found, no more .orm files will be examined for the class.</text:p>
      <text:p text:style-name="P2">If metadata is not found in the above, then the following files are searched: META-INF/package.jdoquery, WEB-INF/package.jdoquery, package.jdoquery, com/package.jdoquery, com/sun/package.jdoquery, com/sun/nb/package.jdoquery, com/sun/nb/Bar.jdoquery. Once the query metadata is found, no more .jdoquery files will be examined for the query.</text:p>
      <text:p text:style-name="P2"><text:span text:style-name="Assertion">A14.5-14 [</text:span>If the metadata for the named query is not found in the above, a JDOUserException is thrown.<text:span text:style-name="Assertion">]</text:span> </text:p>
      <text:p text:style-name="P2">NOTE: If no class is provided as a parameter, the metadata must be in one of the top level locations or must have already been processed during loading of metadata for a class or interface whose metadata has been loaded.</text:p>
      <text:p text:style-name="P2">This resource name is loaded by one of the three class loaders used to resolve resource names (see “Class Loaders” in Chapter 12). The loaded resource must contain the metadata definition of the query name. The schema for the loaded resource is the same as for the .jdo file.</text:p>
      <text:p text:style-name="P2"><text:soft-page-break/><text:span text:style-name="Assertion">A14.5-15 [</text:span>If the unmodifiable attribute is specified as or defaults to “false”, then the Query instance returned from this method can be modified by the application, just like any other Query instance.<text:span text:style-name="Assertion">]</text:span></text:p>
      <text:p text:style-name="P2"><text:span text:style-name="Assertion">A14.5-16 [</text:span>Named queries must be compilable. Attempts to get a named query that cannot be compiled result in JDOUserException.<text:span text:style-name="Assertion">]</text:span> </text:p>
      <text:p text:style-name="P11"><draw:frame draw:style-name="fr1" draw:name="6" text:anchor-type="as-char" svg:width="2.7917in" svg:height="0.1346in" draw:z-index="4"><draw:image xlink:href="Pictures/2000000700000FB5000000C94FDA4EAC.wmf" xlink:type="simple" xlink:show="embed" xlink:actuate="onLoad"/></draw:frame></text:p>
      <text:h text:style-name="P24" text:outline-level="2">Query Interface</text:h>
      <text:p text:style-name="P12">package javax.jdo;</text:p>
      <text:p text:style-name="P3">public interface Query extends Serializable {</text:p>
      <text:p text:style-name="P13"><text:span text:style-name="Assertion">A14.6-1 [</text:span>The Query interface extends Serializable, so it should be possible to serialize an instance of Query.<text:span text:style-name="Assertion">]</text:span></text:p>
      <text:p text:style-name="P12">String JDOQL = "javax.jdo.query.JDOQL";</text:p>
      <text:p text:style-name="P12">String SQL = "javax.jdo.query.SQL";</text:p>
      <text:h text:style-name="P31" text:outline-level="4"><text:tab/><text:tab/>Persistence Manager</text:h>
      <text:p text:style-name="P12">PersistenceManager getPersistenceManager();</text:p>
      <text:p text:style-name="P2"><text:span text:style-name="Assertion">A14.6-2 [</text:span>Return the associated <text:span text:style-name="T1">PersistenceManager</text:span> instance.<text:span text:style-name="Assertion">]</text:span> <text:span text:style-name="Assertion">A14.6-3 [</text:span>If this <text:span text:style-name="T1">Query</text:span> instance was restored from a serialized form, then <text:span text:style-name="T1">null</text:span> is returned. <text:span text:style-name="Assertion">]</text:span></text:p>
      <text:h text:style-name="P31" text:outline-level="4"><text:tab/><text:tab/>Fetch Plan </text:h>
      <text:p text:style-name="P12">FetchPlan getFetchPlan(); </text:p>
      <text:p text:style-name="P2"><text:span text:style-name="Assertion">A14.6-21 [</text:span>This method retrieves the fetch plan associated with the Query. It always returns the identical instance for the same Query instance. Any change made to the fetch plan affects subsequent query execution.<text:span text:style-name="Assertion">]</text:span> Fetch plan is described in Chapter 12.</text:p>
      <text:h text:style-name="P31" text:outline-level="4"><text:tab/><text:tab/>Query element binding</text:h>
      <text:p text:style-name="P2">The <text:span text:style-name="T1">Query</text:span> interface provides methods to bind required and other elements prior to execution.</text:p>
      <text:p text:style-name="P2"><text:span text:style-name="Assertion">A14.6-15 [</text:span>All of these methods replace the previously set query element, by the parameter. [The methods are not additive.] For example, if multiple variables are needed in the query, all of them must be specified in the same call to declareVariables.<text:span text:style-name="Assertion">]</text:span></text:p>
      <text:p text:style-name="P12">void setClass (Class candidateClass);</text:p>
      <text:p text:style-name="P2"><text:span text:style-name="Assertion">A14.6-4 [</text:span>Bind the candidate class to the query instance.<text:span text:style-name="Assertion">]</text:span></text:p>
      <text:p text:style-name="P12">void setCandidates (Collection candidateCollection);</text:p>
      <text:p text:style-name="P2"><text:span text:style-name="Assertion">A14.6-5 [</text:span>Bind the candidate <text:span text:style-name="T1">Collection</text:span> to the query instance.<text:span text:style-name="Assertion">]</text:span> If the user adds or removes elements from the <text:span text:style-name="T1">Collection</text:span> after this call, it is not determined whether the added/removed elements take part in the <text:span text:style-name="T1">Query</text:span>, or whether a <text:span text:style-name="T1">NoSuchElementException</text:span> is thrown during execution of the <text:span text:style-name="T1">Query</text:span>.</text:p>
      <text:p text:style-name="P2">For portability, the elements in the collection must be persistent instances associated with the same <text:span text:style-name="T1">PersistenceManager</text:span> as the <text:span text:style-name="T1">Query</text:span> instance. An implementation might support transient instances in the collection. If persistent instances associated with another <text:span text:style-name="T1">PersistenceManager</text:span> are in the collection, <text:span text:style-name="T1">JDOUserException</text:span> is thrown during <text:span text:style-name="T1">execute()</text:span>.</text:p>
      <text:p text:style-name="P2"><text:soft-page-break/>If the candidates are not specified explicitly by newQuery, setCandidates(Collection), or setCandidates(Extent), then the candidate extent is the extent of instances of the candidate class in the datastore including subclasses. That is, the candidates are the result of getPersistenceManager().getExtent(candidateClass, true).</text:p>
      <text:p text:style-name="P12">void setCandidates (Extent candidateExtent);</text:p>
      <text:p text:style-name="P2"><text:span text:style-name="Assertion">A14.6-6 [</text:span>Bind the candidate <text:span text:style-name="T1">Extent</text:span> to the query instance.<text:span text:style-name="Assertion">]</text:span></text:p>
      <text:p text:style-name="P12">void setFilter (String filter);</text:p>
      <text:p text:style-name="P2"><text:span text:style-name="Assertion">A14.6-7 [</text:span>Bind the query filter to the query instance.<text:span text:style-name="Assertion">]</text:span></text:p>
      <text:p text:style-name="P12">void declareImports (String imports);</text:p>
      <text:p text:style-name="P2"><text:span text:style-name="Assertion">A14.6-8 [</text:span>Bind the import statements to the query instance.<text:span text:style-name="Assertion">]</text:span> All imports must be declared in the same method call, and the imports must be separated by semicolons.</text:p>
      <text:p text:style-name="P12">void declareVariables (String variables);</text:p>
      <text:p text:style-name="P2"><text:span text:style-name="Assertion">A14.6-9 [</text:span>Bind the variable types and names to the query instance.<text:span text:style-name="Assertion">]</text:span> This method defines the types and names of variables that will be used in the filter but not provided as values by the <text:span text:style-name="T1">execute</text:span> method.</text:p>
      <text:p text:style-name="P12">void declareParameters (String parameters);</text:p>
      <text:p text:style-name="P2"><text:span text:style-name="Assertion">A14.6-10 [</text:span>Bind the parameter statements to the query instance.<text:span text:style-name="Assertion">]</text:span> This method defines the parameter types and names that will be used by a subsequent <text:span text:style-name="T1">execute</text:span> method.</text:p>
      <text:p text:style-name="P12">void setOrdering (String ordering);</text:p>
      <text:p text:style-name="P2"><text:span text:style-name="Assertion">A14.6-11 [</text:span>Bind the ordering statements to the query instance.<text:span text:style-name="Assertion">]</text:span></text:p>
      <text:p text:style-name="P12">void setResult (String result);</text:p>
      <text:p text:style-name="P2"><text:span text:style-name="Assertion">A14.6-16 [</text:span>Specify the results of the query if not instances of the candidate class.<text:span text:style-name="Assertion">]</text:span></text:p>
      <text:p text:style-name="P12">void setGrouping (String grouping);</text:p>
      <text:p text:style-name="P2"><text:span text:style-name="Assertion">A14.6-17 [</text:span>Specify the grouping of results for aggregates.<text:span text:style-name="Assertion">]</text:span></text:p>
      <text:p text:style-name="P12">void setUnique (boolean unique);</text:p>
      <text:p text:style-name="P2"><text:span text:style-name="Assertion">A14.6-18 [</text:span>Specify that there is a single result of the query.<text:span text:style-name="Assertion">]</text:span></text:p>
      <text:p text:style-name="P12">void setResultClass (Class resultClass);</text:p>
      <text:p text:style-name="P2"><text:span text:style-name="Assertion">A14.6-19 [</text:span>Specify the class to be used to return result instances.<text:span text:style-name="Assertion">]</text:span></text:p>
      <text:p text:style-name="P12"><text:bookmark text:name="X-101916953"/>setRange (long fromIncl, long toExcl);</text:p>
      <text:p text:style-name="P12"><text:bookmark text:name="X-101916955"/>setRange (String fromIncltoExcl);</text:p>
      <text:p text:style-name="P2"><text:span text:style-name="Assertion">A14.6-20 [</text:span>Specify the number of instances to skip over and the maximum number of result instances to return.<text:span text:style-name="Assertion">]</text:span></text:p>
      <text:p text:style-name="P12">void addSubquery (Query subquery, String variableDeclaration, </text:p>
      <text:p text:style-name="P12"><text:tab/>String candidateCollectionExpression);</text:p>
      <text:p text:style-name="P12">void addSubquery(String variableDeclaration, </text:p>
      <text:p text:style-name="P12"><text:tab/>Query subquery, String candidateCollectionExpr, String parameter);</text:p>
      <text:p text:style-name="P12">void addSubquery(String variableDeclaration, </text:p>
      <text:p text:style-name="P12"><text:soft-page-break/><text:tab/>Query subquery, String candidateCollectionExpr, String... parameters);</text:p>
      <text:p text:style-name="P12">void addSubquery(String variableDeclaration, </text:p>
      <text:p text:style-name="P12"><text:tab/>Query subquery, String candidateCollectionExpr, Map parameters);</text:p>
      <text:p text:style-name="P2">These methods specify a subquery to become part of this query.</text:p>
      <text:h text:style-name="P31" text:outline-level="4"><text:tab/><text:tab/><text:bookmark text:name="R-1095511"/><text:bookmark text:name="R-1095511T"/>Query options</text:h>
      <text:p text:style-name="P12">void setIgnoreCache (boolean flag);</text:p>
      <text:p text:style-name="P12">boolean getIgnoreCache ();</text:p>
      <text:p text:style-name="P2"><text:span text:style-name="Assertion">A14.6-12 [</text:span>Query.setIgnoreCache (boolean flag) sets the IgnoreCache option for queries.<text:span text:style-name="Assertion">]</text:span></text:p>
      <text:p text:style-name="P2"><text:span text:style-name="Assertion">A14.6-13 [</text:span>Query.getIgnoreCache returns the current setting of the IgnoreCache option.<text:span text:style-name="Assertion">]</text:span></text:p>
      <text:p text:style-name="P2">The <text:span text:style-name="T1">IgnoreCache</text:span> option, when set to <text:span text:style-name="T1">true</text:span>, is a hint to the query engine that the user expects queries be optimized to return approximate results by ignoring changed values in the cache. This option is useful only for optimistic transactions and allows the datastore to return results that do not take modified cached instances into account. An implementation may choose to ignore the setting of this flag, and always return exact results reflecting current cached values, as if the value of the flag were <text:span text:style-name="T1">false</text:span>.</text:p>
      <text:h text:style-name="P31" text:outline-level="4"><text:tab/><text:tab/>Query modification</text:h>
      <text:p text:style-name="P3">void setUnmodifiable();</text:p>
      <text:p text:style-name="P3">boolean isUnmodifiable();</text:p>
      <text:p text:style-name="P2"><text:span text:style-name="Assertion">A14.6-22 [</text:span>The <text:span text:style-name="T1">Unmodifiable</text:span> option, when set, disallows further modification of the query, except for specifying the range, result class, and ignoreCache option.<text:span text:style-name="Assertion">]</text:span> </text:p>
      <text:h text:style-name="P31" text:outline-level="4"><text:span text:style-name="T4"><text:tab/><text:tab/></text:span><text:bookmark text:name="R-1083028"/><text:bookmark text:name="R-1083028T"/>Query evaluation</text:h>
      <text:p text:style-name="P2">This discussion covers queries constructed by one of these methods: newQuery(String singleStringQuery); newNamedQuery(Class candidateClass, String namedQueryName); or newQuery(“javax.jdo.query.JDOQL”, Object singleStringQuery).</text:p>
      <text:p text:style-name="P5">•<text:tab/>the candidate class cannot be overridden via <text:span text:style-name="T1">setClass</text:span> except where there is either an exact match of the name in the JDOQL query and the <text:span text:style-name="T1">setClass</text:span> parameter, or where the FROM clause is missing from the query string in the <text:span text:style-name="T1">newQuery</text:span> method. </text:p>
      <text:p text:style-name="P5">•<text:span text:style-name="T3"><text:tab/></text:span><text:span text:style-name="Assertion">A14.6-23 [</text:span>the single string query is first parsed to yield the result, result class, filter, variable list, parameter list, import list, grouping, ordering, and range.</text:p>
      <text:p text:style-name="P5">•<text:tab/>then, the values specified in APIs <text:span text:style-name="T1">setResult, setResultClass, setFilter, declareVariables, declareParamters, declareImports, setGrouping, setOrdering, </text:span>and<text:span text:style-name="T1"> setRange</text:span> override the corresponding settings from the single string query.<text:span text:style-name="Assertion">]</text:span></text:p>
      <text:p text:style-name="P2">Evaluation of implicit parameters and variable declarations is done after applying overrides from APIs.</text:p>
      <text:h text:style-name="P31" text:outline-level="4"><text:tab/><text:tab/>Query compilation</text:h>
      <text:p text:style-name="P2">The <text:span text:style-name="T1">Query</text:span> interface provides a method to compile queries for subsequent execution. </text:p>
      <text:p text:style-name="P12"><text:soft-page-break/>void compile();</text:p>
      <text:p text:style-name="P2"><text:span text:style-name="Assertion">A14.6-14 [</text:span>This method requires the <text:span text:style-name="T1">Query</text:span> instance to validate any elements bound to the query instance and report any inconsistencies by throwing a <text:span text:style-name="T1">JDOUserException</text:span>. It is a hint to the <text:span text:style-name="T1">Query</text:span> instance to prepare and optimize an execution plan for the query.<text:span text:style-name="Assertion">]</text:span> </text:p>
      <text:h text:style-name="P31" text:outline-level="4"><text:tab/><text:tab/>Serialize Access to Instances Read from the Datastore (SerializeRead)</text:h>
      <text:p text:style-name="P2">This value determines some of the behavior of the implementation with regard to the access to all instances that are returned by the query. With this flag set to <text:span text:style-name="T1">true</text:span>, the implementation requests exclusive access to the instances in the datastore to prevent other concurrent accesses until transaction commit. With the flag set to <text:span text:style-name="T1">false</text:span>, accesses are not exclusive. With the flag set to <text:span text:style-name="T1">null</text:span>, ]the behavior is determined by the current setting of the <text:span text:style-name="T1">Transaction</text:span>. If the <text:span text:style-name="T1">Transaction</text:span> setting is also null, the behavior is determined by the metadata setting of the <text:span text:style-name="T1">serialize-read</text:span> property of the persistent class or interface.</text:p>
      <text:p text:style-name="P12">Boolean getSerializeRead();</text:p>
      <text:p text:style-name="P2"><text:span text:style-name="Assertion">A13.4.2-29 [</text:span>The <text:span text:style-name="T1">SerializeRead</text:span> setting currently active is returned.<text:span text:style-name="Assertion">]</text:span></text:p>
      <text:p text:style-name="P12">void setSerializeRead(Boolean flag);</text:p>
      <text:p text:style-name="P2"><text:span text:style-name="Assertion">A13.4.2-29 [</text:span>The <text:span text:style-name="T1">SerializeRead</text:span> setting is replaced by the value of the parameter.<text:span text:style-name="Assertion">]</text:span></text:p>
      <text:h text:style-name="P26" text:outline-level="3">Query execution</text:h>
      <text:p text:style-name="P2">The <text:span text:style-name="T1">Query</text:span> interface provides methods that execute the query based on the parameters given. By default, they return an unmodifiable <text:span text:style-name="T1">List</text:span> which the user can iterate to get results. The user can specify the class of the result of executing a query. <text:span text:style-name="Assertion">A14.6.1-7 [</text:span>Executing any operation on the <text:span text:style-name="T1">List</text:span> that might change it throws <text:span text:style-name="T1">UnsupportedOperationException</text:span>.<text:span text:style-name="Assertion">]</text:span> The signature of the <text:span text:style-name="T1">execute</text:span> methods specifies that they return an <text:span text:style-name="T1">Object</text:span> that must be cast to the proper type by the user.</text:p>
      <text:p text:style-name="P2">Any parameters passed to the <text:span text:style-name="T1">execute</text:span> methods are used only for this execution, and are not remembered for future execution.</text:p>
      <text:p text:style-name="P2">For portability, parameters of persistence-capable types must be persistent or transactional instances. Parameters that are persistent or transactional instances must be associated with the same <text:span text:style-name="T1">PersistenceManager</text:span> as the <text:span text:style-name="T1">Query</text:span> instance. An implementation might support transient instances of persistence-capable types as parameters, but this behavior is not portable. <text:span text:style-name="Assertion">A14.6.1-8 [</text:span>If a persistent instance associated with another <text:span text:style-name="T1">PersistenceManager</text:span> is passed as a parameter, <text:span text:style-name="T1">JDOUserException</text:span> is thrown during <text:span text:style-name="T1">execute()</text:span>.<text:span text:style-name="Assertion">]</text:span></text:p>
      <text:p text:style-name="P2">Queries may be constructed at any time before the <text:span text:style-name="T1">PersistenceManager</text:span> is closed, but may be executed only at certain times. <text:span text:style-name="Assertion">A14.6.1-1 [</text:span>If the <text:span text:style-name="T1">PersistenceManager</text:span> that constructed the <text:span text:style-name="T1">Query</text:span> is closed, then the <text:span text:style-name="T1">execute</text:span> methods throw <text:span text:style-name="T1">JDOFatalUserException</text:span>.<text:span text:style-name="Assertion">]</text:span> <text:span text:style-name="Assertion">A14.6.1-2 [</text:span>If the <text:span text:style-name="T1">NontransactionalRead</text:span> property is <text:span text:style-name="T1">false</text:span>, and a transaction is not active, then the <text:span text:style-name="T1">execute</text:span> methods throw <text:span text:style-name="T1">JDOUserException</text:span>.<text:span text:style-name="Assertion">]</text:span></text:p>
      <text:p text:style-name="P3">Object execute ();</text:p>
      <text:p text:style-name="P3">Object execute (Object p1);</text:p>
      <text:p text:style-name="P3">Object execute (Object p1, Object p2);</text:p>
      <text:p text:style-name="P12">Object execute (Object p1, Object p2, Object p3);</text:p>
      <text:p text:style-name="P2"><text:soft-page-break/><text:span text:style-name="Assertion">A14.6.1-3 [</text:span>The <text:span text:style-name="T1">execute</text:span> methods execute the query using the parameters and return the result, which by default is an unmodifiable <text:span text:style-name="T1">List</text:span> of instances that satisfy the boolean filter.<text:span text:style-name="Assertion">]</text:span> The result may be a large <text:span text:style-name="T1">List</text:span>, which should be iterated or possibly <text:span text:style-name="Assertion">A14.6.1-4 [</text:span>passed to another <text:span text:style-name="T1">Query</text:span>.<text:span text:style-name="Assertion">]</text:span> <text:span text:style-name="Assertion">A14.6.1-9 [</text:span>The <text:span text:style-name="T1">size()</text:span> method returns <text:span text:style-name="T1">Integer.MAX_VALUE</text:span> if the actual size of the result is not known<text:span text:style-name="Assertion">]</text:span> (for example, the <text:span text:style-name="T1">List</text:span> represents a cursored result); if the size of the result equals or exceeds <text:span text:style-name="T1">Integer.MAX_VALUE</text:span>; or if the range equals or exceeds <text:span text:style-name="T1">Integer.MAX_VALUE</text:span>.</text:p>
      <text:p text:style-name="P2">When using an <text:span text:style-name="T1">Extent</text:span> to define candidate instances, the contents of the extent are subject to the setting of the <text:span text:style-name="T1">ignoreCache</text:span> flag. <text:span text:style-name="Assertion">A14.6.1-10 [</text:span>With <text:span text:style-name="T1">ignoreCache</text:span> set to <text:span text:style-name="T1">false</text:span>:</text:p>
      <text:p text:style-name="P5">•<text:tab/>if instances were made persistent in the current transaction, the instances will be considered part of the candidate instances. </text:p>
      <text:p text:style-name="P5">•<text:tab/>if instances were deleted in the current transaction, the instances will not be considered part of the candidate instances.<text:span text:style-name="Assertion">]</text:span></text:p>
      <text:p text:style-name="P5">•<text:tab/>modified instances will be evaluated using their current transactional values.</text:p>
      <text:p text:style-name="P2">With <text:span text:style-name="T1">ignoreCache</text:span> set to <text:span text:style-name="T1">true</text:span>:</text:p>
      <text:p text:style-name="P5">•<text:tab/>if instances were made persistent in the current transaction, the new instances might not be considered part of the candidate instances.</text:p>
      <text:p text:style-name="P5">•<text:tab/>if instances were deleted in the current transaction, the instances might or might not be considered part of the candidate instances.</text:p>
      <text:p text:style-name="P5">•<text:tab/>modified instances might be evaluated using their current transactional values or the values as they exist in the datastore, which might not reflect the current transactional values.</text:p>
      <text:p text:style-name="P2">Each parameter of the <text:span text:style-name="T1">execute</text:span> method(s) is an <text:span text:style-name="T1">Object</text:span> that is either the value of the corresponding parameter or the wrapped value of a primitive parameter. The parameters associate in order with the parameter declarations in the <text:span text:style-name="T1">Query</text:span> instance.</text:p>
      <text:p text:style-name="P12">Object executeWithMap (Map parameters);</text:p>
      <text:p text:style-name="P2"><text:span text:style-name="Assertion">A14.6.1-5 [</text:span>The <text:span text:style-name="T1">executeWithMap</text:span> method is similar to the <text:span text:style-name="T1">execute</text:span> method, but takes its parameters from a <text:span text:style-name="T1">Map</text:span> instance. The <text:span text:style-name="T1">Map</text:span> contains key/value pairs, in which the key is the declared parameter name, and the value is the value to use in the query for that parameter. Unlike <text:span text:style-name="T1">execute</text:span>, there is no limit on the number of parameters<text:span text:style-name="Assertion">]</text:span>. If implicit parameters are used, the keys in the map do not include the leading “:”.</text:p>
      <text:p text:style-name="P12">Object executeWithArray (Object... parameters);</text:p>
      <text:p text:style-name="P2"><text:span text:style-name="Assertion">A14.6.1-6 [</text:span>The <text:span text:style-name="T1">executeWithArray</text:span> method is similar to the <text:span text:style-name="T1">execute</text:span> method, but takes its parameters from an array instance. The array contains <text:span text:style-name="T1">Object</text:span>s, in which the positional <text:span text:style-name="T1">Object</text:span> is the value to use in the query for that parameter. Unlike <text:span text:style-name="T1">execute</text:span>, there is no limit on the number of parameters.]</text:p>
      <text:h text:style-name="P31" text:outline-level="4"><text:tab/><text:tab/>Query Timeout</text:h>
      <text:p text:style-name="P2">Queries may have timeouts associated with them. The timeout values might be set in the <text:span text:style-name="T1">PersistenceManagerFactory</text:span>, in the <text:span text:style-name="T1">PersistenceManager</text:span>, or in the <text:span text:style-name="T1">Query</text:span> instance. </text:p>
      <text:p text:style-name="P3">Integer getDatastoreReadTimeoutMillis();</text:p>
      <text:p text:style-name="P3"><text:soft-page-break/>Integer getDatastoreWriteTimeoutMillis();</text:p>
      <text:p text:style-name="P2">A value of <text:span text:style-name="T1">null</text:span> indicates that there is no timeout set for this query. A non-<text:span text:style-name="T1">null</text:span> value indicates that the timeout was set by this query, or the value was obtained by the default value set in the <text:span text:style-name="T1">PersistenceManager</text:span> or the <text:span text:style-name="T1">PersistenceManagerFactory</text:span>. A timeout value of 0 indicates that there is no timeout for this query.</text:p>
      <text:p text:style-name="P3">void setDatastoreReadTimeoutMillis(Integer timeoutMillis);</text:p>
      <text:p text:style-name="P3">void setDatastoreWriteTimeoutMillis(Integer timeoutMillis);</text:p>
      <text:p text:style-name="P2"><text:span text:style-name="Assertion">A14.6.1-7 [</text:span>If a non-<text:span text:style-name="T1">null</text:span> timeout value is specified, a running query will be interrupted if it exceeds the execution time of the timeout value. The thread executing the query will throw <text:span text:style-name="T1">JDODatastoreException</text:span>. Specifying a timeout value of 0 indicates that there is no timeout for this query (a setting of 0 overrides the default specified in the <text:span text:style-name="T1">PersistenceManager</text:span> or the <text:span text:style-name="T1">PersistenceManagerFactory</text:span>).<text:span text:style-name="Assertion">]</text:span></text:p>
      <text:p text:style-name="P2">If the timeout value is specified as <text:span text:style-name="T1">null</text:span>, then the timeout is obtained from the <text:span text:style-name="T1">PersistenceManager</text:span> or the <text:span text:style-name="T1">PersistenceManagerFactory</text:span>. If there is no timeout specified in any of the <text:span text:style-name="T1">Query</text:span>, the <text:span text:style-name="T1">PersistenceManager</text:span> or the <text:span text:style-name="T1">PersistenceManagerFactory, </text:span>there is no timeout for the query.</text:p>
      <text:h text:style-name="P31" text:outline-level="4"><text:tab/><text:tab/>Query Cancel</text:h>
      <text:p text:style-name="P2">Queries might be canceled by a different thread from the thread currently executing the query. There is no requirement that the <text:span text:style-name="T1">Multithreaded</text:span> flag be set in order to invoke the cancel operation from a different thread.</text:p>
      <text:p text:style-name="P3">void cancelAll();</text:p>
      <text:p text:style-name="P3">void cancel(Thread thread);</text:p>
      <text:p text:style-name="P2"><text:span text:style-name="Assertion">A14.6.1-8 [</text:span>These methods cancel a running query (or queries). The thread that has its query canceled will throw a <text:span text:style-name="T1">JDOQueryInterruptedException</text:span>. </text:p>
      <text:p text:style-name="P2">If cancel is not supported (most likely due to the underlying implementation not supporting cancel) then <text:span text:style-name="T1">JDOUnsupportedOptionException</text:span> is thrown to the caller. <text:span text:style-name="Assertion">]</text:span></text:p>
      <text:h text:style-name="P26" text:outline-level="3"><text:bookmark-start text:name="__RefHeading__3797_1773241242"/><text:bookmark text:name="R-1039921"/>Filter specification<text:bookmark-end text:name="__RefHeading__3797_1773241242"/></text:h>
      <text:p text:style-name="P2">The filter specification is a <text:span text:style-name="T1">String</text:span> containing a boolean expression that is to be evaluated for each of the instances in the candidate collection. <text:span text:style-name="Assertion">A14.6.2-1 [</text:span>If the filter is not specified, then it defaults to <text:span text:style-name="T1">"true"</text:span>, and the input <text:span text:style-name="T1">Collection</text:span> is filtered only for class type.<text:span text:style-name="Assertion">]</text:span></text:p>
      <text:p text:style-name="P2"><text:span text:style-name="Assertion">A14.6.2-2 [</text:span>An element of the candidate collection is returned in the result if:</text:p>
      <text:p text:style-name="P5">•<text:tab/>it is assignment compatible to the candidate <text:span text:style-name="T1">Class</text:span> of the <text:span text:style-name="T1">Query</text:span>; and</text:p>
      <text:p text:style-name="P5">•<text:tab/>for all variables there exists a value for which the filter expression evaluates to <text:span text:style-name="T1">true</text:span>. The user may denote uniqueness in the filter expression by explicitly declaring an expression (for example, <text:span text:style-name="T1">e1 != e2)</text:span>.<text:span text:style-name="Assertion">]</text:span> For example, a filter for a <text:span text:style-name="T1">Department</text:span> where there exists an <text:span text:style-name="T1">Employee</text:span> with more than one dependent and an <text:span text:style-name="T1">Employee</text:span> making more than <text:span text:style-name="T1">30,000</text:span> might be: <text:span text:style-name="T1">"(emps.contains(e1) &amp; e1.dependents &gt; 1) &amp; (emps.contains(e2) &amp; e2.salary &gt; 30000)"</text:span>. The same <text:span text:style-name="T1">Employee</text:span> might satisfy both conditions. But if the query required that there be two different <text:span text:style-name="T1">Employee</text:span>s satisfying the two conditions, an additional expression could be <text:soft-page-break/>added: <text:span text:style-name="T1">"(emps.contains(e1) &amp; e1.dependents &gt; 1) &amp; (emps.contains(e2) &amp; (e2.salary &gt; 30000 &amp; e1 != e2))"</text:span>.</text:p>
      <text:p text:style-name="P2">Rules for constructing valid expressions follow the Java language, except for these differences:</text:p>
      <text:p text:style-name="P5">•<text:span text:style-name="T3"><text:tab/></text:span><text:span text:style-name="Assertion">A14.6.2-3 [</text:span>Equality and ordering comparisons between primitives and instances of wrapper classes are valid.<text:span text:style-name="Assertion">]</text:span> </text:p>
      <text:p text:style-name="P5">•<text:span text:style-name="T3"><text:tab/></text:span><text:span text:style-name="Assertion">A14.6.2-4 [</text:span>Equality and ordering comparisons of <text:span text:style-name="T1">Date</text:span> fields and <text:span text:style-name="T1">Date</text:span> parameters are valid.<text:span text:style-name="Assertion">]</text:span></text:p>
      <text:p text:style-name="P5">•<text:span text:style-name="T3"><text:tab/></text:span><text:span text:style-name="Assertion">A14.6.2-5 [</text:span>Equality and ordering comparisons of <text:span text:style-name="T1">String</text:span> fields and <text:span text:style-name="T1">String</text:span> parameters are valid. The comparison is done according to an ordering not specified by JDO.<text:span text:style-name="Assertion">]</text:span> This allows an implementation to order according to a datastore-specified ordering, which might be locale-specific.</text:p>
      <text:p text:style-name="P5">•<text:span text:style-name="T3"><text:tab/></text:span><text:span text:style-name="Assertion">A14.6.2-6 [</text:span>White space (non-printing characters space, tab, carriage return, and line feed) is a separator and is otherwise ignored.<text:span text:style-name="Assertion">]</text:span></text:p>
      <text:p text:style-name="P5">•<text:span text:style-name="T3"><text:tab/></text:span><text:span text:style-name="Assertion">A14.6.2-7 [</text:span>The assignment operators =, +=, etc. and pre- and post-increment and -decrement are not supported.<text:span text:style-name="Assertion">]</text:span> </text:p>
      <text:p text:style-name="P5">•<text:span text:style-name="T3"><text:tab/></text:span><text:span text:style-name="Assertion">A14.6.2-8 [</text:span>Methods, including object construction, are not supported<text:span text:style-name="Assertion">]</text:span>, except for <text:span text:style-name="T1">Collection</text:span>, <text:span text:style-name="T1">String</text:span>, and <text:span text:style-name="T1">Map</text:span> methods documented below. Implementations might choose to support non-mutating method calls as non-standard extensions. </text:p>
      <text:p text:style-name="P5">•<text:span text:style-name="T3"><text:tab/></text:span><text:span text:style-name="Assertion">A14.6.2-9 [</text:span>Navigation through a null-valued field, which would throw <text:span text:style-name="T1">NullPointerException</text:span>, is treated as if the subexpression returned <text:span text:style-name="T1">false</text:span>.<text:span text:style-name="Assertion">]</text:span> Similarly, a failed cast operation, which would throw <text:span text:style-name="T1">ClassCastException</text:span>, is treated as if the subexpression returned <text:span text:style-name="T1">false</text:span>. Other subexpressions or [other values for variables might still qualify the candidate instance for inclusion in the result set.]</text:p>
      <text:p text:style-name="P5">•<text:span text:style-name="T3"><text:tab/></text:span><text:span text:style-name="Assertion">A14.6.2-10 [</text:span>Navigation through multi-valued fields (<text:span text:style-name="T1">Collection</text:span> types) is specified using a variable declaration and the <text:span text:style-name="T1">Collection.contains(Object o)</text:span> method.<text:span text:style-name="Assertion">]</text:span> </text:p>
      <text:p text:style-name="P5">•<text:tab/>The following literals are supported, as described in the Java Language Specification: <text:span text:style-name="T1">IntegerLiteral</text:span>, <text:span text:style-name="T1">FloatingPointLiteral</text:span>, <text:span text:style-name="T1">BooleanLiteral</text:span>, <text:span text:style-name="T1">CharacterLiteral</text:span>, <text:span text:style-name="T1">StringLiteral</text:span>, and <text:span text:style-name="T1">NullLiteral</text:span>.</text:p>
      <text:p text:style-name="P5">•<text:span text:style-name="T3"><text:tab/></text:span><text:span text:style-name="Assertion">A14.6.2-42 [</text:span>There is no distinction made between <text:span text:style-name="T1">char</text:span> literals and <text:span text:style-name="T1">String</text:span> literals. Single-character <text:span text:style-name="T1">String</text:span> literals can be used wherever char literals are permitted. <text:span text:style-name="T1">Char</text:span> literals will be widened if used in numerical expressions; or treated as single-character <text:span text:style-name="T1">String</text:span> literals if used in <text:span text:style-name="T1">String</text:span> expressions.</text:p>
      <text:p text:style-name="P5">•<text:tab/>String literals are allowed to be delimited by single quote marks or double quote marks. This allows String literal filters to use single quote marks instead of escaped double quote marks<text:span text:style-name="Assertion">]</text:span>.</text:p>
      <text:p text:style-name="P2">Note that comparisons between floating point values are by nature inexact. Therefore, equality comparisons (== and !=) with floating point values should be used with caution. </text:p>
      <text:p text:style-name="P2"><text:span text:style-name="Assertion">A14.6.2-11 [</text:span>Identifiers in the expression are considered to be in the name space of the specified class, with the addition of declared imports, parameters and variables.<text:span text:style-name="Assertion">]</text:span> As in the Java language, <text:span text:style-name="Assertion">A14.6.2-12 [</text:span><text:span text:style-name="T1">this</text:span> is a reserved word, and it refers to the element of the collection being evaluated.<text:span text:style-name="Assertion">]</text:span></text:p>
      <text:p text:style-name="P2"><text:soft-page-break/><text:span text:style-name="Assertion">A14.6.2-43 [</text:span>Identifiers that are persistent field names or public final static field names are required to be supported by JDO implementations.<text:span text:style-name="Assertion">]</text:span> Other identifiers might be supported but are not required. Thus, portable queries must not use fields other than persistent or public final static field names in filter expressions. </text:p>
      <text:p text:style-name="P2"><text:span text:style-name="Assertion">A14.6.2-13 [</text:span>Navigation through single-valued fields is specified by the Java language syntax of <text:span text:style-name="T1">field_name.field_name.</text:span>...<text:span text:style-name="T1">.field_name</text:span>.<text:span text:style-name="Assertion">]</text:span> </text:p>
      <text:p text:style-name="P2">A JDO implementation is allowed to reorder the filter expression for optimization purposes. </text:p>
      <text:p text:style-name="P2">The following are minimum capabilities of the expressions that every implementation must support:</text:p>
      <text:p text:style-name="P5">•<text:tab/>operators applied to all types where they are defined in the Java language:</text:p>
      <text:p text:style-name="P8"> </text:p>
      <text:p text:style-name="P17">Table 4: Query Operators</text:p>
      <text:p text:style-name="P9"> </text:p>
      <table:table table:name="Table1" table:style-name="Table1">
        <table:table-column table:style-name="Table1.A"/>
        <table:table-column table:style-name="Table1.B"/>
        <table:table-header-rows>
          <table:table-row table:style-name="Table1.1">
            <table:table-cell table:style-name="Table1.A1" office:value-type="string">
              <text:p text:style-name="P18">Operator</text:p>
            </table:table-cell>
            <table:table-cell table:style-name="Table1.B1" office:value-type="string">
              <text:p text:style-name="P18">Description</text:p>
            </table:table-cell>
          </table:table-row>
        </table:table-header-rows>
        <table:table-row table:style-name="Table1.1">
          <table:table-cell table:style-name="Table1.A2" office:value-type="string">
            <text:p text:style-name="P19">==</text:p>
          </table:table-cell>
          <table:table-cell table:style-name="Table1.B2" office:value-type="string">
            <text:p text:style-name="P19"><text:span text:style-name="Assertion"><text:span text:style-name="T4">A14.6.2-14[</text:span></text:span>equal<text:span text:style-name="Assertion"><text:span text:style-name="T4">]</text:span></text:span></text:p>
          </table:table-cell>
        </table:table-row>
        <table:table-row table:style-name="Table1.1">
          <table:table-cell table:style-name="Table1.A2" office:value-type="string">
            <text:p text:style-name="P19">!=</text:p>
          </table:table-cell>
          <table:table-cell table:style-name="Table1.B2" office:value-type="string">
            <text:p text:style-name="P19"><text:span text:style-name="Assertion"><text:span text:style-name="T4">A14.6.2-15[</text:span></text:span>not equal<text:span text:style-name="Assertion"><text:span text:style-name="T4">]</text:span></text:span></text:p>
          </table:table-cell>
        </table:table-row>
        <table:table-row table:style-name="Table1.1">
          <table:table-cell table:style-name="Table1.A2" office:value-type="string">
            <text:p text:style-name="P19">&gt;</text:p>
          </table:table-cell>
          <table:table-cell table:style-name="Table1.B2" office:value-type="string">
            <text:p text:style-name="P19"><text:span text:style-name="Assertion"><text:span text:style-name="T4">A14.6.2-16[</text:span></text:span>greater than<text:span text:style-name="Assertion"><text:span text:style-name="T4">]</text:span></text:span></text:p>
          </table:table-cell>
        </table:table-row>
        <table:table-row table:style-name="Table1.1">
          <table:table-cell table:style-name="Table1.A2" office:value-type="string">
            <text:p text:style-name="P19">&lt;</text:p>
          </table:table-cell>
          <table:table-cell table:style-name="Table1.B2" office:value-type="string">
            <text:p text:style-name="P19"><text:span text:style-name="Assertion"><text:span text:style-name="T4">A14.6.2-17[</text:span></text:span>less than<text:span text:style-name="Assertion"><text:span text:style-name="T4">]</text:span></text:span></text:p>
          </table:table-cell>
        </table:table-row>
        <table:table-row table:style-name="Table1.1">
          <table:table-cell table:style-name="Table1.A2" office:value-type="string">
            <text:p text:style-name="P19">&gt;=</text:p>
          </table:table-cell>
          <table:table-cell table:style-name="Table1.B2" office:value-type="string">
            <text:p text:style-name="P19"><text:span text:style-name="Assertion"><text:span text:style-name="T4">A14.6.2-18[</text:span></text:span>greater than or equal<text:span text:style-name="Assertion"><text:span text:style-name="T4">]</text:span></text:span></text:p>
          </table:table-cell>
        </table:table-row>
        <table:table-row table:style-name="Table1.1">
          <table:table-cell table:style-name="Table1.A2" office:value-type="string">
            <text:p text:style-name="P19">&lt;=</text:p>
          </table:table-cell>
          <table:table-cell table:style-name="Table1.B2" office:value-type="string">
            <text:p text:style-name="P19"><text:span text:style-name="Assertion"><text:span text:style-name="T4">A14.6.2-19[</text:span></text:span>less than or equal<text:span text:style-name="Assertion"><text:span text:style-name="T4">]</text:span></text:span></text:p>
          </table:table-cell>
        </table:table-row>
        <table:table-row table:style-name="Table1.1">
          <table:table-cell table:style-name="Table1.A2" office:value-type="string">
            <text:p text:style-name="P19">&amp;</text:p>
          </table:table-cell>
          <table:table-cell table:style-name="Table1.B2" office:value-type="string">
            <text:p text:style-name="P19"><text:span text:style-name="Assertion"><text:span text:style-name="T4">A14.6.2-20[</text:span></text:span>boolean logical AND (not bitwise)<text:span text:style-name="Assertion"><text:span text:style-name="T4">]</text:span></text:span></text:p>
          </table:table-cell>
        </table:table-row>
        <table:table-row table:style-name="Table1.1">
          <table:table-cell table:style-name="Table1.A2" office:value-type="string">
            <text:p text:style-name="P19">&amp;&amp;</text:p>
          </table:table-cell>
          <table:table-cell table:style-name="Table1.B2" office:value-type="string">
            <text:p text:style-name="P19"><text:span text:style-name="Assertion"><text:span text:style-name="T4">A14.6.2-21[</text:span></text:span>conditional AND<text:span text:style-name="Assertion"><text:span text:style-name="T4">]</text:span></text:span></text:p>
          </table:table-cell>
        </table:table-row>
        <table:table-row table:style-name="Table1.1">
          <table:table-cell table:style-name="Table1.A2" office:value-type="string">
            <text:p text:style-name="P19">|</text:p>
          </table:table-cell>
          <table:table-cell table:style-name="Table1.B2" office:value-type="string">
            <text:p text:style-name="P19"><text:span text:style-name="Assertion"><text:span text:style-name="T4">A14.6.2-22[</text:span></text:span>boolean logical OR (not bitwise)<text:span text:style-name="Assertion"><text:span text:style-name="T4">]</text:span></text:span></text:p>
          </table:table-cell>
        </table:table-row>
        <table:table-row table:style-name="Table1.1">
          <table:table-cell table:style-name="Table1.A2" office:value-type="string">
            <text:p text:style-name="P19">||</text:p>
          </table:table-cell>
          <table:table-cell table:style-name="Table1.B2" office:value-type="string">
            <text:p text:style-name="P19"><text:span text:style-name="Assertion"><text:span text:style-name="T4">A14.6.2-23[</text:span></text:span>conditional OR<text:span text:style-name="Assertion"><text:span text:style-name="T4">]</text:span></text:span></text:p>
          </table:table-cell>
        </table:table-row>
        <table:table-row table:style-name="Table1.1">
          <table:table-cell table:style-name="Table1.A2" office:value-type="string">
            <text:p text:style-name="P19">~</text:p>
          </table:table-cell>
          <table:table-cell table:style-name="Table1.B2" office:value-type="string">
            <text:p text:style-name="P19"><text:span text:style-name="Assertion"><text:span text:style-name="T4">A14.6.2-24[</text:span></text:span>integral unary bitwise complement<text:span text:style-name="Assertion"><text:span text:style-name="T4">]</text:span></text:span></text:p>
          </table:table-cell>
        </table:table-row>
        <table:table-row table:style-name="Table1.1">
          <table:table-cell table:style-name="Table1.A2" office:value-type="string">
            <text:p text:style-name="P19">+</text:p>
          </table:table-cell>
          <table:table-cell table:style-name="Table1.B2" office:value-type="string">
            <text:p text:style-name="P19"><text:span text:style-name="Assertion"><text:span text:style-name="T4">A14.6.2-26[</text:span></text:span>binary addition<text:span text:style-name="Assertion"><text:span text:style-name="T4">]</text:span></text:span>, <text:span text:style-name="Assertion"><text:span text:style-name="T4">A14.6.2-25[</text:span></text:span>unary plus<text:span text:style-name="Assertion"><text:span text:style-name="T4">]</text:span></text:span>, or String concatenation<text:span text:style-name="T4"> </text:span></text:p>
          </table:table-cell>
        </table:table-row>
        <table:table-row table:style-name="Table1.1">
          <table:table-cell table:style-name="Table1.A2" office:value-type="string">
            <text:p text:style-name="P19">-</text:p>
          </table:table-cell>
          <table:table-cell table:style-name="Table1.B2" office:value-type="string">
            <text:p text:style-name="P19"><text:span text:style-name="Assertion"><text:span text:style-name="T4">A14.6.2-28[</text:span></text:span>binary subtraction<text:span text:style-name="Assertion"><text:span text:style-name="T4">]</text:span></text:span> or <text:span text:style-name="Assertion"><text:span text:style-name="T4">A14.6.2-29[</text:span></text:span>unary numeric sign inversion<text:span text:style-name="Assertion"><text:span text:style-name="T4">]</text:span></text:span></text:p>
          </table:table-cell>
        </table:table-row>
        <table:table-row table:style-name="Table1.1">
          <table:table-cell table:style-name="Table1.A2" office:value-type="string">
            <text:p text:style-name="P19">*</text:p>
          </table:table-cell>
          <table:table-cell table:style-name="Table1.B2" office:value-type="string">
            <text:p text:style-name="P19"><text:span text:style-name="Assertion"><text:span text:style-name="T4">A14.6.2-30[</text:span></text:span>times<text:span text:style-name="Assertion"><text:span text:style-name="T4">]</text:span></text:span></text:p>
          </table:table-cell>
        </table:table-row>
        <table:table-row table:style-name="Table1.1">
          <table:table-cell table:style-name="Table1.A2" office:value-type="string">
            <text:p text:style-name="P19">/</text:p>
          </table:table-cell>
          <table:table-cell table:style-name="Table1.B2" office:value-type="string">
            <text:p text:style-name="P19"><text:span text:style-name="Assertion"><text:span text:style-name="T4">A14.6.2-31[</text:span></text:span>divide by<text:span text:style-name="Assertion"><text:span text:style-name="T4">]</text:span></text:span></text:p>
          </table:table-cell>
        </table:table-row>
        <text:soft-page-break/>
        <table:table-row table:style-name="Table1.1">
          <table:table-cell table:style-name="Table1.A2" office:value-type="string">
            <text:p text:style-name="P19">!</text:p>
          </table:table-cell>
          <table:table-cell table:style-name="Table1.B2" office:value-type="string">
            <text:p text:style-name="P19"><text:span text:style-name="Assertion"><text:span text:style-name="T4">A14.6.2-32[</text:span></text:span>logical complement<text:span text:style-name="Assertion"><text:span text:style-name="T4">]</text:span></text:span></text:p>
          </table:table-cell>
        </table:table-row>
        <table:table-row table:style-name="Table1.1">
          <table:table-cell table:style-name="Table1.A2" office:value-type="string">
            <text:p text:style-name="P19">%</text:p>
          </table:table-cell>
          <table:table-cell table:style-name="Table1.B2" office:value-type="string">
            <text:p text:style-name="P19"><text:span text:style-name="Assertion"><text:span text:style-name="T4">A14.6.2-40[</text:span></text:span>modulo operator<text:span text:style-name="Assertion"><text:span text:style-name="T4">]</text:span></text:span></text:p>
          </table:table-cell>
        </table:table-row>
        <table:table-row table:style-name="Table1.1">
          <table:table-cell table:style-name="Table1.A2" office:value-type="string">
            <text:p text:style-name="P19">instanceof</text:p>
          </table:table-cell>
          <table:table-cell table:style-name="Table1.B2" office:value-type="string">
            <text:p text:style-name="P19"><text:span text:style-name="Assertion"><text:span text:style-name="T4">A14.6.2-41[</text:span></text:span>instanceof operator<text:span text:style-name="Assertion"><text:span text:style-name="T4">]</text:span></text:span></text:p>
          </table:table-cell>
        </table:table-row>
      </table:table>
      <text:p text:style-name="P8"> </text:p>
      <text:p text:style-name="P4">•<text:tab/>exceptions to the above:</text:p>
      <text:p text:style-name="P22">• <text:s/><text:span text:style-name="Assertion"><text:span text:style-name="T4">A14.6.2-27 [</text:span></text:span>String concatenation is supported only for <text:span text:style-name="T2">String</text:span> + <text:span text:style-name="T2">String</text:span><text:span text:style-name="Assertion"><text:span text:style-name="T4">]</text:span></text:span>, not <text:span text:style-name="T2">String</text:span> + <text:span text:style-name="T2">&lt;primitive&gt;</text:span>;</text:p>
      <text:p text:style-name="P5">•<text:span text:style-name="T3"><text:tab/></text:span><text:span text:style-name="Assertion">A14.6.2-37 [</text:span>parentheses to explicitly mark operator precedence<text:span text:style-name="Assertion">]</text:span></text:p>
      <text:p text:style-name="P5">•<text:span text:style-name="T3"><text:tab/></text:span><text:span text:style-name="Assertion">A14.6.2-38 </text:span>[cast operator (class)<text:span text:style-name="Assertion">]</text:span></text:p>
      <text:p text:style-name="P5">•<text:span text:style-name="T3"><text:tab/></text:span><text:span text:style-name="Assertion">A14.6.2-39 [</text:span>promotion of numeric operands for comparisons<text:span text:style-name="Assertion">]</text:span> and arithmetic operations. The rules for promotion follow the Java rules (see chapter 5.6 Numeric Promotions of the Java language spec) extended by <text:span text:style-name="T1">BigDecimal</text:span>, <text:span text:style-name="T1">BigInteger</text:span> and numeric wrapper classes:</text:p>
      <text:p text:style-name="P22">• <text:s/>if either operand is of type <text:span text:style-name="T2">BigDecimal</text:span>, the other is converted to <text:span text:style-name="T2">BigDecimal</text:span>.</text:p>
      <text:p text:style-name="P22">• <text:s/>otherwise, if either operand is of type <text:span text:style-name="T2">BigInteger</text:span>, and the other type is a floating point type (<text:span text:style-name="T2">float</text:span>, <text:span text:style-name="T2">double</text:span>) or one of its wrapper classes (<text:span text:style-name="T2">Float</text:span>, <text:span text:style-name="T2">Double</text:span>) both operands are converted to <text:span text:style-name="T2">BigDecimal</text:span>.</text:p>
      <text:p text:style-name="P22">• <text:s/>otherwise, if either operand is of type <text:span text:style-name="T2">BigInteger</text:span>, the other is converted to <text:span text:style-name="T2">BigInteger</text:span>.</text:p>
      <text:p text:style-name="P22">• <text:s/>otherwise, if either operand is of type <text:span text:style-name="T2">double</text:span>, the other is converted to <text:span text:style-name="T2">double</text:span>. </text:p>
      <text:p text:style-name="P22">• <text:s/>otherwise, if either operand is of type <text:span text:style-name="T2">float</text:span>, the other is converted to <text:span text:style-name="T2">float</text:span>. </text:p>
      <text:p text:style-name="P22">• <text:s/>otherwise, if either operand is of type <text:span text:style-name="T2">long</text:span>, the other is converted to <text:span text:style-name="T2">long</text:span>. </text:p>
      <text:p text:style-name="P22">• <text:s/>otherwise, both operands are converted to type <text:span text:style-name="T2">int</text:span>.</text:p>
      <text:p text:style-name="P22">• <text:s/>operands of numeric wrapper classes are treated as their corresponding primitive types. If one of the operands is of a numeric wrapper class and the other operand is of a primitive numeric type, the rules above apply and the result is of the corresponding numeric wrapper class.</text:p>
      <text:p text:style-name="P5">•<text:tab/>equality comparison among persistent instances of persistence-capable types use the JDO Identity comparison of the references; this includes containment methods applied to <text:span text:style-name="T1">Collection</text:span> and <text:span text:style-name="T1">Map</text:span> types. Thus, two objects will compare equal if they have the same JDO Identity.</text:p>
      <text:p text:style-name="P5">•<text:span text:style-name="T3"><text:tab/></text:span><text:span text:style-name="Assertion">A14.6.2-44 [</text:span>comparisons between persistent and non-persistent instances return not equal.<text:span text:style-name="Assertion">]</text:span></text:p>
      <text:p text:style-name="P5">•<text:tab/>equality comparison of instances of non-persistence-capable reference types uses the <text:span text:style-name="T1">equals</text:span> method of the type; this includes containment methods applied to <text:span text:style-name="T1">Collection</text:span> and <text:span text:style-name="T1">Map</text:span> types. </text:p>
      <text:p text:style-name="P5">•<text:span text:style-name="T3"><text:tab/></text:span><text:span text:style-name="Assertion">A14.6.2-33 [</text:span><text:span text:style-name="T1">String</text:span> methods <text:span text:style-name="T1">startsWith</text:span> and <text:span text:style-name="T1">endsWith</text:span> support wild card queries but not in a portable way. JDO does not define any special semantic to the argument passed to the method; in particular, it does not define any wild card characters.<text:span text:style-name="Assertion">]</text:span> To achieve portable behavior, applications should use <text:span text:style-name="T1">matches(String)</text:span>.</text:p>
      <text:p text:style-name="P5"><text:soft-page-break/>•<text:span text:style-name="T3"><text:tab/></text:span><text:span text:style-name="Assertion">A14.6.2-34, A14.6.2-35 [</text:span><text:span text:style-name="T1">Null</text:span>-valued fields of <text:span text:style-name="T1">Collection</text:span> types are treated as if they were empty if a method is called on them. In particular, <text:span text:style-name="Assertion">[-34 </text:span>they return <text:span text:style-name="T1">true</text:span> to <text:span text:style-name="T1">isEmpty</text:span><text:span text:style-name="Assertion">]</text:span> and <text:span text:style-name="Assertion">[-35 </text:span>return <text:span text:style-name="T1">false</text:span> to all <text:span text:style-name="T1">contains</text:span> methods.<text:span text:style-name="Assertion">]</text:span> <text:span text:style-name="Assertion">A14.6.2-36 [</text:span>For datastores that support <text:span text:style-name="T1">null</text:span> values for <text:span text:style-name="T1">Collection</text:span> types, it is valid to compare the field to <text:span text:style-name="T1">null</text:span>. Datastores that do not support <text:span text:style-name="T1">null</text:span> values for <text:span text:style-name="T1">Collection</text:span> types, will return <text:span text:style-name="T1">false</text:span> if the query compares the field to <text:span text:style-name="T1">null</text:span>.<text:span text:style-name="Assertion">]</text:span> Datastores that support <text:span text:style-name="T1">null</text:span> values for <text:span text:style-name="T1">Collection</text:span> types should include the option <text:span text:style-name="T1">"javax.jdo.option.NullCollection"</text:span> in their list of supported options (<text:span text:style-name="T1">PersistenceManagerFactory.supportedOptions()</text:span>).</text:p>
      <text:h text:style-name="P32" text:outline-level="4"><text:bookmark-start text:name="__RefHeading__3711_1773241242"/><text:tab/><text:tab/>Methods<text:bookmark-end text:name="__RefHeading__3711_1773241242"/></text:h>
      <text:p text:style-name="P2">The following methods are supported for their specific types, with semantics as defined by the Java language:</text:p>
      <text:p text:style-name="P8"> </text:p>
      <text:p text:style-name="P17"><text:bookmark text:name="R-1087957S"/>Table 5: <text:bookmark text:name="R-1087957"/>Query Methods</text:p>
      <text:p text:style-name="P9"> </text:p>
      <table:table table:name="Table2" table:style-name="Table2">
        <table:table-column table:style-name="Table2.A"/>
        <table:table-column table:style-name="Table2.B"/>
        <table:table-header-rows>
          <table:table-row table:style-name="Table2.1">
            <table:table-cell table:style-name="Table2.A1" office:value-type="string">
              <text:p text:style-name="P18">Method</text:p>
            </table:table-cell>
            <table:table-cell table:style-name="Table2.B1" office:value-type="string">
              <text:p text:style-name="P18">Description</text:p>
            </table:table-cell>
          </table:table-row>
        </table:table-header-rows>
        <table:table-row table:style-name="Table2.1">
          <table:table-cell table:style-name="Table2.A2" office:value-type="string">
            <text:p text:style-name="P19"><text:span text:style-name="Assertion"><text:span text:style-name="T4">A14.6.2-45[</text:span></text:span>contains(Object)</text:p>
          </table:table-cell>
          <table:table-cell table:style-name="Table2.B2" office:value-type="string">
            <text:p text:style-name="P19">applies to Collection types<text:span text:style-name="Assertion"><text:span text:style-name="T4">]</text:span></text:span></text:p>
          </table:table-cell>
        </table:table-row>
        <table:table-row table:style-name="Table2.1">
          <table:table-cell table:style-name="Table2.A2" office:value-type="string">
            <text:p text:style-name="P19"><text:span text:style-name="Assertion"><text:span text:style-name="T4">A14.6.2-46[</text:span></text:span>get(Object)</text:p>
          </table:table-cell>
          <table:table-cell table:style-name="Table2.B2" office:value-type="string">
            <text:p text:style-name="P19">applies to Map types</text:p>
          </table:table-cell>
        </table:table-row>
        <table:table-row table:style-name="Table2.1">
          <table:table-cell table:style-name="Table2.A2" office:value-type="string">
            <text:p text:style-name="P19">containsKey(Object)</text:p>
          </table:table-cell>
          <table:table-cell table:style-name="Table2.B2" office:value-type="string">
            <text:p text:style-name="P19">applies to Map types</text:p>
          </table:table-cell>
        </table:table-row>
        <table:table-row table:style-name="Table2.1">
          <table:table-cell table:style-name="Table2.A2" office:value-type="string">
            <text:p text:style-name="P19">containsValue(Object)</text:p>
          </table:table-cell>
          <table:table-cell table:style-name="Table2.B2" office:value-type="string">
            <text:p text:style-name="P19">applies to Map types<text:span text:style-name="Assertion"><text:span text:style-name="T4">]</text:span></text:span></text:p>
          </table:table-cell>
        </table:table-row>
        <table:table-row table:style-name="Table2.1">
          <table:table-cell table:style-name="Table2.A2" office:value-type="string">
            <text:p text:style-name="P19"><text:span text:style-name="Assertion"><text:span text:style-name="T4">A14.6.2-45[</text:span></text:span>isEmpty()</text:p>
          </table:table-cell>
          <table:table-cell table:style-name="Table2.B2" office:value-type="string">
            <text:p text:style-name="P19">applies to Map and Collection types<text:span text:style-name="Assertion"><text:span text:style-name="T4">]</text:span></text:span></text:p>
          </table:table-cell>
        </table:table-row>
        <table:table-row table:style-name="Table2.1">
          <table:table-cell table:style-name="Table2.A2" office:value-type="string">
            <text:p text:style-name="P19">size()</text:p>
          </table:table-cell>
          <table:table-cell table:style-name="Table2.B2" office:value-type="string">
            <text:p text:style-name="P19">applies to Map and Collection types</text:p>
          </table:table-cell>
        </table:table-row>
        <table:table-row table:style-name="Table2.1">
          <table:table-cell table:style-name="Table2.A2" office:value-type="string">
            <text:p text:style-name="P19"><text:span text:style-name="Assertion"><text:span text:style-name="T4">A14.6.2-47[</text:span></text:span>toLowerCase()</text:p>
          </table:table-cell>
          <table:table-cell table:style-name="Table2.B2" office:value-type="string">
            <text:p text:style-name="P19">applies to String type</text:p>
          </table:table-cell>
        </table:table-row>
        <table:table-row table:style-name="Table2.1">
          <table:table-cell table:style-name="Table2.A2" office:value-type="string">
            <text:p text:style-name="P19">toUpperCase()</text:p>
          </table:table-cell>
          <table:table-cell table:style-name="Table2.B2" office:value-type="string">
            <text:p text:style-name="P19">applies to String type</text:p>
          </table:table-cell>
        </table:table-row>
        <text:soft-page-break/>
        <table:table-row table:style-name="Table2.1">
          <table:table-cell table:style-name="Table2.A2" office:value-type="string">
            <text:p text:style-name="P19">indexOf(String)</text:p>
          </table:table-cell>
          <table:table-cell table:style-name="Table2.B2" office:value-type="string">
            <text:p text:style-name="P19">applies to String type; 0-indexing is used</text:p>
          </table:table-cell>
        </table:table-row>
        <table:table-row table:style-name="Table2.1">
          <table:table-cell table:style-name="Table2.A2" office:value-type="string">
            <text:p text:style-name="P19">indexOf(String, int)</text:p>
          </table:table-cell>
          <table:table-cell table:style-name="Table2.B2" office:value-type="string">
            <text:p text:style-name="P19">applies to String type; 0-indexing is used</text:p>
          </table:table-cell>
        </table:table-row>
        <table:table-row table:style-name="Table2.1">
          <table:table-cell table:style-name="Table2.A2" office:value-type="string">
            <text:p text:style-name="P19">matches(String)</text:p>
          </table:table-cell>
          <table:table-cell table:style-name="Table2.B2" office:value-type="string">
            <text:p text:style-name="P19">applies to String type; only the following regular expression patterns are required to be supported and are portable: global “(?i)” for case-insensitive matches; and “.” and “.*” for wild card matches. The pattern passed to matches must be a literal or parameter.</text:p>
          </table:table-cell>
        </table:table-row>
        <table:table-row table:style-name="Table2.1">
          <table:table-cell table:style-name="Table2.A2" office:value-type="string">
            <text:p text:style-name="P19">substring(int)</text:p>
          </table:table-cell>
          <table:table-cell table:style-name="Table2.B2" office:value-type="string">
            <text:p text:style-name="P19">applies to String type</text:p>
          </table:table-cell>
        </table:table-row>
        <table:table-row table:style-name="Table2.1">
          <table:table-cell table:style-name="Table2.A2" office:value-type="string">
            <text:p text:style-name="P19">substring(int, int)</text:p>
          </table:table-cell>
          <table:table-cell table:style-name="Table2.B2" office:value-type="string">
            <text:p text:style-name="P19">applies to String type</text:p>
          </table:table-cell>
        </table:table-row>
        <table:table-row table:style-name="Table2.1">
          <table:table-cell table:style-name="Table2.A2" office:value-type="string">
            <text:p text:style-name="P19">startsWith(String)</text:p>
          </table:table-cell>
          <table:table-cell table:style-name="Table2.B2" office:value-type="string">
            <text:p text:style-name="P19">applies to String type</text:p>
          </table:table-cell>
        </table:table-row>
        <table:table-row table:style-name="Table2.1">
          <table:table-cell table:style-name="Table2.A2" office:value-type="string">
            <text:p text:style-name="P19">endsWith(String)</text:p>
          </table:table-cell>
          <table:table-cell table:style-name="Table2.B2" office:value-type="string">
            <text:p text:style-name="P19">applies to String type<text:span text:style-name="Assertion"><text:span text:style-name="T4">]</text:span></text:span></text:p>
          </table:table-cell>
        </table:table-row>
        <table:table-row table:style-name="Table2.1">
          <table:table-cell table:style-name="Table2.A2" office:value-type="string">
            <text:p text:style-name="P19"><text:span text:style-name="Assertion"><text:span text:style-name="T4">A14.6.2-48[</text:span></text:span>Math.abs(numeric)</text:p>
          </table:table-cell>
          <table:table-cell table:style-name="Table2.B2" office:value-type="string">
            <text:p text:style-name="P19">static method in java.lang.Math, applies to types of float, double, int, and long</text:p>
          </table:table-cell>
        </table:table-row>
        <table:table-row table:style-name="Table2.1">
          <table:table-cell table:style-name="Table2.A2" office:value-type="string">
            <text:p text:style-name="P19">Math.sqrt(numeric)</text:p>
          </table:table-cell>
          <table:table-cell table:style-name="Table2.B2" office:value-type="string">
            <text:p text:style-name="P19">static method in java.lang.Math, applies to double type<text:span text:style-name="Assertion"><text:span text:style-name="T4">]</text:span></text:span></text:p>
          </table:table-cell>
        </table:table-row>
        <table:table-row table:style-name="Table2.1">
          <table:table-cell table:style-name="Table2.A2" office:value-type="string">
            <text:p text:style-name="P19"><text:span text:style-name="Assertion"><text:span text:style-name="T4">A14.6.2-49[</text:span></text:span>JDOHelper.getObjectId(Object)</text:p>
          </table:table-cell>
          <table:table-cell table:style-name="Table2.B2" office:value-type="string">
            <text:p text:style-name="P19">static method in JDOHelper, allows using the object identity of an instance directly in a query.<text:span text:style-name="Assertion"><text:span text:style-name="T4">]</text:span></text:span></text:p>
          </table:table-cell>
        </table:table-row>
      </table:table>
      <text:p text:style-name="P8"> </text:p>
      <text:h text:style-name="P30" text:outline-level="4"><text:tab/><text:tab/>Subqueries</text:h>
      <text:p text:style-name="P12">void addSubquery (Query subquery, String variableDeclaration, </text:p>
      <text:p text:style-name="P12"><text:soft-page-break/><text:tab/>String candidateCollectionExpression);</text:p>
      <text:p text:style-name="P2">This method adds a subquery to this query. A subquery is composed as a <text:span text:style-name="T1">Query</text:span> and subsequently attached to a different <text:span text:style-name="T1">Query</text:span> (the outer <text:span text:style-name="T1">Query</text:span>) by calling this method. The <text:span text:style-name="T1">String</text:span> parameters are trimmed of white space. </text:p>
      <text:p text:style-name="P2"><text:span text:style-name="Assertion">A14.6.2-50[</text:span>The <text:span text:style-name="T1">Query</text:span> parameter instance is unmodified as a result of the <text:span text:style-name="T1">addSubquery</text:span> or subsequent execution of the outer <text:span text:style-name="T1">Query</text:span>. Only some of the parameter query parts are copied for use as the subquery. The parts copied include the candidate class, filter, parameter declarations, variable declarations, imports, ordering specification, uniqueness, result specification, and grouping specification. The association with a <text:span text:style-name="T1">PersistenceManager</text:span>, the candidate collection or extent, result class, and range limits are not used. <text:span text:style-name="Assertion">]</text:span></text:p>
      <text:p text:style-name="P2">The <text:span text:style-name="T1">variableDeclaration</text:span> parameter is the name of the variable containing the results of the subquery execution. <text:span text:style-name="Assertion">A14.6.2-51[</text:span>If the same value of <text:span text:style-name="T1">variableDeclaration</text:span> is used to add multiple subqueries, the subquery replaces the previous subquery for the same named variable<text:span text:style-name="Assertion">]</text:span> <text:span text:style-name="Assertion">A14.6.2-52[</text:span>If the subquery parameter is <text:span text:style-name="T1">null</text:span>, the variable is unset, effectively making the variable named in the <text:span text:style-name="T1">variableDeclaration</text:span> unbound<text:span text:style-name="Assertion">]</text:span> <text:span text:style-name="Assertion">A14.6.2-53[</text:span>If the trimmed value is the empty <text:span text:style-name="T1">String</text:span>, or the parameter is null, then <text:span text:style-name="T1">JDOUserException</text:span> is thrown.<text:span text:style-name="Assertion">]</text:span></text:p>
      <text:p text:style-name="P2"><text:span text:style-name="Assertion">A14.6.2-54[</text:span>The <text:span text:style-name="T1">candidateCollectionExpression</text:span> is the expression from the outer query that represents the candidates over which the subquery is evaluated. If the trimmed value is the empty <text:span text:style-name="T1">String</text:span>, or the parameter is <text:span text:style-name="T1">null</text:span>, then the candidate collection is the extent of the candidate class.<text:span text:style-name="Assertion">]</text:span></text:p>
      <text:h text:style-name="P31" text:outline-level="4"><text:tab/><text:tab/>Non-correlated subqueries</text:h>
      <text:p text:style-name="P2"><text:span text:style-name="Assertion">A14.6.2-55[</text:span>If the subquery has no references to expressions in the outer query the subquery is non-correlated.<text:span text:style-name="Assertion">]</text:span></text:p>
      <text:p text:style-name="P2">For example, to find employees who work more than the average of all employees,</text:p>
      <text:p text:style-name="P14">Query sub = pm.newQuery(Employee.class);</text:p>
      <text:p text:style-name="P14">sub.setResult("avg(this.weeklyhours)");</text:p>
      <text:p text:style-name="P14">Query q = pm.newQuery(Employee.class);</text:p>
      <text:p text:style-name="P14">q.setFilter("this.weeklyHours &gt; averageWeeklyhours");</text:p>
      <text:p text:style-name="P14">q.addSubquery(sub, "double averageWeeklyhours", null);</text:p>
      <text:p text:style-name="P2"/>
      <text:h text:style-name="P31" text:outline-level="4"><text:bookmark text:name="X-102010335"/><text:tab/><text:tab/>Correlated subqueries</text:h>
      <text:p text:style-name="P2"><text:span text:style-name="Assertion">A14.6.2-56[</text:span>A correlated subquery is a subquery which contains references to expressions in the outer query. If the correlation can be expressed as a restriction of the candidate collection of the subquery, no parameters are needed. <text:span text:style-name="Assertion">]</text:span></text:p>
      <text:p text:style-name="P2">For example, to find employees who work more than the average of their department employees:</text:p>
      <text:p text:style-name="P14">Query sub = pm.newQuery(Employee.class);</text:p>
      <text:p text:style-name="P14">sub.setResult("avg(this.weeklyhours)");</text:p>
      <text:p text:style-name="P14">Query q = pm.newQuery(Employee.class);</text:p>
      <text:p text:style-name="P14">q.setFilter("this.weeklyhours&gt; averageWeeklyhours");</text:p>
      <text:p text:style-name="P14">q.addSubquery(sub, "double averageWeeklyhours", "this.department.employees");</text:p>
      <text:p text:style-name="P2"/>
      <text:p text:style-name="P2"><text:span text:style-name="Assertion">A14.6.2-57[</text:span>If the correlation cannot be expressed as a restriction of the candidate collection, the correlation is expressed as one or more parameters in the subquery which are bound to expressions of the outer query. <text:span text:style-name="Assertion">]</text:span></text:p>
      <text:p text:style-name="P12"><text:soft-page-break/>void addSubquery(String variableDeclaration, </text:p>
      <text:p text:style-name="P12"><text:tab/>Query subquery, String candidateCollectionExpr, String parameter);</text:p>
      <text:p text:style-name="P12">void addSubquery(String variableDeclaration, </text:p>
      <text:p text:style-name="P12"><text:tab/>Query subquery, String candidateCollectionExpr, String... parameters);</text:p>
      <text:p text:style-name="P12">void addSubquery(String variableDeclaration, </text:p>
      <text:p text:style-name="P12"><text:tab/>Query subquery, String candidateCollectionExpr, Map parameters);</text:p>
      <text:p text:style-name="P2">The <text:span text:style-name="T1">parameters</text:span> in the above methods binds parameters in the subquery to expressions in the outer query. <text:span text:style-name="T1">String</text:span> parameters are trimmed of white space. The single <text:span text:style-name="T1">String</text:span> version of the method binds the named expression to the single parameter in the subquery. The <text:span text:style-name="T1">String[]</text:span> version of the method binds the named expressions in turn to parameters in the order in which they are declared in the subquery, or in the order they are found in the filter if not explicitly declared in the subquery. The <text:span text:style-name="T1">Map</text:span> version of the method treats the key of each map entry as the name of the parameter in the subquery, with or without the leading “<text:span text:style-name="T1">:</text:span>”, and the value as the name of the expression in the outer query. If the trimmed expression is the empty <text:span text:style-name="T1">String</text:span> for either the parameter or the value of the <text:span text:style-name="T1">String...</text:span>, or for any map key or value, that expression is ignored.</text:p>
      <text:p text:style-name="P2">For example, to find employees who work more than the average of the employees in their department having the same manager:</text:p>
      <text:p text:style-name="P14">Query sub = pm.newQuery(Employee.class);</text:p>
      <text:p text:style-name="P14">sub.setResult("avg(this.weeklyhours)");</text:p>
      <text:p text:style-name="P14">sub.setFilter("this.manager == :manager");</text:p>
      <text:p text:style-name="P14">Query q = pm.newQuery(Employee.class);</text:p>
      <text:p text:style-name="P14">q.setFilter("this.weeklyHours &gt; averageWeeklyhours");</text:p>
      <text:p text:style-name="P14">q.addSubquery(sub, "double averageWeeklyhours", "this.department.employees", "this.manager");</text:p>
      <text:p text:style-name="P14"/>
      <text:p text:style-name="P2">The parameter in the subquery “<text:span text:style-name="T1">:manager</text:span>” is bound to the expression “<text:span text:style-name="T1">this.manager</text:span>” in the context of the outer query.</text:p>
      <text:h text:style-name="P27" text:outline-level="3"><text:bookmark-start text:name="__RefHeading__3801_1773241242"/><text:bookmark text:name="R-1054559"/>Parameter declaration<text:bookmark-end text:name="__RefHeading__3801_1773241242"/></text:h>
      <text:p text:style-name="P2">The parameter declaration is a <text:span text:style-name="T1">String</text:span> containing one or more parameter type declarations separated by commas. This follows the Java syntax for method signatures.</text:p>
      <text:p text:style-name="P2">Parameter types for primitive values can be specified as either the primitive types or the corresponding wrapper types. <text:span text:style-name="Assertion">A14.6.3-1[</text:span>If a parameter type is specified as a primitive, the parameter value passed to <text:span text:style-name="T1">execute()</text:span> must not be null or a JDOUserException is thrown.<text:span text:style-name="Assertion">]</text:span></text:p>
      <text:p text:style-name="P2"><text:span text:style-name="Assertion">A14.6.3-2[</text:span>Parameters must all be declared explicitly via declareParameters or all be declared implicitly in the filter.<text:span text:style-name="Assertion">]</text:span> <text:span text:style-name="Assertion">A14.6.3-3[P</text:span>arameters implicitly declared (in the result, filter, ordering, grouping, or range) are identified by prepending a "<text:span text:style-name="T1">:</text:span>" to the parameter everywhere it appears. All parameter types can be determined by one of the following techniques:<text:span text:style-name="Assertion">]</text:span></text:p>
      <text:p text:style-name="P5">•<text:tab/>the parameter is used as the right hand side or left hand side of a boolean operator (&lt;, &lt;=, ==, &gt;=, or &gt;) and the other side is strongly typed, or</text:p>
      <text:p text:style-name="P5"><text:soft-page-break/>•<text:tab/>the parameter is used in a method listed in section<text:bookmark-ref text:reference-format="text" text:ref-name="__RefHeading__3711_1773241242">  Methods</text:bookmark-ref> on page <text:bookmark-ref text:reference-format="page" text:ref-name="__RefHeading__3711_1773241242">16</text:bookmark-ref> directly as either a parameter or the object on which the method is called, and the type can be determined from the context of the method, or</text:p>
      <text:p text:style-name="P5">•<text:tab/>the parameter is explicitly cast using the cast operator and the cast is identical everywhere the parameter appears.</text:p>
      <text:h text:style-name="P32" text:outline-level="4"><text:tab/><text:tab/>Implicit parameter declaration</text:h>
      <text:p text:style-name="P2">When parameters are declared implicitly, if the query is string-based, parameters are recognized in the order that they appear in the query string. If the query is API-based, parameters are recognized as if declared explicitly, with the order of their first appearance in the result, filter, grouping, ordering, and range, in that order. This is significant if a positional form of execute or addSubquery is used.</text:p>
      <text:h text:style-name="P26" text:outline-level="3"><text:bookmark-start text:name="__RefHeading__3843_1773241242"/><text:bookmark text:name="R-1083126"/>Import statements<text:bookmark-end text:name="__RefHeading__3843_1773241242"/></text:h>
      <text:p text:style-name="P2">The import statements follow the Java syntax for import statements. Import statements are separated by semicolons. Import on demand is supported. Classes in java.lang and javax.jdo are automatically imported.</text:p>
      <text:h text:style-name="P26" text:outline-level="3"><text:bookmark-start text:name="__RefHeading__3799_1773241242"/><text:bookmark text:name="R-1044915"/>Variable declaration<text:bookmark-end text:name="__RefHeading__3799_1773241242"/></text:h>
      <text:p text:style-name="P2">The type declarations follow the Java syntax for local variable declarations. Variable declarations are separated by semicolons.</text:p>
      <text:p text:style-name="P2"><text:span text:style-name="Assertion">A14.6.5-1 [</text:span>A variable that is not constrained with an explicit contains clause is constrained by the extent of the persistence capable class (including subclasses).<text:span text:style-name="Assertion">]</text:span> <text:span text:style-name="Assertion">A14.6.5-2 [</text:span>If the class does not manage an Extent, then no results will satisfy the query.<text:span text:style-name="Assertion">]</text:span></text:p>
      <text:p text:style-name="P2">If the query result uses a variable, the variable must not be constrained by an extent. Further, each side of an "OR" expression must constrain the variable using a contains clause.</text:p>
      <text:p text:style-name="P2">A portable query will constrain all variables with a <text:span text:style-name="T1">contains</text:span> clause in each side of an “OR” expression of the filter where the variable is used. Further, each variable must either be used in the query result or its <text:span text:style-name="T1">contains</text:span> clause must be the left expression of an “AND” expression where the variable is used in the right expression. That is, for each occurrence of an expression in the filter using the variable, there is a <text:span text:style-name="T1">contains</text:span> clause “ANDed” with the expression that constrains the possible values by the elements of a collection.</text:p>
      <text:p text:style-name="P2">The semantics of contains is “exists”, where the contains clause is used to filter instances. The meaning of the expression “emps.contains(e) &amp;&amp; e.salary &lt; param” is “there exists an e in the emps collection such that e.salary is less than param”. This is the natural meaning of contains in the Java language, except where the expression is negated. If the variable is used in the result, then it need not be constrained.</text:p>
      <text:p text:style-name="P2">If the expression is negated, then “!(emps.contains(e) &amp;&amp; e.salary &lt; param)” means “there does not exist an employee e in the collection emps such that e.salary is less than param”. Another way of expressing this is “for each employee e in the collection emps, e.salary is greater than or equal to param”. If a variable is used in the result, then it must not be used in a negated contains clause.</text:p>
      <text:h text:style-name="P31" text:outline-level="4"><text:tab/><text:tab/>Implicit variable declaration</text:h>
      <text:p text:style-name="P2">The variable declaration is unnecessary if all variables are implicitly declared. <text:span text:style-name="Assertion">A14.6.5-3 [</text:span>All variables must be explicitly declared, or all variables must be implicitly declared.<text:span text:style-name="Assertion">]</text:span></text:p>
      <text:p text:style-name="P2"><text:soft-page-break/><text:span text:style-name="Assertion">A14.6.5-4 [</text:span>Names in the filter are treated as parameters if they are explicitly declared via declareParameters or if they begin with “:”.</text:p>
      <text:p text:style-name="P2">Names are treated as variable names if they are explicitly declared via declareVariables.</text:p>
      <text:p text:style-name="P2">Names are treated as field or property names if they are fields or properties of the candidate class.</text:p>
      <text:p text:style-name="P2">Names are treated as class names if they exist in the package of the candidate class, have been imported, or if they are in the java.lang package. e.g. Integer.</text:p>
      <text:p text:style-name="P2">Otherwise, names are treated as implicitly defined variable names. <text:span text:style-name="Assertion">]</text:span></text:p>
      <text:p text:style-name="P2">Variables must be typed. Implicitly defined variables are typed according to the following:</text:p>
      <text:p text:style-name="P5">•<text:tab/>if the variable is the parameter of a <text:span text:style-name="T1">contains</text:span> method, the type is the element type of the collection; or</text:p>
      <text:p text:style-name="P5">•<text:tab/>if the variable is the parameter of a <text:span text:style-name="T1">containsKey</text:span> method, the type is the key type of the map; or</text:p>
      <text:p text:style-name="P5">•<text:tab/>if the variable is the parameter of a <text:span text:style-name="T1">containsValue</text:span> method, the type is the value type of the map; or</text:p>
      <text:p text:style-name="P5">•<text:tab/>if the variable is not constrained by a <text:span text:style-name="T1">contains</text:span>, <text:span text:style-name="T1">containsKey</text:span>, or <text:span text:style-name="T1">containsValue</text:span> method, the variable must be typed by an explicit cast the first time the variable appears in the filter.</text:p>
      <text:h text:style-name="P28" text:outline-level="3"><text:bookmark-start text:name="__RefHeading__3847_1773241242"/><text:bookmark text:name="R-1017852"/>Ordering statement<text:bookmark-end text:name="__RefHeading__3847_1773241242"/></text:h>
      <text:p text:style-name="P2"><text:span text:style-name="Assertion">A14.6.6-1 [</text:span>The ordering statement is a <text:span text:style-name="T1">String</text:span> containing one or more ordering declarations separated by commas. Each ordering declaration is a Java expression of an orderable type:</text:p>
      <text:p text:style-name="P5">•<text:tab/>primitives (<text:span text:style-name="T1">boolean</text:span> is non-portable);</text:p>
      <text:p text:style-name="P5">•<text:tab/>wrappers (<text:span text:style-name="T1">Boolean</text:span> is non-portable);</text:p>
      <text:p text:style-name="P5">•<text:span text:style-name="T1"><text:tab/>BigDecimal</text:span>; </text:p>
      <text:p text:style-name="P5">•<text:span text:style-name="T1"><text:tab/>BigInteger</text:span>; </text:p>
      <text:p text:style-name="P5">•<text:span text:style-name="T1"><text:tab/>String</text:span>;</text:p>
      <text:p text:style-name="P6">•<text:tab/>Date</text:p>
      <text:p text:style-name="P2">followed by one of the following words: “<text:span text:style-name="T1">ascending</text:span>”, “<text:span text:style-name="T1">descending</text:span>”,“<text:span text:style-name="T1">asc</text:span>”, or “<text:span text:style-name="T1">desc</text:span>”.</text:p>
      <text:p text:style-name="P2">Ordering might be specified including navigation. The name of the field to be used in ordering via navigation through single-valued fields is specified by the Java language syntax of <text:span text:style-name="T1">field_name.field_name</text:span>...<text:span text:style-name="T1">.field_name</text:span>.<text:span text:style-name="Assertion">]</text:span> </text:p>
      <text:p text:style-name="P2">The result of the first (leftmost) expression is used to order the results. If the leftmost expression evaluates the same for two or more elements, then the second expression is used for ordering those elements. If the second expression evaluates the same, then the third expression is used, and so on until the last expression is evaluated. If all of the ordering expressions evaluate the same, then the ordering of those elements is unspecified.</text:p>
      <text:p text:style-name="P2">The ordering of instances containing null-valued fields specified by the ordering is not specified. Different JDO implementations might order the instances containing null-valued fields either before or after instances whose fields contain non-null values.</text:p>
      <text:p text:style-name="P2"><text:soft-page-break/>Ordering of boolean fields, if supported by the implementation, is false before true, unless descending is specified. Ordering of null-valued Boolean fields is as above.</text:p>
      <text:h text:style-name="P26" text:outline-level="3">Closing Query results</text:h>
      <text:p text:style-name="P2">When the application has finished with the query results, it might optionally close the results, allowing the JDO implementation to release resources that might be engaged, such as database cursors or iterators. The following methods allow early release of these resources.</text:p>
      <text:p text:style-name="P3">void close (Object queryResult);</text:p>
      <text:p text:style-name="P2"><text:span text:style-name="Assertion">A14.6.7-1 [</text:span>This method closes the result of one <text:span text:style-name="T1">execute(...)</text:span> method, and releases resources associated with it. After this method completes, the query result can no longer be used, for example to iterate the returned elements. Any elements returned previously by iteration of the results remain in their current state. Any iterators acquired from the queryResult will return <text:span text:style-name="T1">false</text:span> to <text:span text:style-name="T1">hasNext()</text:span> and will throw <text:span text:style-name="T1">NoSuchElementException</text:span> to <text:span text:style-name="T1">next()</text:span>.<text:span text:style-name="Assertion">]</text:span></text:p>
      <text:p text:style-name="P12">void closeAll ();</text:p>
      <text:p text:style-name="P2"><text:span text:style-name="Assertion">A14.6.7-2 [</text:span>This method closes all results of <text:span text:style-name="T1">execute(...)</text:span> methods on this <text:span text:style-name="T1">Query</text:span> instance, as above. The <text:span text:style-name="T1">Query</text:span> instance is still valid and can still be used.<text:span text:style-name="Assertion">]</text:span></text:p>
      <text:h text:style-name="P26" text:outline-level="3"><text:bookmark-start text:name="__RefHeading__3849_1773241242"/><text:bookmark text:name="R-1067615"/>Limiting the Cardinality of the Query Result<text:bookmark-end text:name="__RefHeading__3849_1773241242"/></text:h>
      <text:p text:style-name="P2">The application may want to skip some number of results that may have been previously returned, and additionally may want to limit the number of instances returned from a query. The parameters are modeled after String.getChars and are 0-origin. The parameters are not saved if the query is serialized. The default range for query execution if this method is not called are (0, Long.MAX_VALUE).</text:p>
      <text:p text:style-name="P2"><text:span text:style-name="Assertion">A14.6.8-1 [</text:span>setRange(long fromIncl, long toExcl);<text:span text:style-name="Assertion">]</text:span></text:p>
      <text:p text:style-name="P2">The fromIncl parameter is the number of instances of the query result to skip over before returning the <text:span text:style-name="T1">List</text:span> to the user. If specified as 0 (the default), no instances are skipped.</text:p>
      <text:p text:style-name="P2">The toExcl parameter is the last instance of the query result (before skipping) to return to the user.</text:p>
      <text:p text:style-name="P2">The expression (toExcl - fromIncl) is the maximum number of instances in the query result to be returned to the user. If fewer instances are available, then fewer instances will be returned. <text:span text:style-name="Assertion">A14.6.8-2 [</text:span>If ((toExcl - fromIncl)&lt;= 0) evaluates to true , </text:p>
      <text:p text:style-name="P5">•<text:tab/>if the result of the query execution is a <text:span text:style-name="T1">List</text:span>, the returned <text:span text:style-name="T1">List</text:span> contains no instances, and an <text:span text:style-name="T1">Iterator</text:span> obtained from the <text:span text:style-name="T1">List</text:span> returns <text:span text:style-name="T1">false</text:span> to <text:span text:style-name="T1">hasNext()</text:span>.</text:p>
      <text:p text:style-name="P5">•<text:tab/>if the result of the query execution is a single instance (<text:span text:style-name="T1">setUnique(true)</text:span>), it will have a value of <text:span text:style-name="T1">null</text:span>.<text:span text:style-name="Assertion">]</text:span></text:p>
      <text:p text:style-name="P2"><text:span text:style-name="Assertion">A14.6.8-3 [</text:span>setRange(String range);<text:span text:style-name="Assertion">]</text:span></text:p>
      <text:p text:style-name="P2">When using the string form of setRange both parameter values are specified either as numbers or as parameters. The fromIncl and toExcl values are comma separated and evaluated as either long values or as parameter names (beginning with “:”). For example, setRange(“:fromRange, :toRange”) or setRange(“100, 130”).</text:p>
      <text:h text:style-name="P26" text:outline-level="3"><text:bookmark-start text:name="__RefHeading__3795_1773241242"/><text:bookmark text:name="R-1017884"/>Specifying the Result of a Query (Projections, Aggregates)<text:bookmark-end text:name="__RefHeading__3795_1773241242"/></text:h>
      <text:p text:style-name="P2">The application might want to get results from a query that are not instances of the candidate class. The results might be single-valued fields of persistent instances, instances of classes other <text:soft-page-break/>than the candidate class, or aggregates of single-valued fields. Note that this means that fields of Collection and Map types are not allowed in the projection. </text:p>
      <text:p text:style-name="P2">void setResult(String result);</text:p>
      <text:p text:style-name="P2">The result parameter consists of the optional keyword distinct followed by a comma-separated list of named result expressions or a constructor expression. </text:p>
      <text:p text:style-name="P2">A constructor expression consists of the keyword new followed by the name of a result class and a comma-separated parenthesis-enclosed list of named result expressions. See <text:bookmark-ref text:reference-format="number" text:ref-name="__RefHeading__3753_1773241242">14.6.12</text:bookmark-ref> for a detailed description of the constructor expression.</text:p>
      <text:h text:style-name="P31" text:outline-level="4"><text:tab/><text:tab/>Distinct results</text:h>
      <text:p text:style-name="P2"><text:span text:style-name="Assertion">A14.6.9-1 [</text:span>If distinct is specified, the query result does not include any duplicates. If the result parameter specifies more than one result expression, duplicates are those with matching values for each result expression.<text:span text:style-name="Assertion">]</text:span></text:p>
      <text:p text:style-name="P2"><text:span text:style-name="Assertion">A14.6.9-2 [</text:span>Queries against an extent always consider only distinct candidate instances, regardless of whether distinct is specified. Queries against a collection might contain duplicate candidate instances; the distinct keyword removes duplicates from the candidate collection in this case.<text:span text:style-name="Assertion">]</text:span></text:p>
      <text:p text:style-name="P2"><text:span text:style-name="Assertion">A14.6.9-3 [</text:span>Result expressions begin with either an instance of the candidate class (with an explicit or implicit "this") or an instance of a variable (using the variable name). The candidate tuples are the cartesian product of the candidate class and all variables used in the result. The result tuples are the tuples of the candidate class and all variables used in the result that satisfy the filter. The result is the collection of result expressions projected from the result tuples. If variables are not used in the result expression, then the filter is evaluated for all possible values for each such variable, and if the filter evaluates to true for any combination of such variables, then the candidate tuple becomes a result tuple.<text:span text:style-name="Assertion">]</text:span></text:p>
      <text:p text:style-name="P2">The distinct specification requires removing duplicates from projected expressions.</text:p>
      <text:p text:style-name="P2"><text:span text:style-name="Assertion">A14.6.9-4 [</text:span>If any result is a navigational expression, and a non-terminal field or variable has a null value for a particular set of conditions (the result calculation would throw NullPointerException), then the result is null for that result expression.<text:span text:style-name="Assertion">]</text:span> This is known in relational algebra as “outer join semantics”. For example, to exclude results of “this.department.category.name” where either department or category is null, the user must explicitly add a clause to the filter: “this.department != null &amp;&amp; this.department.category != null”. </text:p>
      <text:p text:style-name="P2"><text:span text:style-name="Assertion">A14.6.9-5 [</text:span>The result expressions include:</text:p>
      <text:p text:style-name="P5">•<text:tab/>“<text:span text:style-name="T1">this</text:span>”: indicates that the candidate instance is returned</text:p>
      <text:p text:style-name="P5">•<text:tab/>&lt;field&gt;: this indicates that a field is returned as a value; the field might be in the candidate class or in a class referenced by a variable</text:p>
      <text:p text:style-name="P5">•<text:tab/>&lt;variable&gt;: this indicates that a variable’s value is returned as a persistent instance</text:p>
      <text:p text:style-name="P5">•<text:tab/>&lt;aggregate&gt;: this indicates that an aggregate of multiple values is returned; if <text:span text:style-name="T1">null</text:span> values are aggregated, they do not participate in the aggregate result; if all of the expressions to be aggregated evaluate to <text:span text:style-name="T1">null</text:span>, the result is the same as if there were no instances that match the filter.</text:p>
      <text:p text:style-name="P22">• <text:s/><text:span text:style-name="T1">count</text:span>(&lt;expression&gt;): the count of the number of instances of the expression is returned; the expression is preceded by an optional “distinct” and can be “<text:span text:style-name="T1">this</text:span>”, a navigational expression that terminates in a single-valued field, or a variable name</text:p>
      <text:p text:style-name="P22"><text:soft-page-break/>• <text:s/><text:span text:style-name="T1">sum</text:span>(&lt;numeric field expression&gt;): the sum of field expressions is returned; the expression is preceded by an optional "distinct"</text:p>
      <text:p text:style-name="P22">• <text:s/><text:span text:style-name="T1">min</text:span>(&lt;orderable field expression&gt;): the minimum value of the field expression is returned</text:p>
      <text:p text:style-name="P22">• <text:s/><text:span text:style-name="T1">max</text:span>(&lt;orderable field expression&gt;): the maximum value of the field expression is returned</text:p>
      <text:p text:style-name="P22">• <text:s/><text:span text:style-name="T1">avg</text:span>(&lt;numeric field expression&gt;): the average value of all field expressions is returned; the expression is preceded by an optional "distinct"</text:p>
      <text:p text:style-name="P5">•<text:tab/>&lt;field expression&gt;: the value of an expression using any of the operators allowed in queries applied to fields is returned</text:p>
      <text:p text:style-name="P5">•<text:tab/>&lt;navigational expression&gt;: this indicates a navigational path through single-valued fields or variables as specified by the Java language syntax; the navigational path starts with the keyword “this”, a variable, a parameter, or a field name followed by field names separated by dots.</text:p>
      <text:p text:style-name="P5">•<text:tab/>&lt;parameter&gt;: one of the parameters provided to the query.</text:p>
      <text:p text:style-name="P2">The result expression can be explicitly cast using the (cast) operator.<text:span text:style-name="Assertion">]</text:span></text:p>
      <text:h text:style-name="P31" text:outline-level="4"><text:tab/><text:tab/>Named Result Expressions</text:h>
      <text:p text:style-name="P2">&lt;result expression&gt; as &lt;name&gt;: identify the &lt;result expression&gt; (any of the result expressions specified above) as a named element for the purpose of matching a method or field name in the result class.</text:p>
      <text:p text:style-name="P2">If the name is not specified explicitly, the default for name is the expression itself.</text:p>
      <text:h text:style-name="P31" text:outline-level="4"><text:tab/><text:tab/>Aggregate Types</text:h>
      <text:p text:style-name="P2"><text:span text:style-name="Assertion">A14.6.9-6 [</text:span>Count returns Long.</text:p>
      <text:p text:style-name="P2">Sum returns Long for integral types and the field’s type for other Number types (BigDecimal, BigInteger, Float, and Double). Sum and avg are invalid if applied to non-Number types.</text:p>
      <text:p text:style-name="P2">Avg, min, and max return the type of the expression.<text:span text:style-name="Assertion">]</text:span> </text:p>
      <text:p text:style-name="P2">If there are no instances that match the filter,</text:p>
      <text:p text:style-name="P5">•<text:span text:style-name="T1"><text:tab/>count</text:span> returns 0;</text:p>
      <text:p text:style-name="P5">•<text:span text:style-name="T1"><text:tab/>avg</text:span>, <text:span text:style-name="T1">sum</text:span>, <text:span text:style-name="T1">min</text:span>, and <text:span text:style-name="T1">max</text:span> return <text:span text:style-name="T1">null</text:span>.</text:p>
      <text:p text:style-name="P2">If null values are aggregated, they do not participate in the aggregate result. If all of the expressions to be aggregated evaluate to null, the result is the same as if there were no instances that match the filter. </text:p>
      <text:h text:style-name="P31" text:outline-level="4"><text:tab/><text:tab/>Primitive Types</text:h>
      <text:p text:style-name="P2">If a result expression has a primitive type, its value is returned as an instance of the corresponding java wrapper class.</text:p>
      <text:h text:style-name="P31" text:outline-level="4"><text:tab/><text:tab/>Null Results</text:h>
      <text:p text:style-name="P2"><text:span text:style-name="Assertion">A14.6.9-7 [</text:span>If the returned value from a query specifying a result is null, this indicates that the expression specified as the result was null.<text:span text:style-name="Assertion">]</text:span> Note that the semantics of this result are different from the returned value where no instances satisfied the filter.</text:p>
      <text:h text:style-name="P31" text:outline-level="4"><text:soft-page-break/><text:tab/><text:tab/>Default Result</text:h>
      <text:p text:style-name="P2"><text:span text:style-name="Assertion">A14.6.9-8 [</text:span>If not specified, the result defaults to “distinct this as C”<text:span text:style-name="Assertion">]</text:span> where C is the unqualified name of the candidate class. For example, the default result specification for a query where the candidate class is com.acme.hr.Employee is “distinct this as Employee”.</text:p>
      <text:h text:style-name="P31" text:outline-level="4"><text:tab/><text:tab/>Projected Second Class Result</text:h>
      <text:p text:style-name="P2"><text:span text:style-name="Assertion">A14.6.9-9 [</text:span>If an SCO field is in the result, the projected field is not owned by any persistent instance, and modifying the SCO value has no effect on any persistent instance. If an FCO field is in the result, the projected field is a persistent instance, and modifications made to the instance are reflected as changes to the datastore per transaction requirements.<text:span text:style-name="Assertion">]</text:span></text:p>
      <text:h text:style-name="P26" text:outline-level="3"><text:bookmark-start text:name="__RefHeading__3845_1773241242"/><text:bookmark text:name="R-1096377"/>Grouping Aggregate Results<text:bookmark-end text:name="__RefHeading__3845_1773241242"/></text:h>
      <text:p text:style-name="P2">Aggregates are most useful if they can be grouped based on an element of the result. Grouping is required if there are aggregate expressions in the result.</text:p>
      <text:p text:style-name="P12">void setGrouping(String grouping);</text:p>
      <text:p text:style-name="P2">The grouping parameter consists of one or more expressions separated by commas followed by an optional “having” followed by one Boolean expression. </text:p>
      <text:p text:style-name="P2"><text:span text:style-name="Assertion">A14.6.10-1 [</text:span>When grouping is specified, each result expression must be one of:</text:p>
      <text:p text:style-name="P5">•<text:tab/>an expression contained in the grouping expression; or,</text:p>
      <text:p text:style-name="P5">•<text:tab/>an aggregate expression evaluated once per group.<text:span text:style-name="Assertion">]</text:span> </text:p>
      <text:p text:style-name="P2"><text:span text:style-name="Assertion">A14.6.10-3 [</text:span>When grouping is specified with ordering, each ordering expression must be one of:</text:p>
      <text:p text:style-name="P5">•<text:tab/>an expression contained in the grouping expression; or,</text:p>
      <text:p text:style-name="P5">•<text:tab/>an aggregate expression evaluated once per group.<text:span text:style-name="Assertion">]</text:span> </text:p>
      <text:p text:style-name="P2">The query groups all elements where all expressions specified in setGrouping have the same values. The query result consists of one element per group.</text:p>
      <text:p text:style-name="P2"><text:span text:style-name="Assertion">A14.6.10-2 [</text:span>When “having” is specified, the “having” expression consists of arithmetic and boolean expressions containing expressions that are either aggregate expressions or contained in a grouping expression.<text:span text:style-name="Assertion">]</text:span> </text:p>
      <text:h text:style-name="P26" text:outline-level="3">Specifying Uniqueness of the Query Result</text:h>
      <text:p text:style-name="P2">If the application knows that there can be exactly zero or one instance returned from a query, the result of the query is most conveniently returned as an instance (possibly null) instead of a <text:span text:style-name="T1">List</text:span>. </text:p>
      <text:p text:style-name="P12">void setUnique(boolean unique);</text:p>
      <text:p text:style-name="P2"><text:span text:style-name="Assertion">A14.6.11-1 [</text:span>When the value of the Unique flag is true, then the result of a query is a single value, with null used to indicate that none of the instances in the candidates satisfied the filter. If more than one instance satisfies the filter, and the range is not limited to one result, then execute throws a JDOUserException.<text:span text:style-name="Assertion">]</text:span></text:p>
      <text:h text:style-name="P31" text:outline-level="4"><text:tab/><text:tab/>Default Unique setting</text:h>
      <text:p text:style-name="P2"><text:span text:style-name="Assertion">A14.6.11-2 [</text:span>The default Unique setting is true for aggregate results without a grouping expression, and false otherwise.<text:span text:style-name="Assertion">]</text:span></text:p>
      <text:h text:style-name="P26" text:outline-level="3"><text:bookmark-start text:name="__RefHeading__3753_1773241242"/><text:bookmark text:name="R-1060032"/><text:soft-page-break/>Specifying the Class of the Result<text:bookmark-end text:name="__RefHeading__3753_1773241242"/></text:h>
      <text:p text:style-name="P2">The application may have a user-defined class that best represents the results of a query. In this case, the application can specify that instances of this class should be returned.</text:p>
      <text:p text:style-name="P12">void setResultClass(Class resultClass);</text:p>
      <text:p text:style-name="P2">The default result class is the candidate class if the parameter to setResult is null or not specified. When the result is specified and not null, the default result class is the type of the expression if the result consists of one expression, or Object[] if the result consists of more than one expression.</text:p>
      <text:h text:style-name="P31" text:outline-level="4"><text:tab/><text:tab/>Result Class Requirements</text:h>
      <text:p text:style-name="P5">•<text:span text:style-name="T3"><text:tab/></text:span><text:span text:style-name="Assertion">A14.6.12-1 [</text:span>The result class may be one of the <text:span text:style-name="T1">java.lang</text:span> classes <text:span text:style-name="T1">Character</text:span>, <text:span text:style-name="T1">Boolean</text:span>, <text:span text:style-name="T1">Byte</text:span>, <text:span text:style-name="T1">Short</text:span>, <text:span text:style-name="T1">Integer</text:span>, <text:span text:style-name="T1">Long</text:span>, <text:span text:style-name="T1">Float</text:span>, <text:span text:style-name="T1">Double</text:span>, <text:span text:style-name="T1">String</text:span>, or <text:span text:style-name="T1">Object[]</text:span>; or one of the <text:span text:style-name="T1">java.math</text:span> classes <text:span text:style-name="T1">BigInteger</text:span> or <text:span text:style-name="T1">BigDecimal</text:span>; or the <text:span text:style-name="T1">java.util</text:span> class <text:span text:style-name="T1">Date</text:span>; or the <text:span text:style-name="T1">java.util</text:span> interface <text:span text:style-name="T1">Map</text:span>; or one of the <text:span text:style-name="T1">java.sql</text:span> classes <text:span text:style-name="T1">Date</text:span>, <text:span text:style-name="T1">Time</text:span>, or <text:span text:style-name="T1">Timestamp</text:span>; or a user-defined class.</text:p>
      <text:p text:style-name="P5">•<text:tab/>If there are multiple result expressions, the result class must be able to hold all elements of the result specification or a <text:span text:style-name="T1">JDOUserException</text:span> is thrown. </text:p>
      <text:p text:style-name="P5">•<text:tab/>If there is only one result expression, the result class must be assignable from the type of the result expression or must be able to hold all elements of the result specification. A single value must be able to be coerced into the specified result class (treating wrapper classes as equivalent to their unwrapped primitive types) or by matching. If the result class does not satisfy these conditions, a <text:span text:style-name="T1">JDOUserException</text:span> is thrown.</text:p>
      <text:p text:style-name="P5">•<text:tab/>A constructor of a result class specified in the constructor expression of the <text:span text:style-name="T1">setResult</text:span> method or in the <text:span text:style-name="T1">setResultClass</text:span> method will be used if the results specification matches the parameters of the constructor by position and type. If more than one constructor satisfies the requirements, the JDO implementation chooses one of them. If no constructor satisfies the results requirements, the following requirements apply:</text:p>
      <text:p text:style-name="P22">• <text:s/>A user-defined result class must have a no-args constructor and one or more public “set” or “put” methods or fields. </text:p>
      <text:p text:style-name="P22">• <text:s/>Each result expression must match one of:</text:p>
      <text:p text:style-name="P7">• <text:s/>a public field that matches the name of the result expression and is of the type (treating wrapper types the same as primitive types) of the result expression; </text:p>
      <text:p text:style-name="P7">• <text:s/>or if no public field matches the name and type, a public “set” method that returns <text:span text:style-name="T1">void</text:span> and matches the name of the result expression and takes a single parameter which is the exact type of the result expression;</text:p>
      <text:p text:style-name="P7">• <text:s/>or if neither of the above applies,a public method must be found with the signature void put(Object, Object) in which the first argument is the name of the result expression and the second argument is the value from the query result.</text:p>
      <text:p text:style-name="P22">• <text:s/>Portable result classes do not invoke any persistence behavior during their no-args constructor or “set” methods.<text:span text:style-name="Assertion"><text:span text:style-name="T4">]</text:span></text:span></text:p>
      <text:p text:style-name="P2"/>
      <text:p text:style-name="P8"> </text:p>
      <text:p text:style-name="P17">Table 6: Shape of Result (C is the candidate class)</text:p>
      <text:p text:style-name="P9"> </text:p>
      <table:table table:name="Table3" table:style-name="Table3">
        <table:table-column table:style-name="Table3.A"/>
        <table:table-column table:style-name="Table3.B"/>
        <table:table-column table:style-name="Table3.C"/>
        <table:table-column table:style-name="Table3.D"/>
        <table:table-header-rows>
          <text:soft-page-break/>
          <table:table-row table:style-name="Table3.1">
            <table:table-cell table:style-name="Table3.A1" office:value-type="string">
              <text:p text:style-name="P18">setResult</text:p>
            </table:table-cell>
            <table:table-cell table:style-name="Table3.B1" office:value-type="string">
              <text:p text:style-name="P18">setResultClass</text:p>
            </table:table-cell>
            <table:table-cell table:style-name="Table3.B1" office:value-type="string">
              <text:p text:style-name="P18">setUnique</text:p>
            </table:table-cell>
            <table:table-cell table:style-name="Table3.B1" office:value-type="string">
              <text:p text:style-name="P18">shape of result</text:p>
            </table:table-cell>
          </table:table-row>
        </table:table-header-rows>
        <table:table-row table:style-name="Table3.1">
          <table:table-cell table:style-name="Table3.A2" office:value-type="string">
            <text:p text:style-name="P19"><text:span text:style-name="Assertion"><text:span text:style-name="T4">A14.6.12-2 [</text:span></text:span>null, or “distinct this as C”</text:p>
          </table:table-cell>
          <table:table-cell table:style-name="Table3.B2" office:value-type="string">
            <text:p text:style-name="P19">null</text:p>
          </table:table-cell>
          <table:table-cell table:style-name="Table3.B2" office:value-type="string">
            <text:p text:style-name="P19">false</text:p>
          </table:table-cell>
          <table:table-cell table:style-name="Table3.B2" office:value-type="string">
            <text:p text:style-name="P19"><text:span text:style-name="T2">List</text:span><text:span text:style-name="T1">&lt;C&gt;</text:span></text:p>
          </table:table-cell>
        </table:table-row>
        <table:table-row table:style-name="Table3.1">
          <table:table-cell table:style-name="Table3.A2" office:value-type="string">
            <text:p text:style-name="P19">null, or “distinct this as C”</text:p>
          </table:table-cell>
          <table:table-cell table:style-name="Table3.B2" office:value-type="string">
            <text:p text:style-name="P19">null</text:p>
          </table:table-cell>
          <table:table-cell table:style-name="Table3.B2" office:value-type="string">
            <text:p text:style-name="P19">true</text:p>
          </table:table-cell>
          <table:table-cell table:style-name="Table3.B2" office:value-type="string">
            <text:p text:style-name="P19">C</text:p>
          </table:table-cell>
        </table:table-row>
        <table:table-row table:style-name="Table3.1">
          <table:table-cell table:style-name="Table3.A2" office:value-type="string">
            <text:p text:style-name="P19">not null, one result expression of type T</text:p>
          </table:table-cell>
          <table:table-cell table:style-name="Table3.B2" office:value-type="string">
            <text:p text:style-name="P19">null</text:p>
          </table:table-cell>
          <table:table-cell table:style-name="Table3.B2" office:value-type="string">
            <text:p text:style-name="P19">false</text:p>
          </table:table-cell>
          <table:table-cell table:style-name="Table3.B2" office:value-type="string">
            <text:p text:style-name="P19"><text:span text:style-name="T2">List</text:span><text:span text:style-name="T1">&lt;T&gt;</text:span></text:p>
          </table:table-cell>
        </table:table-row>
        <table:table-row table:style-name="Table3.1">
          <table:table-cell table:style-name="Table3.A2" office:value-type="string">
            <text:p text:style-name="P19">not null, one result expression of type T</text:p>
          </table:table-cell>
          <table:table-cell table:style-name="Table3.B2" office:value-type="string">
            <text:p text:style-name="P19">null</text:p>
          </table:table-cell>
          <table:table-cell table:style-name="Table3.B2" office:value-type="string">
            <text:p text:style-name="P19">true</text:p>
          </table:table-cell>
          <table:table-cell table:style-name="Table3.B2" office:value-type="string">
            <text:p text:style-name="P19">T</text:p>
          </table:table-cell>
        </table:table-row>
        <table:table-row table:style-name="Table3.1">
          <table:table-cell table:style-name="Table3.A2" office:value-type="string">
            <text:p text:style-name="P19">not null, more than one result expression</text:p>
          </table:table-cell>
          <table:table-cell table:style-name="Table3.B2" office:value-type="string">
            <text:p text:style-name="P19">null</text:p>
          </table:table-cell>
          <table:table-cell table:style-name="Table3.B2" office:value-type="string">
            <text:p text:style-name="P19">false</text:p>
          </table:table-cell>
          <table:table-cell table:style-name="Table3.B2" office:value-type="string">
            <text:p text:style-name="P19"><text:span text:style-name="T2">List</text:span><text:span text:style-name="T1">&lt;Object[]&gt;</text:span></text:p>
          </table:table-cell>
        </table:table-row>
        <table:table-row table:style-name="Table3.1">
          <table:table-cell table:style-name="Table3.A2" office:value-type="string">
            <text:p text:style-name="P19">not null, more than one result expression</text:p>
          </table:table-cell>
          <table:table-cell table:style-name="Table3.B2" office:value-type="string">
            <text:p text:style-name="P19">null</text:p>
          </table:table-cell>
          <table:table-cell table:style-name="Table3.B2" office:value-type="string">
            <text:p text:style-name="P19">true</text:p>
          </table:table-cell>
          <table:table-cell table:style-name="Table3.B2" office:value-type="string">
            <text:p text:style-name="P20">Object[]</text:p>
          </table:table-cell>
        </table:table-row>
        <table:table-row table:style-name="Table3.1">
          <table:table-cell table:style-name="Table3.A2" office:value-type="string">
            <text:p text:style-name="P19">null or not null</text:p>
          </table:table-cell>
          <table:table-cell table:style-name="Table3.B2" office:value-type="string">
            <text:p text:style-name="P19">UserResult.class</text:p>
          </table:table-cell>
          <table:table-cell table:style-name="Table3.B2" office:value-type="string">
            <text:p text:style-name="P19">false</text:p>
          </table:table-cell>
          <table:table-cell table:style-name="Table3.B2" office:value-type="string">
            <text:p text:style-name="P19"><text:span text:style-name="T2">List</text:span><text:span text:style-name="T1">&lt;UserResult&gt;</text:span></text:p>
          </table:table-cell>
        </table:table-row>
        <table:table-row table:style-name="Table3.1">
          <table:table-cell table:style-name="Table3.A2" office:value-type="string">
            <text:p text:style-name="P19">null or not null</text:p>
          </table:table-cell>
          <table:table-cell table:style-name="Table3.B2" office:value-type="string">
            <text:p text:style-name="P19">UserResult.class</text:p>
          </table:table-cell>
          <table:table-cell table:style-name="Table3.B2" office:value-type="string">
            <text:p text:style-name="P19">true</text:p>
          </table:table-cell>
          <table:table-cell table:style-name="Table3.B2" office:value-type="string">
            <text:p text:style-name="P19"><text:span text:style-name="T1">UserResult</text:span><text:span text:style-name="Assertion"><text:span text:style-name="T4">]</text:span></text:span></text:p>
          </table:table-cell>
        </table:table-row>
      </table:table>
      <text:p text:style-name="P8"> </text:p>
      <text:h text:style-name="P25" text:outline-level="3"><text:bookmark-start text:name="__RefHeading__3629_1773241242"/><text:bookmark text:name="R-1076574"/>Single-string Query element binding<text:bookmark-end text:name="__RefHeading__3629_1773241242"/></text:h>
      <text:p text:style-name="P2"><text:span text:style-name="Assertion">A14.6.13-1 [</text:span>The String version of Query represents all query elements using a single string. The string contains the following structure:<text:span text:style-name="Assertion">]</text:span></text:p>
      <text:p text:style-name="P2"><text:bookmark text:name="X-102006656"/>select [<text:span text:style-name="T3">unique</text:span>] [ &lt;result&gt; ] [<text:span text:style-name="T3">into</text:span> &lt;result-class-name&gt;] </text:p>
      <text:p text:style-name="P2">[<text:span text:style-name="T3">from</text:span> &lt;candidate-class-name&gt; [<text:span text:style-name="T3">exclude</text:span> <text:span text:style-name="T3">subclasses</text:span>] ]</text:p>
      <text:p text:style-name="P2">[<text:span text:style-name="T3">where</text:span> &lt;filter&gt;]</text:p>
      <text:p text:style-name="P2">[<text:span text:style-name="T3">variables</text:span> &lt;variables-clause&gt; ] </text:p>
      <text:p text:style-name="P2">[<text:span text:style-name="T3">parameters</text:span> &lt;parameters-clause&gt;]</text:p>
      <text:p text:style-name="P2">[&lt;imports-clause&gt;]</text:p>
      <text:p text:style-name="P2">[<text:span text:style-name="T3">group by</text:span> &lt;grouping-clause&gt; ]</text:p>
      <text:p text:style-name="P2">[<text:span text:style-name="T3">order by</text:span> &lt;ordering-clause&gt;]</text:p>
      <text:p text:style-name="P2">[<text:span text:style-name="T3">range</text:span> &lt;from-range&gt; <text:span text:style-name="T3">,</text:span>&lt;to-range&gt;]</text:p>
      <text:p text:style-name="P2"><text:span text:style-name="Assertion">A14.6.13-2 [</text:span>Keywords, identified in <text:span text:style-name="T3">bold</text:span>, are either all upper-case or all lower-case. Keywords cannot be mixed case.<text:span text:style-name="Assertion">]</text:span></text:p>
      <text:p text:style-name="P2">The select clause must be the first clause in the query.</text:p>
      <text:p text:style-name="P2">The order of the other clauses must be as described above.</text:p>
      <text:p text:style-name="P2"><text:span text:style-name="Assertion">A14.6.13-3 [</text:span>If implicit parameters are used, their order of appearance in the query determines their order for binding to positional parameters for execution.<text:span text:style-name="Assertion">]</text:span></text:p>
      <text:p text:style-name="P2">&lt;result&gt; is the result as in <text:bookmark-ref text:reference-format="number" text:ref-name="__RefHeading__3795_1773241242">14.6.9</text:bookmark-ref>.</text:p>
      <text:p text:style-name="P2">&lt;result-class-name&gt; is the name of the result class as in <text:bookmark-ref text:reference-format="number" text:ref-name="__RefHeading__3753_1773241242">14.6.12</text:bookmark-ref>.</text:p>
      <text:p text:style-name="P2"><text:soft-page-break/>&lt;filter&gt; is the filter as in <text:bookmark-ref text:reference-format="number" text:ref-name="__RefHeading__3797_1773241242">14.6.2</text:bookmark-ref>. The filter in the single String version might include subqueries. A subquery must be enclosed in parentheses, and has the following structure:</text:p>
      <text:p text:style-name="P2"><text:span text:style-name="T3">(select</text:span> &lt;subquery-result-clause&gt; <text:span text:style-name="T3">from</text:span> &lt;subquery-from-clause&gt; [<text:span text:style-name="T3">where</text:span> &lt;filter&gt;] [<text:span text:style-name="T3">variables</text:span> &lt;variables-clause&gt; ] [<text:span text:style-name="T3">parameters</text:span> &lt;parameters-clause&gt;] [&lt;imports-clause&gt;]<text:span text:style-name="T3">)</text:span></text:p>
      <text:p text:style-name="P2">The subquery-result-clause consists of an optional keyword <text:span text:style-name="T3">distinct</text:span> followed by a single expression.</text:p>
      <text:p text:style-name="P2">The subquery-from-clause may have one of two forms:</text:p>
      <text:p text:style-name="P5">•<text:tab/>A candidate class name followed by an optional alias definition followed by an optional <text:span text:style-name="T3">exclude</text:span> <text:span text:style-name="T3">subclasses</text:span></text:p>
      <text:p text:style-name="P5">•<text:tab/>A field access expression followed by an optional alias definition</text:p>
      <text:p text:style-name="P2">An alias definition consists of an optional keyword <text:span text:style-name="T3">as</text:span> followed by an identifier. </text:p>
      <text:p text:style-name="P5">•<text:tab/>If the <text:span text:style-name="T3">as</text:span> clause is used, the identifier is used instead of <text:span text:style-name="T3">this</text:span> to access the candidate instances of the subquery. In this case, fields of the outer query can be accessed from the inner query. </text:p>
      <text:p text:style-name="P5">•<text:tab/>If the <text:span text:style-name="T3">as</text:span> clause is not used, any usage of <text:span text:style-name="T3">this</text:span> in the subquery refers to the candidate instances of the subquery. In this case, fields of the outer query cannot be accessed from the inner query. </text:p>
      <text:p text:style-name="P2">&lt;variables-clause&gt; is the variable declaration as in <text:bookmark-ref text:reference-format="number" text:ref-name="__RefHeading__3799_1773241242">14.6.5</text:bookmark-ref>. As in Java, variables in the clause are separated by semicolons.</text:p>
      <text:p text:style-name="P2">&lt;parameters-clause&gt; is the parameter declaration as in <text:bookmark-ref text:reference-format="number" text:ref-name="__RefHeading__3801_1773241242">14.6.3</text:bookmark-ref>. As in Java, parameters in the clause are separated by commas.</text:p>
      <text:p text:style-name="P2">&lt;imports-clause&gt; is the imports declaration as in <text:bookmark-ref text:reference-format="number" text:ref-name="__RefHeading__3843_1773241242">14.6.4</text:bookmark-ref>. As in Java, imports in the clause are separated by semicolons.</text:p>
      <text:p text:style-name="P2">&lt;grouping-clause&gt; is the grouping specification as in <text:bookmark-ref text:reference-format="number" text:ref-name="__RefHeading__3845_1773241242">14.6.10</text:bookmark-ref>.</text:p>
      <text:p text:style-name="P2">&lt;ordering-clause&gt; is the ordering specification as in <text:bookmark-ref text:reference-format="number" text:ref-name="__RefHeading__3847_1773241242">14.6.6</text:bookmark-ref>.</text:p>
      <text:p text:style-name="P2">&lt;from-range&gt; and &lt;to-range&gt; are as in <text:bookmark-ref text:reference-format="number" text:ref-name="__RefHeading__3849_1773241242">14.6.8</text:bookmark-ref>.</text:p>
      <text:p text:style-name="P2"/>
      <text:p text:style-name="P11"><draw:frame draw:style-name="fr1" draw:name="7" text:anchor-type="as-char" svg:width="2.7917in" svg:height="0.1346in" draw:z-index="5"><draw:image xlink:href="Pictures/2000000700000FB5000000C94FDA4EAC.wmf" xlink:type="simple" xlink:show="embed" xlink:actuate="onLoad"/></draw:frame></text:p>
      <text:h text:style-name="P24" text:outline-level="2"><text:bookmark-start text:name="__RefHeading__3631_1773241242"/><text:bookmark text:name="R-1072193"/>SQL Queries<text:bookmark-end text:name="__RefHeading__3631_1773241242"/></text:h>
      <text:p text:style-name="P2">If the developer knows that the underlying datasource supports SQL, and knows the mapping from the JDO domain model to the SQL schema, it might be convenient in some cases to execute SQL instead of expressing the query as JDOQL. <text:span text:style-name="Assertion">A14.7-1 [</text:span>In this case, the factory method that takes the language string and Object is used: newQuery (String language, Object query). The language parameter is “javax.jdo.query.SQL” and the query parameter is the SQL query string.<text:span text:style-name="Assertion">]</text:span></text:p>
      <text:p text:style-name="P2">The SQL query string must be well-formed. The JDO implementation must not make any changes to the query string. The tokens “?” must be used to identify parameters in the SQL query string.</text:p>
      <text:p text:style-name="P2">When this factory method is used, the behavior of the Query instance changes significantly. <text:span text:style-name="Assertion">A14.7-2 [</text:span>The only methods that can be used are setClass to establish the candidate class, setUnique to declare that there is only one result row, and setResultClass to establish the result class.<text:span text:style-name="Assertion">]</text:span></text:p>
      <text:p text:style-name="P5"><text:soft-page-break/>•<text:tab/>there is no filter, and the <text:span text:style-name="T1">setFilter</text:span> method throws <text:span text:style-name="T1">JDOUserException</text:span>.</text:p>
      <text:p text:style-name="P5">•<text:tab/>there is no ordering specification, and the <text:span text:style-name="T1">setOrdering</text:span> method throws <text:span text:style-name="T1">JDOUserException</text:span>.</text:p>
      <text:p text:style-name="P5">•<text:tab/>there are no variables, and the <text:span text:style-name="T1">declareVariables</text:span> method throws <text:span text:style-name="T1">JDOUserException</text:span>.</text:p>
      <text:p text:style-name="P5">•<text:tab/>the parameters are untyped, and the <text:span text:style-name="T1">declareParameters</text:span> method throws <text:span text:style-name="T1">JDOUserException</text:span>.</text:p>
      <text:p text:style-name="P5">•<text:tab/>there is no grouping specification, and the <text:span text:style-name="T1">setGrouping</text:span> method throws <text:span text:style-name="T1">JDOUserException</text:span>.</text:p>
      <text:p text:style-name="P5">•<text:tab/>the candidate collection can only be the <text:span text:style-name="T1">Extent</text:span> of instances of the candidate class, including subclasses, and the <text:span text:style-name="T1">setCandidates</text:span> method throws <text:span text:style-name="T1">JDOUserException</text:span>.</text:p>
      <text:p text:style-name="P5">•<text:tab/>parameters are bound by position. If the parameter list is an <text:span text:style-name="T1">Object[]</text:span> then the first element in the array is bound to the first “?” in the SQL statement, and so forth. A14.7-5 [If the parameter list is a <text:span text:style-name="T1">Map</text:span>, then the keys of the <text:span text:style-name="T1">Map</text:span> must be instances of <text:span text:style-name="T1">Integer</text:span> whose <text:span text:style-name="T1">intValue</text:span> is 1..n. The value in the <text:span text:style-name="T1">Map</text:span> corresponding to the key whose <text:span text:style-name="T1">intValue</text:span> is 1 is bound to the first “?” in the SQL statement, and so forth. ]</text:p>
      <text:p text:style-name="P5">•<text:tab/>there are no imports, and the <text:span text:style-name="T1">declareImports</text:span> method throws <text:span text:style-name="T1">JDOUserException</text:span>.</text:p>
      <text:p text:style-name="P5">•<text:tab/>for queries in which the candidate class is specified, the columns selected in the SQL statement must at least contain the primary key columns of the mapped candidate class, and additionally the discriminator column if defined and the version column(s) if defined.</text:p>
      <text:p text:style-name="P5">•<text:tab/>results are taken from the SELECT clause of the query, and the <text:span text:style-name="T1">setResult</text:span> method throws <text:span text:style-name="T1">JDOUserException</text:span>.</text:p>
      <text:p text:style-name="P5">•<text:tab/>the cardinality of the result is determined by the SQL query itself, and the <text:span text:style-name="T1">setRange</text:span> method throws <text:span text:style-name="T1">JDOUserException</text:span>.</text:p>
      <text:p text:style-name="P2"><text:span text:style-name="Assertion">A14.7-3 [</text:span>SQL queries can be defined without a candidate class. These queries can be found by name using the factory method newNamedQuery, specifying the class as null, or can be constructed without a candidate class.<text:span text:style-name="Assertion">]</text:span> </text:p>
      <text:p text:style-name="P2"/>
      <text:p text:style-name="P8"> </text:p>
      <text:p text:style-name="P17">Table 7: Shape of Result of SQL Query</text:p>
      <text:p text:style-name="P9"> </text:p>
      <table:table table:name="Table4" table:style-name="Table4">
        <table:table-column table:style-name="Table4.A"/>
        <table:table-column table:style-name="Table4.B"/>
        <table:table-column table:style-name="Table4.C"/>
        <table:table-column table:style-name="Table4.D"/>
        <table:table-column table:style-name="Table4.E"/>
        <table:table-header-rows>
          <table:table-row table:style-name="Table4.1">
            <table:table-cell table:style-name="Table4.A1" office:value-type="string">
              <text:p text:style-name="P18">Candidate class</text:p>
            </table:table-cell>
            <table:table-cell table:style-name="Table4.B1" office:value-type="string">
              <text:p text:style-name="P18">Selected columns</text:p>
            </table:table-cell>
            <table:table-cell table:style-name="Table4.B1" office:value-type="string">
              <text:p text:style-name="P18">setResultClass</text:p>
            </table:table-cell>
            <table:table-cell table:style-name="Table4.B1" office:value-type="string">
              <text:p text:style-name="P18">setUnique</text:p>
            </table:table-cell>
            <table:table-cell table:style-name="Table4.B1" office:value-type="string">
              <text:p text:style-name="P18">shape of result</text:p>
            </table:table-cell>
          </table:table-row>
        </table:table-header-rows>
        <table:table-row table:style-name="Table4.1">
          <table:table-cell table:style-name="Table4.A2" office:value-type="string">
            <text:p text:style-name="P19"><text:span text:style-name="Assertion"><text:span text:style-name="T4">A14.7-4 [</text:span></text:span>C</text:p>
          </table:table-cell>
          <table:table-cell table:style-name="Table4.B2" office:value-type="string">
            <text:p text:style-name="P19">must include primary key columns</text:p>
          </table:table-cell>
          <table:table-cell table:style-name="Table4.B2" office:value-type="string">
            <text:p text:style-name="P19">null</text:p>
          </table:table-cell>
          <table:table-cell table:style-name="Table4.B2" office:value-type="string">
            <text:p text:style-name="P19">false</text:p>
          </table:table-cell>
          <table:table-cell table:style-name="Table4.B2" office:value-type="string">
            <text:p text:style-name="P19"><text:span text:style-name="T2">List</text:span>&lt;C&gt;</text:p>
          </table:table-cell>
        </table:table-row>
        <table:table-row table:style-name="Table4.1">
          <table:table-cell table:style-name="Table4.A2" office:value-type="string">
            <text:p text:style-name="P19">C</text:p>
          </table:table-cell>
          <table:table-cell table:style-name="Table4.B2" office:value-type="string">
            <text:p text:style-name="P19">must include primary key columns</text:p>
          </table:table-cell>
          <table:table-cell table:style-name="Table4.B2" office:value-type="string">
            <text:p text:style-name="P19">null</text:p>
          </table:table-cell>
          <table:table-cell table:style-name="Table4.B2" office:value-type="string">
            <text:p text:style-name="P19">true</text:p>
          </table:table-cell>
          <table:table-cell table:style-name="Table4.B2" office:value-type="string">
            <text:p text:style-name="P19">C</text:p>
          </table:table-cell>
        </table:table-row>
        <text:soft-page-break/>
        <table:table-row table:style-name="Table4.1">
          <table:table-cell table:style-name="Table4.A2" office:value-type="string">
            <text:p text:style-name="P19">null</text:p>
          </table:table-cell>
          <table:table-cell table:style-name="Table4.B2" office:value-type="string">
            <text:p text:style-name="P19">single column of type T </text:p>
          </table:table-cell>
          <table:table-cell table:style-name="Table4.B2" office:value-type="string">
            <text:p text:style-name="P19">null</text:p>
          </table:table-cell>
          <table:table-cell table:style-name="Table4.B2" office:value-type="string">
            <text:p text:style-name="P19">false</text:p>
          </table:table-cell>
          <table:table-cell table:style-name="Table4.B2" office:value-type="string">
            <text:p text:style-name="P19"><text:span text:style-name="T2">List</text:span>&lt;T&gt;</text:p>
          </table:table-cell>
        </table:table-row>
        <table:table-row table:style-name="Table4.1">
          <table:table-cell table:style-name="Table4.A2" office:value-type="string">
            <text:p text:style-name="P19">null</text:p>
          </table:table-cell>
          <table:table-cell table:style-name="Table4.B2" office:value-type="string">
            <text:p text:style-name="P19">single column of type T</text:p>
          </table:table-cell>
          <table:table-cell table:style-name="Table4.B2" office:value-type="string">
            <text:p text:style-name="P19">null</text:p>
          </table:table-cell>
          <table:table-cell table:style-name="Table4.B2" office:value-type="string">
            <text:p text:style-name="P19">true</text:p>
          </table:table-cell>
          <table:table-cell table:style-name="Table4.B2" office:value-type="string">
            <text:p text:style-name="P19">T</text:p>
          </table:table-cell>
        </table:table-row>
        <table:table-row table:style-name="Table4.1">
          <table:table-cell table:style-name="Table4.A2" office:value-type="string">
            <text:p text:style-name="P19">null</text:p>
          </table:table-cell>
          <table:table-cell table:style-name="Table4.B2" office:value-type="string">
            <text:p text:style-name="P19">more than one result column</text:p>
          </table:table-cell>
          <table:table-cell table:style-name="Table4.B2" office:value-type="string">
            <text:p text:style-name="P19">null</text:p>
          </table:table-cell>
          <table:table-cell table:style-name="Table4.B2" office:value-type="string">
            <text:p text:style-name="P19">false</text:p>
          </table:table-cell>
          <table:table-cell table:style-name="Table4.B2" office:value-type="string">
            <text:p text:style-name="P19"><text:span text:style-name="T2">List</text:span>&lt;Object[ ]&gt;</text:p>
          </table:table-cell>
        </table:table-row>
        <table:table-row table:style-name="Table4.1">
          <table:table-cell table:style-name="Table4.A2" office:value-type="string">
            <text:p text:style-name="P19">null</text:p>
          </table:table-cell>
          <table:table-cell table:style-name="Table4.B2" office:value-type="string">
            <text:p text:style-name="P19">more than one result column</text:p>
          </table:table-cell>
          <table:table-cell table:style-name="Table4.B2" office:value-type="string">
            <text:p text:style-name="P19">null</text:p>
          </table:table-cell>
          <table:table-cell table:style-name="Table4.B2" office:value-type="string">
            <text:p text:style-name="P19">true</text:p>
          </table:table-cell>
          <table:table-cell table:style-name="Table4.B2" office:value-type="string">
            <text:p text:style-name="P19">Object[ ]</text:p>
          </table:table-cell>
        </table:table-row>
        <table:table-row table:style-name="Table4.1">
          <table:table-cell table:style-name="Table4.A2" office:value-type="string">
            <text:p text:style-name="P19">null or not null</text:p>
          </table:table-cell>
          <table:table-cell table:style-name="Table4.B2" office:value-type="string">
            <text:p text:style-name="P21"/>
          </table:table-cell>
          <table:table-cell table:style-name="Table4.B2" office:value-type="string">
            <text:p text:style-name="P19">UserResult.class</text:p>
          </table:table-cell>
          <table:table-cell table:style-name="Table4.B2" office:value-type="string">
            <text:p text:style-name="P19">false</text:p>
          </table:table-cell>
          <table:table-cell table:style-name="Table4.B2" office:value-type="string">
            <text:p text:style-name="P19"><text:span text:style-name="T2">List</text:span>&lt;UserResult&gt;</text:p>
          </table:table-cell>
        </table:table-row>
        <table:table-row table:style-name="Table4.1">
          <table:table-cell table:style-name="Table4.A2" office:value-type="string">
            <text:p text:style-name="P19">null or not null</text:p>
          </table:table-cell>
          <table:table-cell table:style-name="Table4.B2" office:value-type="string">
            <text:p text:style-name="P21"/>
          </table:table-cell>
          <table:table-cell table:style-name="Table4.B2" office:value-type="string">
            <text:p text:style-name="P19">UserResult.class</text:p>
          </table:table-cell>
          <table:table-cell table:style-name="Table4.B2" office:value-type="string">
            <text:p text:style-name="P19">true</text:p>
          </table:table-cell>
          <table:table-cell table:style-name="Table4.B2" office:value-type="string">
            <text:p text:style-name="P19">UserResult<text:span text:style-name="Assertion"><text:span text:style-name="T4">]</text:span></text:span></text:p>
          </table:table-cell>
        </table:table-row>
      </table:table>
      <text:p text:style-name="P8"> </text:p>
      <text:p text:style-name="P2"/>
      <text:h text:style-name="P26" text:outline-level="3">Mapping Columns of SQL Queries to User-specified Result Classes</text:h>
      <text:p text:style-name="P2">There are two specified means by which columns of SQL queries can be mapped to user-specified result classes: by name and by position.</text:p>
      <text:p text:style-name="P2">Each labeled column in the result set is mapped according to the mapping defined in <text:bookmark-ref text:reference-format="number" text:ref-name="__RefHeading__3753_1773241242">14.6.12</text:bookmark-ref>, using the result set column name as the public field or property name of the result class. Since SQL is generally case-insensitive, matching of labels to field and property names is not case-sensitive. Labels that differ only in case cause a JDOUserException to be thrown when the query is executed. </text:p>
      <text:p text:style-name="P2">A result set column is considered labeled if:</text:p>
      <text:p text:style-name="P5">•<text:tab/>the return value from <text:span text:style-name="T1">java.sql.ResultSetMetaData.getColumnLabel (int oneBasedColumnIndex)</text:span> is non-null and of non-zero length; or,</text:p>
      <text:p text:style-name="P5">•<text:tab/>if <text:span text:style-name="T1">getColumnLabel</text:span> is <text:span text:style-name="T1">null</text:span> or of zero length, <text:span text:style-name="T1">java.sql.ResultSetMetaData.getColumnName (int oneBasedColumnIndex)</text:span> is non-null and of non-zero length.</text:p>
      <text:p text:style-name="P2">Other determinations of whether a column is considered labeled are unspecified and not portable. Each character in a column label that is not a valid character in a Java field or method identifier is converted to an underscore character for the purposes of mapping; other name conversion strategies are not specified and not portable.</text:p>
      <text:p text:style-name="P2">Each unlabeled column in the result set is mapped positionally. As required by <text:bookmark-ref text:reference-format="number-all-superior" text:ref-name="__RefHeading__3753_1773241242">14.6.12</text:bookmark-ref>, the result class must expose a public method with the signature void put(Object, Object) for data that do not have a public field or set method; it is this method that is used by the implementation to map columns positionally, using the integral position of the column, as an Integer, as the first argument, and the column's value as the second. Positional indexes passed to the result class's void put(Object, Object) method are zero-based; that is, the value of the Integer given is one less than the SQL column index, as SQL column indexes are one-based.</text:p>
      <text:p text:style-name="P11"><text:soft-page-break/><draw:frame draw:style-name="fr1" draw:name="8" text:anchor-type="as-char" svg:width="2.7917in" svg:height="0.1346in" draw:z-index="6"><draw:image xlink:href="Pictures/2000000700000FB5000000C94FDA4EAC.wmf" xlink:type="simple" xlink:show="embed" xlink:actuate="onLoad"/></draw:frame></text:p>
      <text:h text:style-name="P24" text:outline-level="2">Deletion by Query</text:h>
      <text:p text:style-name="P2">An application may want to delete a number of instances in the datastore without instantiating them in memory. The instances to be deleted can be described by a query.</text:p>
      <text:p text:style-name="P12">long deletePersistentAll(Object... parameters);</text:p>
      <text:p text:style-name="P12">long deletePersistentAll(Map parameters);</text:p>
      <text:p text:style-name="P12">long deletePersistentAll();</text:p>
      <text:p text:style-name="P2"><text:span text:style-name="Assertion">A14.8-1 [</text:span>These methods delete the instances of affected classes that pass the filter, and all dependent instances. Affected classes are the candidate class and its persistence-capable subclasses.<text:span text:style-name="Assertion">]</text:span> <text:span text:style-name="Assertion">A14.8-2 [</text:span>The number of instances of affected classes that were deleted is returned. Embedded instances and dependent instances are not counted in the return value.<text:span text:style-name="Assertion">]</text:span></text:p>
      <text:p text:style-name="P2"><text:span text:style-name="Assertion">A14.8-3 [</text:span>Query elements filter, parameters, imports, variables, and unique are valid in queries used for delete. Elements result, result class, range, grouping, and ordering are invalid. If any of these elements is set to its non-default value when one of the deletePersistentAll methods is called, a JDOUserException is thrown and no instances are deleted.<text:span text:style-name="Assertion">]</text:span> </text:p>
      <text:p text:style-name="P2">When the value of the Unique flag is true, then at most one instance will be deleted. If more than one instance satisfies the filter, then deletePersistentAll throws a JDOUserException.</text:p>
      <text:p text:style-name="P2"><text:span text:style-name="Assertion">A14.8-4 [</text:span>Dirty instances of affected classes are first flushed to the datastore. Instances already in the cache when deleted via these methods or brought into the cache as a result of these methods undergo the life cycle transitions as if deletePersistent had been called on them.</text:p>
      <text:p text:style-name="P2">That is, if an affected class implements the DeleteCallback interface, the instances of that class to be deleted are instantiated in memory and the jdoPreDelete method is called prior to deleting the instance in the datastore. If any LifecycleListener instances are registered with affected classes, these listeners are called for each deleted instance. </text:p>
      <text:p text:style-name="P2">Before returning control to the application, instances of affected classes in the cache are refreshed by the implementation so their status in the cache reflects whether they were deleted from the datastore.<text:span text:style-name="Assertion">]</text:span></text:p>
      <text:p text:style-name="P11"><draw:frame draw:style-name="fr1" draw:name="9" text:anchor-type="as-char" svg:width="2.7917in" svg:height="0.1346in" draw:z-index="7"><draw:image xlink:href="Pictures/2000000700000FB5000000C94FDA4EAC.wmf" xlink:type="simple" xlink:show="embed" xlink:actuate="onLoad"/></draw:frame></text:p>
      <text:h text:style-name="P24" text:outline-level="2">Extensions</text:h>
      <text:p text:style-name="P2"><text:span text:style-name="Assertion">A14.9-1 [</text:span>Some JDO vendors provide extensions to the query, and these extensions must be set in the query instance prior to execution.<text:span text:style-name="Assertion">]</text:span></text:p>
      <text:p text:style-name="P12">void setExtensions(Map extensions);</text:p>
      <text:p text:style-name="P2">This method replaces all current extensions with the extensions contained as entries in the parameter Map. A parameter value of null means to remove all extensions. The keys are immediately evaluated; entries where the key refers to a different vendor are ignored; entries where the key prefix matches this vendor but where the full key is unrecognized cause a JDOUserException to be thrown. The extensions become part of the state of the Query instance that is serialized. The parameter Map is not used after the method returns.</text:p>
      <text:p text:style-name="P2">void addExtension(String key, Object value);</text:p>
      <text:p text:style-name="P2"><text:soft-page-break/>This method adds one extension to the Query instance. This extension will remain until the next setExtensions method is called, or addExtension with an equal key. Key recognition behavior is identical to setExtensions.</text:p>
      <text:p text:style-name="P11"><draw:frame draw:style-name="fr1" draw:name="10" text:anchor-type="as-char" svg:width="2.7917in" svg:height="0.1346in" draw:z-index="8"><draw:image xlink:href="Pictures/2000000700000FB5000000C94FDA4EAC.wmf" xlink:type="simple" xlink:show="embed" xlink:actuate="onLoad"/></draw:frame></text:p>
      <text:h text:style-name="P24" text:outline-level="2">Examples:</text:h>
      <text:p text:style-name="P2">The following class definitions for persistence capable classes are used in the examples:</text:p>
      <text:p text:style-name="P14">package com.xyz.hr;</text:p>
      <text:p text:style-name="P14">class Employee {</text:p>
      <text:p text:style-name="P14"><text:tab/>String name;</text:p>
      <text:p text:style-name="P14"><text:tab/>float salary;</text:p>
      <text:p text:style-name="P14"><text:tab/><text:tab/>Department dept;</text:p>
      <text:p text:style-name="P14">Employee boss;</text:p>
      <text:p text:style-name="P14">}</text:p>
      <text:p text:style-name="P14">package com.xyz.hr;</text:p>
      <text:p text:style-name="P14">class Department {</text:p>
      <text:p text:style-name="P14"><text:tab/>String name;</text:p>
      <text:p text:style-name="P14"><text:tab/>Collection emps;</text:p>
      <text:p text:style-name="P14">}</text:p>
      <text:h text:style-name="P25" text:outline-level="3">Basic query.</text:h>
      <text:p text:style-name="P2">This query selects all Employee instances from the candidate collection where the salary is greater than the constant <text:span text:style-name="T1">30000</text:span>.</text:p>
      <text:p text:style-name="P2">Note that the <text:span text:style-name="T1">float</text:span> value for <text:span text:style-name="T1">salary</text:span> is unwrapped for the comparison with the literal <text:span text:style-name="T1">int</text:span> value, which is promoted to <text:span text:style-name="T1">float</text:span> using numeric promotion. If the value for the <text:span text:style-name="T1">salary</text:span> field in a candidate instance is <text:span text:style-name="T1">null</text:span>, then it cannot be unwrapped for the comparison, and the candidate instance is rejected.</text:p>
      <text:p text:style-name="P14"><text:span text:style-name="T4">Q</text:span>uery q = pm.newQuery (Employee.class, "salary &gt; 30000");</text:p>
      <text:p text:style-name="P14">Collection emps = (Collection) q.execute ();</text:p>
      <text:p text:style-name="P14">&lt;query name="basic"&gt;</text:p>
      <text:p text:style-name="P14"><text:tab/>[!CDATA[</text:p>
      <text:p text:style-name="P14">select where salary &gt; 30000</text:p>
      <text:p text:style-name="P14">]]</text:p>
      <text:p text:style-name="P14">&lt;/query&gt;</text:p>
      <text:h text:style-name="P25" text:outline-level="3">Basic query with ordering.</text:h>
      <text:p text:style-name="P2">This query selects all Employee instances from the candidate collection where the salary is greater than the constant 30000, and returns a <text:span text:style-name="T1">Collection</text:span> ordered based on employee salary.</text:p>
      <text:p text:style-name="P14">Query q = pm.newQuery (Employee.class, "salary &gt; 30000");</text:p>
      <text:p text:style-name="P14">q.setOrdering ("salary ascending");</text:p>
      <text:p text:style-name="P14">Collection emps = (Collection) q.execute ();</text:p>
      <text:p text:style-name="P14">&lt;query name="ordering"&gt;</text:p>
      <text:p text:style-name="P14"><text:tab/>[!CDATA[</text:p>
      <text:p text:style-name="P14">select where salary &gt; 30000 </text:p>
      <text:p text:style-name="P14">order by salary ascending</text:p>
      <text:p text:style-name="P14">]]</text:p>
      <text:p text:style-name="P14">&lt;/query&gt;</text:p>
      <text:h text:style-name="P25" text:outline-level="3"><text:soft-page-break/>Parameter passing.</text:h>
      <text:p text:style-name="P2">This query selects all Employee instances from the candidate collection where the salary is greater than the value passed as a parameter and the name starts with the value passed as a second parameter.</text:p>
      <text:p text:style-name="P2">If the value for the <text:span text:style-name="T1">salary</text:span> field in a candidate instance is <text:span text:style-name="T1">null</text:span>, then it cannot be unwrapped for the comparison, and the candidate instance is rejected.</text:p>
      <text:p text:style-name="P14">Query q = pm.newQuery (Employee.class, </text:p>
      <text:p text:style-name="P14"><text:tab/>"salary &gt; sal &amp;&amp; name.startsWith(begin");</text:p>
      <text:p text:style-name="P14">q.declareParameters ("Float sal, String begin");</text:p>
      <text:p text:style-name="P14">Collection emps = (Collection) q.execute (new Float (30000.));</text:p>
      <text:p text:style-name="P14">&lt;query name="parameter"&gt;</text:p>
      <text:p text:style-name="P14"><text:tab/>[!CDATA[</text:p>
      <text:p text:style-name="P14">select where salary &gt; :sal &amp;&amp; name.startsWith(:begin)</text:p>
      <text:p text:style-name="P14">]]</text:p>
      <text:p text:style-name="P14">&lt;/query&gt;</text:p>
      <text:h text:style-name="P25" text:outline-level="3">Navigation through single-valued field.</text:h>
      <text:p text:style-name="P2">This query selects all Employee instances from the candidate collection where the value of the name field in the Department instance associated with the Employee instance is equal to the value passed as a parameter.</text:p>
      <text:p text:style-name="P2">If the value for the <text:span text:style-name="T1">dept</text:span> field in a candidate instance is <text:span text:style-name="T1">null</text:span>, then it cannot be navigated for the comparison, and the candidate instance is rejected.</text:p>
      <text:p text:style-name="P14">Query q = pm.newQuery (Employee.class, "dept.name == dep");</text:p>
      <text:p text:style-name="P14">q.declareParameters ("String dep");</text:p>
      <text:p text:style-name="P14">String rnd = "R&amp;D";</text:p>
      <text:p text:style-name="P14">Collection emps = (Collection) q.execute (rnd);</text:p>
      <text:p text:style-name="P14">&lt;query name="navigate"&gt;</text:p>
      <text:p text:style-name="P14"><text:tab/>[!CDATA[</text:p>
      <text:p text:style-name="P14">select where dept.name == :dep</text:p>
      <text:p text:style-name="P14">]]</text:p>
      <text:p text:style-name="P14">&lt;/query&gt;</text:p>
      <text:h text:style-name="P25" text:outline-level="3">Navigation through multi-valued field.</text:h>
      <text:p text:style-name="P2">This query selects all <text:span text:style-name="T1">Department</text:span> instances from the candidate collection where the collection of <text:span text:style-name="T1">Employee</text:span> instances contains at least one Employee instance having a salary greater than the value passed as a parameter.</text:p>
      <text:p text:style-name="P14">String filter = "emps.contains (emp) &amp; emp.salary &gt; sal";</text:p>
      <text:p text:style-name="P14">Query q = pm.newQuery (Department.class, filter);</text:p>
      <text:p text:style-name="P14">q.declareParameters ("float sal");</text:p>
      <text:p text:style-name="P14">q.declareVariables ("Employee emp");</text:p>
      <text:p text:style-name="P14">Collection deps = (Collection) q.execute (new Float (30000.));</text:p>
      <text:p text:style-name="P14"><text:bookmark text:name="X-10627149"/>&lt;query name="multivalue"&gt;</text:p>
      <text:p text:style-name="P14"><text:tab/>[!CDATA[</text:p>
      <text:p text:style-name="P14">select where emps.contains(e) </text:p>
      <text:p text:style-name="P14">&amp;&amp; e.salary &gt; :sal</text:p>
      <text:p text:style-name="P14">]]</text:p>
      <text:p text:style-name="P14">&lt;/query&gt;</text:p>
      <text:h text:style-name="P25" text:outline-level="3"><text:soft-page-break/>Membership in a collection</text:h>
      <text:p text:style-name="P2">This query selects all <text:span text:style-name="T1">Department</text:span> instances where the name field is contained in a parameter collection, which in this example consists of three department names.</text:p>
      <text:p text:style-name="P14">String filter = "depts.contains(name)";</text:p>
      <text:p text:style-name="P14">Query q = pm.newQuery (Department.class, filter);</text:p>
      <text:p text:style-name="P14">List depts = </text:p>
      <text:p text:style-name="P14"><text:tab/>Arrays.asList(new String [] {"R&amp;D", "Sales", "Marketing"});</text:p>
      <text:p text:style-name="P14">q.declareParameters ("Collection depts");</text:p>
      <text:p text:style-name="P14">Collection deps = (Collection) q.execute (depts);</text:p>
      <text:p text:style-name="P14">&lt;query name="collection"&gt;</text:p>
      <text:p text:style-name="P14"><text:tab/>[!CDATA[</text:p>
      <text:p text:style-name="P14">select where :depts.contains(name)</text:p>
      <text:p text:style-name="P14">]]</text:p>
      <text:p text:style-name="P14">&lt;/query&gt;</text:p>
      <text:h text:style-name="P25" text:outline-level="3">Projection of a Single Field</text:h>
      <text:p text:style-name="P2">This query selects names of all Employees who work in the parameter department.</text:p>
      <text:p text:style-name="P14">Query q = pm.newQuery (Employee.class, "dept.name == deptName");</text:p>
      <text:p text:style-name="P14">q.declareParameters ("String deptName");</text:p>
      <text:p text:style-name="P14">q.setResult("name");</text:p>
      <text:p text:style-name="P14">Collection names = (Collection) q.execute("R&amp;D");</text:p>
      <text:p text:style-name="P14">Iterator it = names.iterator();</text:p>
      <text:p text:style-name="P14">while (it.hasNext()) {</text:p>
      <text:p text:style-name="P14"><text:tab/>String name = (String) it.next();</text:p>
      <text:p text:style-name="P14"><text:tab/>...</text:p>
      <text:p text:style-name="P14">}</text:p>
      <text:p text:style-name="P14">&lt;query name="project"&gt;</text:p>
      <text:p text:style-name="P14"><text:tab/>[!CDATA[</text:p>
      <text:p text:style-name="P14">select name where dept.name == :deptName</text:p>
      <text:p text:style-name="P14">]]</text:p>
      <text:p text:style-name="P14">&lt;/query&gt;</text:p>
      <text:h text:style-name="P25" text:outline-level="3">Projection of Multiple Fields and Expressions</text:h>
      <text:p text:style-name="P2">This query selects names, salaries, and bosses of Employees who work in the parameter department.</text:p>
      <text:p text:style-name="P14">class Info {</text:p>
      <text:p text:style-name="P14"><text:tab/>public String name;</text:p>
      <text:p text:style-name="P14"><text:tab/>public Float salary;</text:p>
      <text:p text:style-name="P14"><text:tab/>public Employee reportsTo;</text:p>
      <text:p text:style-name="P14">}</text:p>
      <text:p text:style-name="P14">Query q = pm.newQuery (Employee.class, "dept.name == deptName");</text:p>
      <text:p text:style-name="P14">q.declareParameters ("String deptName");</text:p>
      <text:p text:style-name="P14">q.setResult("name, salary, boss as reportsTo");</text:p>
      <text:p text:style-name="P14">q.setResultClass(Info.class);</text:p>
      <text:p text:style-name="P14">Collection names = (Collection) q.execute("R&amp;D");</text:p>
      <text:p text:style-name="P14">Iterator it = names.iterator();</text:p>
      <text:p text:style-name="P14">while (it.hasNext()) {</text:p>
      <text:p text:style-name="P14"><text:tab/>Info info = (Info) it.next();</text:p>
      <text:p text:style-name="P14"><text:tab/>String name = info.name;</text:p>
      <text:p text:style-name="P14"><text:tab/>Employee boss = info.reportsTo;</text:p>
      <text:p text:style-name="P14"><text:tab/>...</text:p>
      <text:p text:style-name="P14">}</text:p>
      <text:p text:style-name="P14"><text:soft-page-break/>&lt;query name="resultclass"&gt;</text:p>
      <text:p text:style-name="P14"><text:tab/>[!CDATA[</text:p>
      <text:p text:style-name="P14">select name, salary, boss as reportsTo into Info </text:p>
      <text:p text:style-name="P14">where dept.name == :deptName</text:p>
      <text:p text:style-name="P14">]]</text:p>
      <text:p text:style-name="P14">&lt;/query&gt;</text:p>
      <text:h text:style-name="P25" text:outline-level="3">Projection of Multiple Fields and Expressions into a Constructed instance</text:h>
      <text:p text:style-name="P2">This query selects names, salaries, and bosses of Employees who work in the parameter department, and uses the constructor for the result class.</text:p>
      <text:p text:style-name="P14">class Info {</text:p>
      <text:p text:style-name="P14"><text:tab/>public String name;</text:p>
      <text:p text:style-name="P14"><text:tab/>public Float salary;</text:p>
      <text:p text:style-name="P14"><text:tab/>public Employee reportsTo;</text:p>
      <text:p text:style-name="P14"><text:tab/>public Info (String name, Float salary, Employee reportsTo) {</text:p>
      <text:p text:style-name="P14"><text:tab/><text:tab/><text:tab/>this.name = name;</text:p>
      <text:p text:style-name="P14"><text:tab/><text:tab/>this.salary = salary;</text:p>
      <text:p text:style-name="P14"><text:tab/><text:tab/>this.reportsTo = reportsTo;</text:p>
      <text:p text:style-name="P14"><text:tab/>}</text:p>
      <text:p text:style-name="P14">}</text:p>
      <text:p text:style-name="P14">Query q = pm.newQuery (Employee.class, "dept.name == deptName");</text:p>
      <text:p text:style-name="P14">q.declareParameters ("String deptName");</text:p>
      <text:p text:style-name="P14">q.setResult("new Info(name, salary, boss)");</text:p>
      <text:p text:style-name="P14">q.setResultClass(Info.class);</text:p>
      <text:p text:style-name="P14">Collection names = (Collection) q.execute("R&amp;D");</text:p>
      <text:p text:style-name="P14">Iterator it = names.iterator();</text:p>
      <text:p text:style-name="P14">while (it.hasNext()) {</text:p>
      <text:p text:style-name="P14"><text:tab/>Info info = (Info) it.next();</text:p>
      <text:p text:style-name="P14"><text:tab/>String name = info.name;</text:p>
      <text:p text:style-name="P14"><text:tab/>Employee boss = info.reportsTo;</text:p>
      <text:p text:style-name="P14"><text:tab/>...</text:p>
      <text:p text:style-name="P14">}</text:p>
      <text:p text:style-name="P14">&lt;query name="construct"&gt;</text:p>
      <text:p text:style-name="P14"><text:tab/>[!CDATA[</text:p>
      <text:p text:style-name="P14">select new Info (name, salary, boss) </text:p>
      <text:p text:style-name="P14">where dept.name == :deptName</text:p>
      <text:p text:style-name="P14">]]</text:p>
      <text:p text:style-name="P14">&lt;/query&gt;</text:p>
      <text:h text:style-name="P25" text:outline-level="3">Aggregation of a single Field</text:h>
      <text:p text:style-name="P2">This query averages the salaries of Employees who work in the parameter department and returns a single value.</text:p>
      <text:p text:style-name="P14">Query q = pm.newQuery (Employee.class, "dept.name == deptName");</text:p>
      <text:p text:style-name="P14">q.declareParameters ("String deptName");</text:p>
      <text:p text:style-name="P14">q.setResult("avg(salary)");</text:p>
      <text:p text:style-name="P14">Float avgSalary = (Float) q.execute("R&amp;D");</text:p>
      <text:p text:style-name="P14">&lt;query name="aggregate"&gt;</text:p>
      <text:p text:style-name="P14"><text:tab/>[!CDATA[</text:p>
      <text:p text:style-name="P14">select avg(salary) </text:p>
      <text:p text:style-name="P14">where dept.name == :deptName</text:p>
      <text:p text:style-name="P14">]]</text:p>
      <text:p text:style-name="P14">&lt;/query&gt;</text:p>
      <text:h text:style-name="P25" text:outline-level="3"><text:soft-page-break/>Aggregation of Multiple Fields and Expressions</text:h>
      <text:p text:style-name="P2">This query averages and sums the salaries of Employees who work in the parameter department.</text:p>
      <text:p text:style-name="P14">Query q = pm.newQuery (Employee.class, "dept.name == deptName");</text:p>
      <text:p text:style-name="P14">q.declareParameters ("String deptName");</text:p>
      <text:p text:style-name="P14">q.setResult("avg(salary), sum(salary)");</text:p>
      <text:p text:style-name="P14">Object[] avgSum = Object[] q.execute("R&amp;D");</text:p>
      <text:p text:style-name="P14">Float average = (Float)avgSum[0];</text:p>
      <text:p text:style-name="P14">Float sum = (Float)avgSum[1];</text:p>
      <text:p text:style-name="P14">&lt;query name="multiple"&gt;</text:p>
      <text:p text:style-name="P14"><text:tab/>[!CDATA[</text:p>
      <text:p text:style-name="P14">select avg(salary), sum(salary) </text:p>
      <text:p text:style-name="P14">where dept.name == :deptName</text:p>
      <text:p text:style-name="P14">]]</text:p>
      <text:p text:style-name="P14">&lt;/query&gt;</text:p>
      <text:h text:style-name="P25" text:outline-level="3">Aggregation of Multiple fields with Grouping</text:h>
      <text:p text:style-name="P2">This query averages and sums the salaries of Employees who work in all departments having more than one employee and aggregates by department name.</text:p>
      <text:p text:style-name="P14">Query q = pm.newQuery (Employee.class);</text:p>
      <text:p text:style-name="P14">q.setResult("avg(salary), sum(salary), dept.name");</text:p>
      <text:p text:style-name="P14">q.setGrouping("dept.name having count(dept.name) &gt; 1");</text:p>
      <text:p text:style-name="P14">Collection results = (Collection)q.execute();</text:p>
      <text:p text:style-name="P14">Iterator it = results.iterator();</text:p>
      <text:p text:style-name="P14">while (it.hasNext()) {</text:p>
      <text:p text:style-name="P14"><text:tab/>Object[] info = (Object[]) it.next();</text:p>
      <text:p text:style-name="P14"><text:tab/>Float average = (Float)info[0];</text:p>
      <text:p text:style-name="P14"><text:tab/>Float sum = (Float)info[1];</text:p>
      <text:p text:style-name="P14"><text:tab/>String deptName = (String)info[2];</text:p>
      <text:p text:style-name="P14"><text:tab/>...</text:p>
      <text:p text:style-name="P14">}</text:p>
      <text:p text:style-name="P14">&lt;query name="group"&gt;</text:p>
      <text:p text:style-name="P14"><text:tab/>[!CDATA[</text:p>
      <text:p text:style-name="P14">select avg(salary), sum(salary), dept.name from com.xyz.hr.Employee where dept.name == :deptName group by dept.name having count(dept.name) &gt; 1</text:p>
      <text:p text:style-name="P14">]]</text:p>
      <text:p text:style-name="P14">&lt;/query&gt;</text:p>
      <text:h text:style-name="P25" text:outline-level="3">Selection of a Single Instance</text:h>
      <text:p text:style-name="P2">This query returns a single instance of Employee.</text:p>
      <text:p text:style-name="P14">Query q = pm.newQuery (Employee.class, "name == empName");</text:p>
      <text:p text:style-name="P14">q.declareParameters ("String empName");</text:p>
      <text:p text:style-name="P14">q.setUnique(true);</text:p>
      <text:p text:style-name="P14">Employee emp = (Employee) q.execute("Michael");</text:p>
      <text:p text:style-name="P14">&lt;query name="unique"&gt;</text:p>
      <text:p text:style-name="P14"><text:tab/>[!CDATA[</text:p>
      <text:p text:style-name="P14">select unique this </text:p>
      <text:p text:style-name="P14">where dept.name == :deptName</text:p>
      <text:p text:style-name="P14">]]</text:p>
      <text:p text:style-name="P14">&lt;/query&gt;</text:p>
      <text:p text:style-name="P2"/>
      <text:h text:style-name="P26" text:outline-level="3"><text:soft-page-break/>Selection of a Single Field</text:h>
      <text:p text:style-name="P2">This query returns a single field of a single Employee.</text:p>
      <text:p text:style-name="P14">Query q = pm.newQuery (Employee.class, "name == empName");</text:p>
      <text:p text:style-name="P14">q.declareParameters ("String empName");</text:p>
      <text:p text:style-name="P14">q.setResult("salary");</text:p>
      <text:p text:style-name="P14">q.setResultClass(Float.class);</text:p>
      <text:p text:style-name="P14">q.setUnique(true);</text:p>
      <text:p text:style-name="P14">Float salary = (Float) q.execute ("Michael");</text:p>
      <text:p text:style-name="P14">&lt;query name="single"&gt;</text:p>
      <text:p text:style-name="P14"><text:tab/>[!CDATA[</text:p>
      <text:p text:style-name="P14">select unique new Float(salary) </text:p>
      <text:p text:style-name="P14">where dept.name == :deptName</text:p>
      <text:p text:style-name="P14">]]</text:p>
      <text:p text:style-name="P14">&lt;/query&gt;</text:p>
      <text:h text:style-name="P25" text:outline-level="3">Projection of “this” to User-defined Result Class with Matching Field</text:h>
      <text:p text:style-name="P2">This query selects instances of Employee who make more than the parameter salary and stores the result in a user-defined class. Since the default is “distinct this as Employee”, the field must be named Employee and be of type Employee.</text:p>
      <text:p text:style-name="P14">class EmpWrapper {</text:p>
      <text:p text:style-name="P14"><text:tab/>public Employee Employee;</text:p>
      <text:p text:style-name="P14">}</text:p>
      <text:p text:style-name="P14">Query q = pm.newQuery (Employee.class, "salary &gt; sal");</text:p>
      <text:p text:style-name="P14">q.declareParameters ("Float sal");</text:p>
      <text:p text:style-name="P14">q.setResultClass(EmpWrapper.class);</text:p>
      <text:p text:style-name="P14">Collection infos = (Collection) q.execute (new Float (30000.));</text:p>
      <text:p text:style-name="P14">Iterator it = infos.iterator();</text:p>
      <text:p text:style-name="P14">while (it.hasNext()) {</text:p>
      <text:p text:style-name="P14"><text:tab/>EmpWrapper info = (EmpWrapper)it.next();</text:p>
      <text:p text:style-name="P14"><text:tab/>Employee e = info.Employee;</text:p>
      <text:p text:style-name="P14"><text:tab/>...</text:p>
      <text:p text:style-name="P14">}</text:p>
      <text:p text:style-name="P14">&lt;query name="thisfield"&gt;</text:p>
      <text:p text:style-name="P14"><text:tab/>[!CDATA[</text:p>
      <text:p text:style-name="P14">select into EmpWrapper</text:p>
      <text:p text:style-name="P14">where salary &gt; sal</text:p>
      <text:p text:style-name="P14">]]</text:p>
      <text:p text:style-name="P14">&lt;/query&gt;</text:p>
      <text:h text:style-name="P25" text:outline-level="3">Projection of “this” to User-defined Result Class with Matching Method</text:h>
      <text:p text:style-name="P2">This query selects instances of Employee who make more than the parameter salary and stores the result in a user-defined class.</text:p>
      <text:p text:style-name="P14">class EmpInfo {</text:p>
      <text:p text:style-name="P14"><text:tab/>private Employee worker;</text:p>
      <text:p text:style-name="P14"><text:tab/>public Employee getWorker() {return worker;}</text:p>
      <text:p text:style-name="P14"><text:tab/>public void setEmployee(Employee e) {worker = e;}</text:p>
      <text:p text:style-name="P14">}</text:p>
      <text:p text:style-name="P14">Query q = pm.newQuery (Employee.class, "salary &gt; sal");</text:p>
      <text:p text:style-name="P14">q.declareParameters ("Float sal");</text:p>
      <text:p text:style-name="P14">q.setResultClass(EmpInfo.class);</text:p>
      <text:p text:style-name="P14">Collection infos = (Collection) q.execute (new Float (30000.));</text:p>
      <text:p text:style-name="P14">Iterator it = infos.iterator();</text:p>
      <text:p text:style-name="P14"><text:soft-page-break/>while (it.hasNext()) {</text:p>
      <text:p text:style-name="P14"><text:tab/>EmpInfo info = (EmpInfo)it.next();</text:p>
      <text:p text:style-name="P14"><text:tab/>Employee e = info.getWorker();</text:p>
      <text:p text:style-name="P14"><text:tab/>...</text:p>
      <text:p text:style-name="P14">}</text:p>
      <text:p text:style-name="P14"/>
      <text:p text:style-name="P14">&lt;query name="thismethod"&gt;</text:p>
      <text:p text:style-name="P14"><text:tab/>[!CDATA[</text:p>
      <text:p text:style-name="P14">select into EmpInfo</text:p>
      <text:p text:style-name="P14">where salary &gt; sal</text:p>
      <text:p text:style-name="P14">]]</text:p>
      <text:p text:style-name="P14">&lt;/query&gt;</text:p>
      <text:h text:style-name="P25" text:outline-level="3">Projection of variables</text:h>
      <text:p text:style-name="P2">This query returns the names of all Employees of all "Research" departments:</text:p>
      <text:p text:style-name="P14">Query q = pm.newQuery(Department.class);</text:p>
      <text:p text:style-name="P14">q.declareVariables("Employee e");</text:p>
      <text:p text:style-name="P14">q.setFilter("name.startsWith('Research') &amp;&amp; emps.contains(e)");</text:p>
      <text:p text:style-name="P14">q.setResult(<text:span text:style-name="T4">"</text:span>e.name<text:span text:style-name="T4">"</text:span>);</text:p>
      <text:p text:style-name="P14">Collection names = q.execute();</text:p>
      <text:p text:style-name="P14">Iterator it = names.iterator();</text:p>
      <text:p text:style-name="P14">while (it.hasNext()) {</text:p>
      <text:p text:style-name="P14"><text:tab/>String name = (String)it.next();</text:p>
      <text:p text:style-name="P14"><text:tab/>...</text:p>
      <text:p text:style-name="P14">}</text:p>
      <text:p text:style-name="P14">&lt;query name="variables"&gt;</text:p>
      <text:p text:style-name="P14"><text:tab/>[!CDATA[</text:p>
      <text:p text:style-name="P14">select e.name </text:p>
      <text:p text:style-name="P14">where name.startsWith('Research') </text:p>
      <text:p text:style-name="P14">&amp;&amp; emps.contains((com.xyz.hr.Employee) e)</text:p>
      <text:p text:style-name="P14">]]</text:p>
      <text:p text:style-name="P14">&lt;/query&gt;</text:p>
      <text:p text:style-name="P2"/>
      <text:h text:style-name="P26" text:outline-level="3">Non-correlated subquery</text:h>
      <text:p text:style-name="P2">This query returns names of employees who work more than the average of all employees:</text:p>
      <text:p text:style-name="P15">// single string form</text:p>
      <text:p text:style-name="P15">Query q = pm.newQuery(</text:p>
      <text:p text:style-name="P15"><text:tab/>"select name from com.xyz.hr.Employee </text:p>
      <text:p text:style-name="P15"><text:tab/>where this.weeklyhours &gt; </text:p>
      <text:p text:style-name="P15"><text:tab/><text:tab/>(select avg(e.weeklyhours) from com.xyz.hr.Employee e)");</text:p>
      <text:p text:style-name="P14">Collection names = q.execute();</text:p>
      <text:p text:style-name="P14">Iterator it = names.iterator();</text:p>
      <text:p text:style-name="P14">while (it.hasNext()) {</text:p>
      <text:p text:style-name="P14"><text:tab/>String name = (String)it.next();</text:p>
      <text:p text:style-name="P14"><text:tab/>...</text:p>
      <text:p text:style-name="P14">}</text:p>
      <text:p text:style-name="P15">// subquery instance form</text:p>
      <text:p text:style-name="P15">Query subq = pm.newQuery(Employee.class);</text:p>
      <text:p text:style-name="P15">subq.setFilter("select avg(weeklyhours)");</text:p>
      <text:p text:style-name="P15">Query q = pm.newQuery(Employee.class);</text:p>
      <text:p text:style-name="P15">q.setFilter("this.weeklyhours &gt; average_hours");</text:p>
      <text:p text:style-name="P15"><text:soft-page-break/>q.setResult("this.name");</text:p>
      <text:p text:style-name="P15">q.setSubquery(subq, "double average_hours", null);</text:p>
      <text:p text:style-name="P14">Collection names = q.execute();</text:p>
      <text:p text:style-name="P14">Iterator it = names.iterator();</text:p>
      <text:p text:style-name="P14">while (it.hasNext()) {</text:p>
      <text:p text:style-name="P14"><text:tab/>String name = (String)it.next();</text:p>
      <text:p text:style-name="P14"><text:tab/>...</text:p>
      <text:p text:style-name="P14">}</text:p>
      <text:p text:style-name="P14">&lt;<text:span text:style-name="T4">query name="noncorrelated_subquery"&gt;</text:span></text:p>
      <text:p text:style-name="P15"><text:tab/>[!CDATA[</text:p>
      <text:p text:style-name="P15">select name from com.xyz.hr.Employee </text:p>
      <text:p text:style-name="P15"><text:tab/>where this.weeklyhours &gt; </text:p>
      <text:p text:style-name="P16"><text:tab/><text:tab/>(select avg(e.weeklyhours) from com.xyz.hr.Employee e)</text:p>
      <text:p text:style-name="P15">]]</text:p>
      <text:p text:style-name="P14">&lt;/query&gt;</text:p>
      <text:p text:style-name="P2"/>
      <text:h text:style-name="P26" text:outline-level="3">Correlated subquery</text:h>
      <text:p text:style-name="P2">This query returns names of employees who work more than the average of employees in the same department having the same manager. The candidate collection of the subquery is the collection of employees in the department of the candidate employee and the parameter passed to the subquery is the manager of the candidate employee.</text:p>
      <text:p text:style-name="P15">// single string form</text:p>
      <text:p text:style-name="P15">Query q = pm.newQuery(</text:p>
      <text:p text:style-name="P15"><text:tab/>"select name from com.xyz.hr.Employee </text:p>
      <text:p text:style-name="P15"><text:tab/>where this.weeklyhours &gt; </text:p>
      <text:p text:style-name="P15"><text:tab/>(select AVG(e.weeklyhours) from this.department.employees as e</text:p>
      <text:p text:style-name="P15"><text:tab/><text:tab/>where e.manager == this.manager)");</text:p>
      <text:p text:style-name="P14">Collection names = q.execute();</text:p>
      <text:p text:style-name="P14">Iterator it = names.iterator();</text:p>
      <text:p text:style-name="P14">while (it.hasNext()) {</text:p>
      <text:p text:style-name="P14"><text:tab/>String name = (String)it.next();</text:p>
      <text:p text:style-name="P14"><text:tab/>...</text:p>
      <text:p text:style-name="P14">}</text:p>
      <text:p text:style-name="P15">// subquery instance form</text:p>
      <text:p text:style-name="P15">Query subq = pm.newQuery(Employee.class);</text:p>
      <text:p text:style-name="P15">subq.setFilter("this.manager == :manager");</text:p>
      <text:p text:style-name="P15">subq.setResult("avg(weeklyhours)");</text:p>
      <text:p text:style-name="P15">Query q = pm.newQuery(Employee.class);</text:p>
      <text:p text:style-name="P15">q.setFilter("this.weeklyhours &gt; average_hours");</text:p>
      <text:p text:style-name="P15">q.setResult("name");</text:p>
      <text:p text:style-name="P15">q.setSubquery(subq, "double average_hours","department.employees",</text:p>
      <text:p text:style-name="P15"><text:tab/>"this.manager");</text:p>
      <text:p text:style-name="P14">Collection names = q.execute();</text:p>
      <text:p text:style-name="P14">Iterator it = names.iterator();</text:p>
      <text:p text:style-name="P14">while (it.hasNext()) {</text:p>
      <text:p text:style-name="P14"><text:tab/>String name = (String)it.next();</text:p>
      <text:p text:style-name="P14"><text:tab/>...</text:p>
      <text:p text:style-name="P14">}</text:p>
      <text:p text:style-name="P14"><text:soft-page-break/>&lt;<text:span text:style-name="T4">query name="correlated_subquery"&gt;</text:span></text:p>
      <text:p text:style-name="P15"><text:tab/>[!CDATA[</text:p>
      <text:p text:style-name="P15">select name from com.xyz.hr.Employee </text:p>
      <text:p text:style-name="P15"><text:tab/>where this.weeklyhours &gt; </text:p>
      <text:p text:style-name="P15"><text:tab/><text:tab/>(select AVG(e.weeklyhours) from this.department.employees e</text:p>
      <text:p text:style-name="P16"><text:tab/><text:tab/>where e.manager == this.manager)</text:p>
      <text:p text:style-name="P15">]]</text:p>
      <text:p text:style-name="P14">&lt;/query&gt;</text:p>
      <text:p text:style-name="P2"/>
      <text:h text:style-name="P26" text:outline-level="3">Deleting Multiple Instances</text:h>
      <text:p text:style-name="P2">This query deletes all Employees who make more than the parameter salary.</text:p>
      <text:p text:style-name="P14">Query q = pm.newQuery (Employee.class, "salary &gt; sal");</text:p>
      <text:p text:style-name="P14">q.declareParameters ("Float sal");</text:p>
      <text:p text:style-name="P14">q.deletePersistentAll(new Float(30000.));</text:p>
      <text:p text:style-name="P2"/>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line-height-at-least="0.1665in" fo:orphans="0" fo:widows="0" style:writing-mode="lr-tb"/>
      <style:text-properties style:use-window-font-color="true" style:font-name="Times New Roma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class="text" style:master-page-name="">
      <style:paragraph-properties fo:margin="100%" fo:margin-left="1in" fo:margin-right="0in" fo:margin-top="0.278in" fo:margin-bottom="1in" style:line-height-at-least="0.2917in" fo:text-indent="-1in" style:auto-text-indent="false" style:page-number="auto" fo:break-before="auto" fo:break-after="auto" fo:keep-with-next="always">
        <style:tab-stops>
          <style:tab-stop style:position="0.5in" style:type="right"/>
          <style:tab-stop style:position="0.75in"/>
        </style:tab-stops>
      </style:paragraph-properties>
      <style:text-properties fo:font-size="20pt" fo:font-weight="bold" style:font-size-asian="20pt" style:font-weight-asian="bold" style:font-size-complex="20pt" style:font-weight-complex="bold"/>
    </style:style>
    <style:style style:name="Heading_20_2" style:display-name="Heading 2" style:family="paragraph" style:parent-style-name="Standard" style:next-style-name="Text_20_body" style:default-outline-level="2" style:class="text">
      <style:paragraph-properties fo:margin-top="0.1665in" fo:margin-bottom="0.0972in" style:line-height-at-least="0.1598in" fo:keep-with-next="always">
        <style:tab-stops>
          <style:tab-stop style:position="0.5in" style:type="right"/>
          <style:tab-stop style:position="0.7299in"/>
        </style:tab-stops>
      </style:paragraph-properties>
      <style:text-properties fo:font-size="11.5pt" fo:font-weight="bold" style:font-size-asian="11.5pt" style:font-weight-asian="bold" style:font-size-complex="11.5pt" style:font-weight-complex="bold"/>
    </style:style>
    <style:style style:name="Heading_20_3" style:display-name="Heading 3" style:family="paragraph" style:parent-style-name="Standard" style:next-style-name="Text_20_body" style:default-outline-level="3" style:class="text">
      <style:paragraph-properties fo:margin="100%" fo:margin-left="1in" fo:margin-right="0in" fo:margin-top="0.0972in" fo:margin-bottom="0.0693in" style:line-height-at-least="0.1736in" fo:text-indent="-1in" style:auto-text-indent="false" fo:keep-with-next="always">
        <style:tab-stops>
          <style:tab-stop style:position="0.5in" style:type="right"/>
          <style:tab-stop style:position="0.75in"/>
        </style:tab-stops>
      </style:paragraph-properties>
      <style:text-properties fo:font-size="10.5pt" fo:font-weight="bold" style:font-size-asian="10.5pt" style:font-weight-asian="bold" style:font-size-complex="10.5pt" style:font-weight-complex="bold"/>
    </style:style>
    <style:style style:name="body" style:family="paragraph" style:default-outline-level="" style:master-page-name="">
      <style:paragraph-properties fo:margin="100%" fo:margin-left="0.75in" fo:margin-right="0in" fo:margin-top="0in" fo:margin-bottom="0.0555in" style:line-height-at-least="0.1736in" fo:text-align="justify" style:justify-single-word="false" fo:orphans="0" fo:widows="0" fo:text-indent="0in" style:auto-text-indent="false" style:page-number="auto" style:writing-mode="lr-tb"/>
      <style:text-properties style:use-window-font-color="true" style:font-name="Times New Roman" fo:font-size="10.5pt" style:font-size-asian="10.5pt" style:font-size-complex="10.5pt"/>
    </style:style>
    <style:style style:name="body-code" style:family="paragraph" style:default-outline-level="">
      <style:paragraph-properties fo:margin="100%" fo:margin-left="0.75in" fo:margin-right="0in" fo:margin-top="0in" fo:margin-bottom="0.0555in" style:line-height-at-least="0.1736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10.5pt" style:font-size-asian="10.5pt" style:font-size-complex="10.5pt"/>
    </style:style>
    <style:style style:name="bullet" style:family="paragraph" style:default-outline-level="">
      <style:paragraph-properties fo:margin="100%" fo:margin-left="1in" fo:margin-right="0.25in" fo:margin-top="0.0138in" fo:margin-bottom="0.0693in" style:line-height-at-least="0.1736in" fo:text-align="justify" style:justify-single-word="false" fo:orphans="0" fo:widows="0" fo:text-indent="-0.1528in" style:auto-text-indent="false" style:writing-mode="lr-tb">
        <style:tab-stops>
          <style:tab-stop style:position="1in"/>
          <style:tab-stop style:position="1.5in"/>
          <style:tab-stop style:position="2in"/>
        </style:tab-stops>
      </style:paragraph-properties>
      <style:text-properties style:use-window-font-color="true" style:font-name="Times New Roman" fo:font-size="10.5pt" style:font-size-asian="10.5pt" style:font-size-complex="10.5pt"/>
    </style:style>
    <style:style style:name="CellBody" style:family="paragraph" style:default-outline-level="">
      <style:paragraph-properties fo:margin-top="0in" fo:margin-bottom="0in" style:line-height-at-least="0.1665in" fo:orphans="0" fo:widows="0" style:writing-mode="lr-tb"/>
      <style:text-properties style:use-window-font-color="true" style:font-name="Times New Roman" fo:font-size="10pt" style:font-size-asian="10pt" style:font-size-complex="10pt"/>
    </style:style>
    <style:style style:name="CellHeading" style:family="paragraph" style:default-outline-level="">
      <style:paragraph-properties fo:margin-top="0in" fo:margin-bottom="0in" style:line-height-at-least="0.1665in" fo:text-align="center" style:justify-single-word="false" fo:orphans="0" fo:widows="0" style:writing-mode="lr-tb"/>
      <style:text-properties style:use-window-font-color="true" style:font-name="Times New Roman" fo:font-size="10pt" style:font-size-asian="10pt" style:font-size-complex="10pt"/>
    </style:style>
    <style:style style:name="code" style:family="paragraph" style:default-outline-level="">
      <style:paragraph-properties fo:margin="100%" fo:margin-left="0.75in" fo:margin-right="0in" fo:margin-top="0in" fo:margin-bottom="0in" style:line-height-at-least="0.1457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8.5pt" style:font-size-asian="8.5pt" style:font-size-complex="8.5pt"/>
    </style:style>
    <style:style style:name="note" style:family="paragraph" style:default-outline-level="">
      <style:paragraph-properties fo:margin="100%" fo:margin-left="1in" fo:margin-right="0.25in" fo:margin-top="0.139in" fo:margin-bottom="0.139in" style:line-height-at-least="0.1945in" fo:orphans="0" fo:widows="0" fo:text-indent="0in" style:auto-text-indent="false" style:writing-mode="lr-tb">
        <style:tab-stops>
          <style:tab-stop style:position="1.25in"/>
        </style:tab-stops>
      </style:paragraph-properties>
      <style:text-properties style:use-window-font-color="true" style:font-name="Times New Roman" fo:font-size="12pt" fo:font-style="italic" style:font-size-asian="12pt" style:font-style-asian="italic" style:font-size-complex="12pt" style:font-style-complex="italic"/>
    </style:style>
    <style:style style:name="sectionheading" style:family="paragraph" style:default-outline-level="4">
      <style:paragraph-properties fo:margin="100%" fo:margin-left="1in" fo:margin-right="0in" fo:margin-top="0.0972in" fo:margin-bottom="0.0555in" style:line-height-at-least="0.1807in" fo:orphans="0" fo:widows="0" fo:text-indent="-1in" style:auto-text-indent="false" fo:keep-with-next="always" style:writing-mode="lr-tb">
        <style:tab-stops>
          <style:tab-stop style:position="0.5in" style:type="right"/>
          <style:tab-stop style:position="0.75in"/>
        </style:tab-stops>
      </style:paragraph-properties>
      <style:text-properties style:use-window-font-color="true" style:font-name="Times New Roman" fo:font-weight="bold" style:font-weight-asian="bold" style:font-weight-complex="bold"/>
    </style:style>
    <style:style style:name="TableTitle" style:family="paragraph" style:default-outline-level="">
      <style:paragraph-properties fo:margin-top="0in" fo:margin-bottom="0in" style:line-height-at-least="0.1665in" fo:text-align="center" style:justify-single-word="false" fo:orphans="0" fo:widows="0" style:writing-mode="lr-tb"/>
      <style:text-properties style:use-window-font-color="true" style:font-name="Times New Roman"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paragraph-properties fo:line-height="100%"/>
      <style:text-properties style:font-name="Tahoma" fo:font-size="8pt" style:font-size-asian="8pt" style:font-name-complex="Tahoma1" style:font-size-complex="8pt"/>
    </style:style>
    <style:style style:name="Table_20_Contents" style:display-name="Table Contents" style:family="paragraph" style:parent-style-name="Standard" style:class="extra">
      <style:paragraph-properties text:number-lines="false" text:line-number="0"/>
    </style:style>
    <style:style style:name="bullet2" style:family="paragraph" style:default-outline-level="">
      <style:paragraph-properties fo:margin="100%" fo:margin-left="1.2701in" fo:margin-right="0.25in" fo:margin-top="0.0138in" fo:margin-bottom="0.0138in" style:line-height-at-least="0.1665in" fo:text-align="justify" style:justify-single-word="false" fo:orphans="0" fo:widows="0" fo:text-indent="-0.1453in" style:auto-text-indent="false" style:writing-mode="lr-tb">
        <style:tab-stops>
          <style:tab-stop style:position="1.1252in"/>
          <style:tab-stop style:position="1.6252in"/>
          <style:tab-stop style:position="2.1252in"/>
        </style:tab-stops>
      </style:paragraph-properties>
      <style:text-properties style:use-window-font-color="true" style:font-name="Times New Roman" fo:font-size="10pt" style:font-size-asian="10pt" style:font-size-complex="10pt"/>
    </style:style>
    <style:style style:name="bullet2-italic" style:family="paragraph" style:default-outline-level="">
      <style:paragraph-properties fo:margin="100%" fo:margin-left="1.3252in" fo:margin-right="0.25in" fo:margin-top="0.0138in" fo:margin-bottom="0.0555in" style:line-height-at-least="0.1736in" fo:text-align="justify" style:justify-single-word="false" fo:orphans="0" fo:widows="0" fo:text-indent="-0.1252in" style:auto-text-indent="false" style:writing-mode="lr-tb">
        <style:tab-stops>
          <style:tab-stop style:position="1.1252in"/>
          <style:tab-stop style:position="1.6252in"/>
          <style:tab-stop style:position="2.1252in"/>
        </style:tab-stops>
      </style:paragraph-properties>
      <style:text-properties style:use-window-font-color="true" style:font-name="Times New Roman" fo:font-size="10.5pt" fo:font-style="italic" style:font-size-asian="10.5pt" style:font-style-asian="italic" style:font-size-complex="10.5pt" style:font-style-complex="italic"/>
    </style:style>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1_20_Without_20_Numbering" style:display-name="Heading1 Without Numbering" style:family="paragraph" style:parent-style-name="Heading_20_1" style:default-outline-level="" style:list-style-name="Appendix_20_Numbering" style:class="text" style:master-page-name="">
      <style:paragraph-properties fo:margin="100%"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Appendix_20_Heading_20_2" style:display-name="Appendix Heading 2" style:family="paragraph" style:parent-style-name="Heading_20_2" style:default-outline-level="2" style:list-style-name="Appendix_20_Numbering" style:master-page-name="">
      <style:paragraph-properties fo:margin="100%" fo:margin-left="0.3in" fo:margin-right="0in" fo:margin-top="0in" fo:margin-bottom="0.139in" fo:text-indent="-0.3in" style:auto-text-indent="false" style:page-number="auto">
        <style:tab-stops>
          <style:tab-stop style:position="0.5in" style:type="right"/>
          <style:tab-stop style:position="0.7299in"/>
        </style:tab-stops>
      </style:paragraph-properties>
    </style:style>
    <style:style style:name="Appendix_20_Heading_20_3" style:display-name="Appendix Heading 3" style:family="paragraph" style:parent-style-name="Heading_20_3" style:default-outline-level="3" style:list-style-name="Appendix_20_Numbering" style:master-page-name="">
      <style:paragraph-properties fo:margin="100%"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size="20pt" fo:font-weight="bold" style:font-size-asian="20pt" style:font-weight-asian="bold" style:font-size-complex="20pt" style:font-weight-complex="bold"/>
    </style:style>
    <style:style style:name="Heading_20_2_20_Char" style:display-name="Heading 2 Char" style:family="text" style:parent-style-name="Default_20_Paragraph_20_Font">
      <style:text-properties style:font-name="Times New Roman" fo:font-size="11.5pt" fo:font-weight="bold" style:font-size-asian="11.5pt" style:font-weight-asian="bold" style:font-size-complex="11.5pt" style:font-weight-complex="bold"/>
    </style:style>
    <style:style style:name="Heading_20_3_20_Char" style:display-name="Heading 3 Char" style:family="text" style:parent-style-name="Default_20_Paragraph_20_Font">
      <style:text-properties style:font-name="Times New Roman" fo:font-size="10.5pt" fo:font-weight="bold" style:font-size-asian="10.5pt" style:font-weight-asian="bold" style:font-size-complex="10.5pt" style:font-weight-complex="bold"/>
    </style:style>
    <style:style style:name="Balloon_20_Text_20_Char" style:display-name="Balloon Text Char" style:family="text" style:parent-style-name="Default_20_Paragraph_20_Font">
      <style:text-properties style:font-name="Tahoma" fo:font-size="8pt" style:font-size-asian="8pt" style:font-size-complex="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Assertion" style:family="text">
      <style:text-properties fo:color="#000080" fo:background-color="transparent" text:display="none"/>
    </style:style>
    <style:style style:name="Caption_20_characters" style:display-name="Caption character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text:start-value="14">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Appendix_20_Numbering" style:display-name="Appendix Numbering">
      <text:list-level-style-number text:level="1" text:style-name="Numbering_20_Symbols" style:num-suffix=" " style:num-format="A">
        <style:list-level-properties text:list-level-position-and-space-mode="label-alignment">
          <style:list-level-label-alignment text:label-followed-by="listtab" text:list-tab-stop-position="0.5in" fo:text-indent="-0.5in" fo:margin-left="0.5in"/>
        </style:list-level-properties>
      </text:list-level-style-number>
      <text:list-level-style-number text:level="2" text:style-name="Numbering_20_Symbols" style:num-suffix=" " style:num-format="1" text:display-levels="2">
        <style:list-level-properties text:list-level-position-and-space-mode="label-alignment">
          <style:list-level-label-alignment text:label-followed-by="listtab" text:list-tab-stop-position="0.5in" fo:text-indent="-0.5in" fo:margin-left="0.5in"/>
        </style:list-level-properties>
      </text:list-level-style-number>
      <text:list-level-style-number text:level="3" text:style-name="Numbering_20_Symbols" style:num-suffix=" "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3">
      <style:page-layout-properties fo:page-width="8.5in" fo:page-height="11in" style:num-format="i"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4">
      <style:page-layout-properties fo:page-width="8.5in" fo:page-height="11in" style:num-format="i" style:print-orientation="portrait" fo:margin-top="1in" fo:margin-bottom="1in" fo:margin-left="1in" fo:margin-right="1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5">
      <style:page-layout-properties fo:page-width="8.5in" fo:page-height="11in" style:num-format=""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tandard">
      <style:footer>
        <text:p text:style-name="Footer"/>
      </style:footer>
    </style:master-page>
    <style:master-page style:name="Front_20_Matter" style:display-name="Front Matter" style:page-layout-name="Mpm3">
      <style:header>
        <text:p text:style-name="Header"/>
      </style:header>
      <style:footer>
        <text:p text:style-name="Footer"/>
      </style:footer>
    </style:master-page>
    <style:master-page style:name="Front_20_Matter_20_First" style:display-name="Front Matter First" style:page-layout-name="Mpm4" style:next-style-name="Front_20_Matter">
      <style:footer>
        <text:p text:style-name="Footer"/>
      </style:footer>
    </style:master-page>
    <style:master-page style:name="Copyright" style:page-layout-name="Mpm5"/>
    <style:master-page style:name="Title" style:page-layout-name="Mpm5" style:next-style-name="Copyright"/>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18</meta:editing-cycles>
    <meta:creation-date>2012-06-24T15:53:04.69</meta:creation-date>
    <meta:editing-duration>PT1H23M4S</meta:editing-duration>
    <meta:generator>OpenOffice.org/3.4$Win32 OpenOffice.org_project/340m1$Build-9590</meta:generator>
    <dc:title>JDO_Chapter</dc:title>
    <dc:date>2012-08-05T11:50:31.62</dc:date>
    <meta:document-statistic meta:table-count="4" meta:image-count="11" meta:object-count="0" meta:page-count="40" meta:paragraph-count="1049" meta:word-count="13278" meta:character-count="88187"/>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JDO_spec.ott" xlink:href="../JDO_spec.ott" meta:date="2012-06-30T11:39:02.15"/>
  </office:meta>
</office:document-meta>
</file>